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iri Quran Colored" svg:font-family="'Amiri Quran Colored'" style:font-pitch="variable"/>
    <style:font-face style:name="Arial"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658cm"/>
    </style:style>
    <style:style style:name="co2" style:family="table-column">
      <style:table-column-properties fo:break-before="auto" style:column-width="7.114cm"/>
    </style:style>
    <style:style style:name="co3" style:family="table-column">
      <style:table-column-properties fo:break-before="auto" style:column-width="2.258cm"/>
    </style:style>
    <style:style style:name="co4" style:family="table-column">
      <style:table-column-properties fo:break-before="auto" style:column-width="4.475cm"/>
    </style:style>
    <style:style style:name="ro1" style:family="table-row">
      <style:table-row-properties style:row-height="0.452cm" fo:break-before="auto" style:use-optimal-row-height="true"/>
    </style:style>
    <style:style style:name="ro2" style:family="table-row">
      <style:table-row-properties style:row-height="1.266cm" fo:break-before="auto" style:use-optimal-row-height="false"/>
    </style:style>
    <style:style style:name="ro3" style:family="table-row">
      <style:table-row-properties style:row-height="0.894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2.579cm" fo:break-before="auto" style:use-optimal-row-height="true"/>
    </style:style>
    <style:style style:name="ro6" style:family="table-row">
      <style:table-row-properties style:row-height="3.422cm" fo:break-before="auto" style:use-optimal-row-height="true"/>
    </style:style>
    <style:style style:name="ro7" style:family="table-row">
      <style:table-row-properties style:row-height="1.381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border="1.5pt solid #000000" style:vertical-align="middle"/>
      <style:paragraph-properties fo:text-align="center" fo:margin-left="0cm"/>
    </style:style>
    <style:style style:name="ce5" style:family="table-cell" style:parent-style-name="Default">
      <style:table-cell-properties style:text-align-source="fix" style:repeat-content="false" fo:border="1.5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fo:border="1.5pt solid #000000" style:vertical-align="middle"/>
      <style:paragraph-properties fo:text-align="center" fo:margin-left="0cm"/>
      <style:text-properties style:font-name="Arial" fo:font-size="18pt" style:font-size-asian="18pt" style:font-name-complex="Arial" style:font-size-complex="18pt"/>
    </style:style>
    <style:style style:name="ce4" style:family="table-cell" style:parent-style-name="Default">
      <style:table-cell-properties style:text-align-source="fix" style:repeat-content="false" style:vertical-align="middle"/>
      <style:paragraph-properties fo:text-align="center" fo:margin-left="0cm"/>
    </style:style>
    <style:style style:name="ce19"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text-align-source="fix" style:repeat-content="false" fo:border="1.5pt solid #000000" style:vertical-align="middle"/>
      <style:paragraph-properties fo:text-align="center" fo:margin-left="0cm"/>
      <style:text-properties style:font-name="Arial" style:font-name-complex="Amiri Quran Colored"/>
    </style:style>
    <style:style style:name="ce7" style:family="table-cell" style:parent-style-name="Default">
      <style:table-cell-properties style:text-align-source="fix" style:repeat-content="false" style:vertical-align="middle"/>
      <style:paragraph-properties fo:text-align="center" fo:margin-left="0cm"/>
      <style:text-properties fo:font-size="18pt" style:font-size-asian="18pt" style:font-size-complex="18pt"/>
    </style:style>
    <style:style style:name="ce8" style:family="table-cell" style:parent-style-name="Default">
      <style:table-cell-properties fo:background-color="#f9cfb5" style:text-align-source="fix" style:repeat-content="false" fo:border="1.5pt solid #000000" style:vertical-align="middle"/>
      <style:paragraph-properties fo:text-align="center" fo:margin-left="0cm"/>
      <style:text-properties fo:font-weight="bold" style:font-weight-asian="bold" style:font-weight-complex="bold"/>
    </style:style>
    <style:style style:name="ce9" style:family="table-cell" style:parent-style-name="Default">
      <style:table-cell-properties fo:background-color="#f9cfb5" style:text-align-source="fix" style:repeat-content="false" fo:border="1.5pt solid #000000" style:vertical-align="middle"/>
      <style:paragraph-properties fo:text-align="center" fo:margin-left="0cm"/>
    </style:style>
    <style:style style:name="ce10" style:family="table-cell" style:parent-style-name="Default">
      <style:table-cell-properties style:text-align-source="fix" style:repeat-content="false" style:vertical-align="middle"/>
      <style:paragraph-properties fo:text-align="center" fo:margin-left="0cm"/>
      <style:text-properties style:font-name="Amiri Quran Colored" fo:font-size="15pt" style:font-size-asian="15pt" style:font-name-complex="Amiri Quran Colored" style:font-size-complex="15pt"/>
    </style:style>
    <style:style style:name="ce1" style:family="table-cell" style:parent-style-name="Default">
      <style:table-cell-properties style:text-align-source="fix" style:repeat-content="false" fo:border="1.5pt solid #000000" style:vertical-align="middle"/>
      <style:paragraph-properties fo:text-align="center" fo:margin-left="0cm"/>
    </style:style>
    <style:style style:name="ce11" style:family="table-cell" style:parent-style-name="Default">
      <style:table-cell-properties fo:background-color="#00a0fc" style:text-align-source="fix" style:repeat-content="false" fo:border="1.5pt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fo:background-color="#00a0fc" style:text-align-source="fix" style:repeat-content="false" fo:border="1.5pt solid #000000" style:vertical-align="middle"/>
      <style:paragraph-properties fo:text-align="center" fo:margin-left="0cm"/>
    </style:style>
    <style:style style:name="ce13" style:family="table-cell" style:parent-style-name="Default">
      <style:table-cell-properties fo:background-color="#ccf4c6" style:text-align-source="fix" style:repeat-content="false" fo:border="1.5pt solid #000000" style:vertical-align="middle"/>
      <style:paragraph-properties fo:text-align="center" fo:margin-left="0cm"/>
      <style:text-properties fo:font-weight="bold" style:font-weight-asian="bold" style:font-weight-complex="bold"/>
    </style:style>
    <style:style style:name="ce14" style:family="table-cell" style:parent-style-name="Default">
      <style:table-cell-properties fo:background-color="#ccf4c6" style:text-align-source="fix" style:repeat-content="false" fo:border="1.5pt solid #000000" style:vertical-align="middle"/>
      <style:paragraph-properties fo:text-align="center" fo:margin-left="0cm"/>
    </style:style>
    <style:style style:name="ce15" style:family="table-cell" style:parent-style-name="Default">
      <style:table-cell-properties style:text-align-source="fix" style:repeat-content="false" fo:border="1.5pt solid #000000" style:vertical-align="middle"/>
      <style:paragraph-properties fo:text-align="center" fo:margin-left="0cm"/>
      <style:text-properties fo:color="#023f62" fo:font-weight="bold" style:font-weight-asian="bold" style:font-weight-complex="bold"/>
    </style:style>
    <style:style style:name="ce16" style:family="table-cell" style:parent-style-name="Default">
      <style:table-cell-properties style:text-align-source="fix" style:repeat-content="false" fo:border="1.5pt solid #000000" style:vertical-align="middle"/>
      <style:paragraph-properties fo:text-align="center" fo:margin-left="0cm"/>
      <style:text-properties fo:color="#023f62"/>
    </style:style>
    <style:style style:name="ce32" style:family="table-cell" style:parent-style-name="Default">
      <style:table-cell-properties style:text-align-source="fix" style:repeat-content="false" fo:wrap-option="wrap" fo:border="1.5pt solid #000000" style:vertical-align="middle"/>
      <style:paragraph-properties fo:text-align="center" fo:margin-left="0cm"/>
      <style:text-properties style:font-name-complex="Amiri Quran Colored"/>
    </style:style>
    <style:style style:name="ce34" style:family="table-cell" style:parent-style-name="Default">
      <style:table-cell-properties style:text-align-source="fix" style:repeat-content="false" fo:wrap-option="wrap" fo:border="1.5pt solid #000000" style:vertical-align="middle"/>
      <style:paragraph-properties fo:text-align="center" fo:margin-left="0cm"/>
      <style:text-properties fo:font-weight="bold" style:font-weight-asian="bold" style:font-name-complex="Amiri Quran Colored" style:font-weight-complex="bold"/>
    </style:style>
    <style:style style:name="ce35" style:family="table-cell" style:parent-style-name="Default">
      <style:table-cell-properties style:text-align-source="fix" style:repeat-content="false" fo:wrap-option="wrap" style:vertical-align="middle"/>
      <style:paragraph-properties fo:text-align="center" fo:margin-left="0cm"/>
      <style:text-properties style:font-name-complex="Amiri Quran Colore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BUNI&quot;;&quot;HUSEYNI&quot;;&quot;ARABI&quot;;&quot;GENEL&quot;)" table:allow-empty-cell="true" table:display-list="unsorted" table:base-cell-address="Kadir.A1">
          <table:error-message table:message-type="stop" table:display="true"/>
        </table:content-validation>
        <table:content-validation table:name="val2" table:condition="of:cell-content-is-in-list(&quot;BUNI&quot;;&quot;HUSEYNI&quot;;&quot;ARABI&quot;;&quot;GENEL&quot;)" table:allow-empty-cell="true" table:display-list="unsorted" table:base-cell-address="Kadir.B2">
          <table:error-message table:message-type="stop" table:display="true"/>
        </table:content-validation>
      </table:content-validations>
      <table:table table:name="Kadir" table:style-name="ta1">
        <table:table-column table:style-name="co1" table:default-cell-style-name="ce19"/>
        <table:table-column table:style-name="co2" table:default-cell-style-name="ce19"/>
        <table:table-column table:style-name="co3" table:number-columns-repeated="16382" table:default-cell-style-name="Default"/>
        <table:table-row table:style-name="ro1">
          <table:table-cell table:style-name="ce2" table:content-validation-name="val1" office:value-type="string" calcext:value-type="string" table:number-columns-spanned="2" table:number-rows-spanned="2">
            <text:p>GENEL</text:p>
          </table:table-cell>
          <table:covered-table-cell table:style-name="ce2"/>
          <table:table-cell table:style-name="ce2" office:value-type="string" calcext:value-type="string" table:number-columns-spanned="5" table:number-rows-spanned="1">
            <text:p>Ebced</text:p>
          </table:table-cell>
          <table:covered-table-cell table:number-columns-repeated="4" table:style-name="ce2"/>
          <table:table-cell table:style-name="ce2" office:value-type="string" calcext:value-type="string" table:number-columns-spanned="5" table:number-rows-spanned="1">
            <text:p>Mağribi Ebced</text:p>
          </table:table-cell>
          <table:covered-table-cell table:number-columns-repeated="4" table:style-name="ce2"/>
          <table:table-cell table:style-name="ce19" table:number-columns-repeated="16372"/>
        </table:table-row>
        <table:table-row table:style-name="ro2">
          <table:covered-table-cell table:style-name="ce5"/>
          <table:covered-table-cell table:style-name="ce5" table:content-validation-name="val2"/>
          <table:table-cell table:style-name="ce8" office:value-type="string" calcext:value-type="string">
            <text:p>Ateş</text:p>
          </table:table-cell>
          <table:table-cell table:style-name="ce5" office:value-type="string" calcext:value-type="string">
            <text:p>Hava</text:p>
          </table:table-cell>
          <table:table-cell table:style-name="ce11" office:value-type="string" calcext:value-type="string">
            <text:p>Su</text:p>
          </table:table-cell>
          <table:table-cell table:style-name="ce13" office:value-type="string" calcext:value-type="string">
            <text:p>Toprak</text:p>
          </table:table-cell>
          <table:table-cell table:style-name="ce15" office:value-type="string" calcext:value-type="string">
            <text:p>Toplam</text:p>
          </table:table-cell>
          <table:table-cell table:style-name="ce8" office:value-type="string" calcext:value-type="string">
            <text:p>Ateş</text:p>
          </table:table-cell>
          <table:table-cell table:style-name="ce5" office:value-type="string" calcext:value-type="string">
            <text:p>Hava</text:p>
          </table:table-cell>
          <table:table-cell table:style-name="ce11" office:value-type="string" calcext:value-type="string">
            <text:p>Su</text:p>
          </table:table-cell>
          <table:table-cell table:style-name="ce13" office:value-type="string" calcext:value-type="string">
            <text:p>Toprak</text:p>
          </table:table-cell>
          <table:table-cell table:style-name="ce15" office:value-type="string" calcext:value-type="string">
            <text:p>Toplam</text:p>
          </table:table-cell>
          <table:table-cell table:number-columns-repeated="16372"/>
        </table:table-row>
        <table:table-row table:style-name="ro2">
          <table:table-cell table:style-name="ce3" office:value-type="float" office:value="1" calcext:value-type="float">
            <text:p>1</text:p>
          </table:table-cell>
          <table:table-cell table:style-name="ce6" office:value-type="string" calcext:value-type="string">
            <text:p>إِنَّا أَنْزَلْنَاهُ فِي لَيْلَةِ الْقَدْرِ</text:p>
          </table:table-cell>
          <table:table-cell table:style-name="ce9" table:formula="of:=VALUE(ABJAD(UNSUR([.$B3];1;0;1;[.$A$1]);1;1))" office:value-type="float" office:value="205" calcext:value-type="float">
            <text:p>205</text:p>
          </table:table-cell>
          <table:table-cell table:style-name="ce1" table:formula="of:=VALUE(ABJAD(UNSUR([.$B3];1;1;1;[.$A$1]);1;1))" office:value-type="float" office:value="157" calcext:value-type="float">
            <text:p>157</text:p>
          </table:table-cell>
          <table:table-cell table:style-name="ce12" table:formula="of:=VALUE(ABJAD(UNSUR([.$B3];1;2;1;[.$A$1]);1;1))" office:value-type="float" office:value="184" calcext:value-type="float">
            <text:p>184</text:p>
          </table:table-cell>
          <table:table-cell table:style-name="ce14" table:formula="of:=VALUE(ABJAD(UNSUR([.$B3];1;3;1;[.$A$1]);1;1))" office:value-type="float" office:value="150" calcext:value-type="float">
            <text:p>150</text:p>
          </table:table-cell>
          <table:table-cell table:style-name="ce16" table:formula="of:=VALUE(ABJAD([.$B3];1;1))" office:value-type="float" office:value="696" calcext:value-type="float">
            <text:p>696</text:p>
          </table:table-cell>
          <table:table-cell table:style-name="ce9" table:formula="of:=VALUE(ABJAD(UNSUR([.$B3];1;0;1;[.$A$1]);7;1))" office:value-type="float" office:value="205" calcext:value-type="float">
            <text:p>205</text:p>
          </table:table-cell>
          <table:table-cell table:style-name="ce1" table:formula="of:=VALUE(ABJAD(UNSUR([.$B3];1;1;1;[.$A$1]);7;1))" office:value-type="float" office:value="157" calcext:value-type="float">
            <text:p>157</text:p>
          </table:table-cell>
          <table:table-cell table:style-name="ce12" table:formula="of:=VALUE(ABJAD(UNSUR([.$B3];1;2;1;[.$A$1]);7;1))" office:value-type="float" office:value="184" calcext:value-type="float">
            <text:p>184</text:p>
          </table:table-cell>
          <table:table-cell table:style-name="ce14" table:formula="of:=VALUE(ABJAD(UNSUR([.$B3];1;3;1;[.$A$1]);7;1))" office:value-type="float" office:value="150" calcext:value-type="float">
            <text:p>150</text:p>
          </table:table-cell>
          <table:table-cell table:style-name="ce16" table:formula="of:=VALUE(ABJAD([.$B3];7;1))" office:value-type="float" office:value="696" calcext:value-type="float">
            <text:p>696</text:p>
          </table:table-cell>
          <table:table-cell table:number-columns-repeated="16372"/>
        </table:table-row>
        <table:table-row table:style-name="ro2">
          <table:table-cell table:style-name="ce3" office:value-type="float" office:value="2" calcext:value-type="float">
            <text:p>2</text:p>
          </table:table-cell>
          <table:table-cell table:style-name="ce6" office:value-type="string" calcext:value-type="string">
            <text:p>وَمَا أَدْرَاكَ مَا لَيْلَةُ الْقَدْرِ</text:p>
          </table:table-cell>
          <table:table-cell table:style-name="ce9" table:formula="of:=VALUE(ABJAD(UNSUR([.$B4];1;0;1;[.$A$1]);1;1))" office:value-type="float" office:value="405" calcext:value-type="float">
            <text:p>405</text:p>
          </table:table-cell>
          <table:table-cell table:style-name="ce1" table:formula="of:=VALUE(ABJAD(UNSUR([.$B4];1;1;1;[.$A$1]);1;1))" office:value-type="float" office:value="105" calcext:value-type="float">
            <text:p>105</text:p>
          </table:table-cell>
          <table:table-cell table:style-name="ce12" table:formula="of:=VALUE(ABJAD(UNSUR([.$B4];1;2;1;[.$A$1]);1;1))" office:value-type="float" office:value="128" calcext:value-type="float">
            <text:p>128</text:p>
          </table:table-cell>
          <table:table-cell table:style-name="ce14" table:formula="of:=VALUE(ABJAD(UNSUR([.$B4];1;3;1;[.$A$1]);1;1))" office:value-type="float" office:value="86" calcext:value-type="float">
            <text:p>86</text:p>
          </table:table-cell>
          <table:table-cell table:style-name="ce16" table:formula="of:=VALUE(ABJAD([.$B4];1;1))" office:value-type="float" office:value="724" calcext:value-type="float">
            <text:p>724</text:p>
          </table:table-cell>
          <table:table-cell table:style-name="ce9" table:formula="of:=VALUE(ABJAD(UNSUR([.$B4];1;0;1;[.$A$1]);7;1))" office:value-type="float" office:value="405" calcext:value-type="float">
            <text:p>405</text:p>
          </table:table-cell>
          <table:table-cell table:style-name="ce1" table:formula="of:=VALUE(ABJAD(UNSUR([.$B4];1;1;1;[.$A$1]);7;1))" office:value-type="float" office:value="105" calcext:value-type="float">
            <text:p>105</text:p>
          </table:table-cell>
          <table:table-cell table:style-name="ce12" table:formula="of:=VALUE(ABJAD(UNSUR([.$B4];1;2;1;[.$A$1]);7;1))" office:value-type="float" office:value="128" calcext:value-type="float">
            <text:p>128</text:p>
          </table:table-cell>
          <table:table-cell table:style-name="ce14" table:formula="of:=VALUE(ABJAD(UNSUR([.$B4];1;3;1;[.$A$1]);7;1))" office:value-type="float" office:value="86" calcext:value-type="float">
            <text:p>86</text:p>
          </table:table-cell>
          <table:table-cell table:style-name="ce16" table:formula="of:=VALUE(ABJAD([.$B4];7;1))" office:value-type="float" office:value="724" calcext:value-type="float">
            <text:p>724</text:p>
          </table:table-cell>
          <table:table-cell table:number-columns-repeated="16372"/>
        </table:table-row>
        <table:table-row table:style-name="ro2">
          <table:table-cell table:style-name="ce3" office:value-type="float" office:value="3" calcext:value-type="float">
            <text:p>3</text:p>
          </table:table-cell>
          <table:table-cell table:style-name="ce6" office:value-type="string" calcext:value-type="string">
            <text:p>لَيْلَةُ الْقَدْرِ خَيْرٌ مِنْ أَلْفِ شَهْرٍ</text:p>
          </table:table-cell>
          <table:table-cell table:style-name="ce9" table:formula="of:=VALUE(ABJAD(UNSUR([.$B5];1;0;1;[.$A$1]);1;1))" office:value-type="float" office:value="1202" calcext:value-type="float">
            <text:p>1202</text:p>
          </table:table-cell>
          <table:table-cell table:style-name="ce1" table:formula="of:=VALUE(ABJAD(UNSUR([.$B5];1;1;1;[.$A$1]);1;1))" office:value-type="float" office:value="150" calcext:value-type="float">
            <text:p>150</text:p>
          </table:table-cell>
          <table:table-cell table:style-name="ce12" table:formula="of:=VALUE(ABJAD(UNSUR([.$B5];1;2;1;[.$A$1]);1;1))" office:value-type="float" office:value="484" calcext:value-type="float">
            <text:p>484</text:p>
          </table:table-cell>
          <table:table-cell table:style-name="ce14" table:formula="of:=VALUE(ABJAD(UNSUR([.$B5];1;3;1;[.$A$1]);1;1))" office:value-type="float" office:value="90" calcext:value-type="float">
            <text:p>90</text:p>
          </table:table-cell>
          <table:table-cell table:style-name="ce16" table:formula="of:=VALUE(ABJAD([.$B5];1;1))" office:value-type="float" office:value="1926" calcext:value-type="float">
            <text:p>1926</text:p>
          </table:table-cell>
          <table:table-cell table:style-name="ce9" table:formula="of:=VALUE(ABJAD(UNSUR([.$B5];1;0;1;[.$A$1]);7;1))" office:value-type="float" office:value="1202" calcext:value-type="float">
            <text:p>1202</text:p>
          </table:table-cell>
          <table:table-cell table:style-name="ce1" table:formula="of:=VALUE(ABJAD(UNSUR([.$B5];1;1;1;[.$A$1]);7;1))" office:value-type="float" office:value="150" calcext:value-type="float">
            <text:p>150</text:p>
          </table:table-cell>
          <table:table-cell table:style-name="ce12" table:formula="of:=VALUE(ABJAD(UNSUR([.$B5];1;2;1;[.$A$1]);7;1))" office:value-type="float" office:value="1184" calcext:value-type="float">
            <text:p>1184</text:p>
          </table:table-cell>
          <table:table-cell table:style-name="ce14" table:formula="of:=VALUE(ABJAD(UNSUR([.$B5];1;3;1;[.$A$1]);7;1))" office:value-type="float" office:value="90" calcext:value-type="float">
            <text:p>90</text:p>
          </table:table-cell>
          <table:table-cell table:style-name="ce16" table:formula="of:=VALUE(ABJAD([.$B5];7;1))" office:value-type="float" office:value="2626" calcext:value-type="float">
            <text:p>2626</text:p>
          </table:table-cell>
          <table:table-cell table:number-columns-repeated="16372"/>
        </table:table-row>
        <table:table-row table:style-name="ro2">
          <table:table-cell table:style-name="ce3" office:value-type="float" office:value="4" calcext:value-type="float">
            <text:p>4</text:p>
          </table:table-cell>
          <table:table-cell table:style-name="ce6" office:value-type="string" calcext:value-type="string">
            <text:p>تَنَزَّلُ الْمَلَائِكَةُ وَالرُّوحُ فِيهَا بِإِذْنِ رَبِّهِمْ مِنْ كُلِّ أَمْرٍ</text:p>
          </table:table-cell>
          <table:table-cell table:style-name="ce9" table:formula="of:=VALUE(ABJAD(UNSUR([.$B6];1;0;1;[.$A$1]);1;1))" office:value-type="float" office:value="611" calcext:value-type="float">
            <text:p>611</text:p>
          </table:table-cell>
          <table:table-cell table:style-name="ce1" table:formula="of:=VALUE(ABJAD(UNSUR([.$B6];1;1;1;[.$A$1]);1;1))" office:value-type="float" office:value="200" calcext:value-type="float">
            <text:p>200</text:p>
          </table:table-cell>
          <table:table-cell table:style-name="ce12" table:formula="of:=VALUE(ABJAD(UNSUR([.$B6];1;2;1;[.$A$1]);1;1))" office:value-type="float" office:value="120" calcext:value-type="float">
            <text:p>120</text:p>
          </table:table-cell>
          <table:table-cell table:style-name="ce14" table:formula="of:=VALUE(ABJAD(UNSUR([.$B6];1;3;1;[.$A$1]);1;1))" office:value-type="float" office:value="1422" calcext:value-type="float">
            <text:p>1422</text:p>
          </table:table-cell>
          <table:table-cell table:style-name="ce16" table:formula="of:=VALUE(ABJAD([.$B6];1;1))" office:value-type="float" office:value="2353" calcext:value-type="float">
            <text:p>2353</text:p>
          </table:table-cell>
          <table:table-cell table:style-name="ce9" table:formula="of:=VALUE(ABJAD(UNSUR([.$B6];1;0;1;[.$A$1]);7;1))" office:value-type="float" office:value="611" calcext:value-type="float">
            <text:p>611</text:p>
          </table:table-cell>
          <table:table-cell table:style-name="ce1" table:formula="of:=VALUE(ABJAD(UNSUR([.$B6];1;1;1;[.$A$1]);7;1))" office:value-type="float" office:value="200" calcext:value-type="float">
            <text:p>200</text:p>
          </table:table-cell>
          <table:table-cell table:style-name="ce12" table:formula="of:=VALUE(ABJAD(UNSUR([.$B6];1;2;1;[.$A$1]);7;1))" office:value-type="float" office:value="120" calcext:value-type="float">
            <text:p>120</text:p>
          </table:table-cell>
          <table:table-cell table:style-name="ce14" table:formula="of:=VALUE(ABJAD(UNSUR([.$B6];1;3;1;[.$A$1]);7;1))" office:value-type="float" office:value="1422" calcext:value-type="float">
            <text:p>1422</text:p>
          </table:table-cell>
          <table:table-cell table:style-name="ce16" table:formula="of:=VALUE(ABJAD([.$B6];7;1))" office:value-type="float" office:value="2353" calcext:value-type="float">
            <text:p>2353</text:p>
          </table:table-cell>
          <table:table-cell table:number-columns-repeated="16372"/>
        </table:table-row>
        <table:table-row table:style-name="ro2">
          <table:table-cell table:style-name="ce3" office:value-type="float" office:value="5" calcext:value-type="float">
            <text:p>5</text:p>
          </table:table-cell>
          <table:table-cell table:style-name="ce6" office:value-type="string" calcext:value-type="string">
            <text:p>سَلَامٌ هِيَ حَتَّى مَطْلَعِ الْفَجْرِ</text:p>
          </table:table-cell>
          <table:table-cell table:style-name="ce9" table:formula="of:=VALUE(ABJAD(UNSUR([.$B7];1;0;1;[.$A$1]);1;1))" office:value-type="float" office:value="266" calcext:value-type="float">
            <text:p>266</text:p>
          </table:table-cell>
          <table:table-cell table:style-name="ce1" table:formula="of:=VALUE(ABJAD(UNSUR([.$B7];1;1;1;[.$A$1]);1;1))" office:value-type="float" office:value="122" calcext:value-type="float">
            <text:p>122</text:p>
          </table:table-cell>
          <table:table-cell table:style-name="ce12" table:formula="of:=VALUE(ABJAD(UNSUR([.$B7];1;2;1;[.$A$1]);1;1))" office:value-type="float" office:value="150" calcext:value-type="float">
            <text:p>150</text:p>
          </table:table-cell>
          <table:table-cell table:style-name="ce14" table:formula="of:=VALUE(ABJAD(UNSUR([.$B7];1;3;1;[.$A$1]);1;1))" office:value-type="float" office:value="480" calcext:value-type="float">
            <text:p>480</text:p>
          </table:table-cell>
          <table:table-cell table:style-name="ce16" table:formula="of:=VALUE(ABJAD([.$B7];1;1))" office:value-type="float" office:value="1018" calcext:value-type="float">
            <text:p>1018</text:p>
          </table:table-cell>
          <table:table-cell table:style-name="ce9" table:formula="of:=VALUE(ABJAD(UNSUR([.$B7];1;0;1;[.$A$1]);7;1))" office:value-type="float" office:value="506" calcext:value-type="float">
            <text:p>506</text:p>
          </table:table-cell>
          <table:table-cell table:style-name="ce1" table:formula="of:=VALUE(ABJAD(UNSUR([.$B7];1;1;1;[.$A$1]);7;1))" office:value-type="float" office:value="122" calcext:value-type="float">
            <text:p>122</text:p>
          </table:table-cell>
          <table:table-cell table:style-name="ce12" table:formula="of:=VALUE(ABJAD(UNSUR([.$B7];1;2;1;[.$A$1]);7;1))" office:value-type="float" office:value="150" calcext:value-type="float">
            <text:p>150</text:p>
          </table:table-cell>
          <table:table-cell table:style-name="ce14" table:formula="of:=VALUE(ABJAD(UNSUR([.$B7];1;3;1;[.$A$1]);7;1))" office:value-type="float" office:value="480" calcext:value-type="float">
            <text:p>480</text:p>
          </table:table-cell>
          <table:table-cell table:style-name="ce16" table:formula="of:=VALUE(ABJAD([.$B7];7;1))" office:value-type="float" office:value="1258" calcext:value-type="float">
            <text:p>1258</text:p>
          </table:table-cell>
          <table:table-cell table:number-columns-repeated="16372"/>
        </table:table-row>
        <table:table-row table:style-name="ro2">
          <table:table-cell table:style-name="ce4"/>
          <table:table-cell table:style-name="ce4" office:value-type="string" calcext:value-type="string">
            <text:p>TOPLAM</text:p>
          </table:table-cell>
          <table:table-cell table:style-name="ce4" table:formula="of:=SUM([.C3:.C7])" office:value-type="float" office:value="2689" calcext:value-type="float">
            <text:p>2689</text:p>
          </table:table-cell>
          <table:table-cell table:style-name="ce4" table:formula="of:=SUM([.D3:.D7])" office:value-type="float" office:value="734" calcext:value-type="float">
            <text:p>734</text:p>
          </table:table-cell>
          <table:table-cell table:style-name="ce4" table:formula="of:=SUM([.E3:.E7])" office:value-type="float" office:value="1066" calcext:value-type="float">
            <text:p>1066</text:p>
          </table:table-cell>
          <table:table-cell table:style-name="ce4" table:formula="of:=SUM([.F3:.F7])" office:value-type="float" office:value="2228" calcext:value-type="float">
            <text:p>2228</text:p>
          </table:table-cell>
          <table:table-cell table:style-name="ce4" table:formula="of:=SUM([.G3:.G7])" office:value-type="float" office:value="6717" calcext:value-type="float">
            <text:p>6717</text:p>
          </table:table-cell>
          <table:table-cell table:style-name="ce4" table:formula="of:=SUM([.H3:.H7])" office:value-type="float" office:value="2929" calcext:value-type="float">
            <text:p>2929</text:p>
          </table:table-cell>
          <table:table-cell table:style-name="ce4" table:formula="of:=SUM([.I3:.I7])" office:value-type="float" office:value="734" calcext:value-type="float">
            <text:p>734</text:p>
          </table:table-cell>
          <table:table-cell table:style-name="ce4" table:formula="of:=SUM([.J3:.J7])" office:value-type="float" office:value="1766" calcext:value-type="float">
            <text:p>1766</text:p>
          </table:table-cell>
          <table:table-cell table:style-name="ce4" table:formula="of:=SUM([.K3:.K7])" office:value-type="float" office:value="2228" calcext:value-type="float">
            <text:p>2228</text:p>
          </table:table-cell>
          <table:table-cell table:style-name="ce4" table:formula="of:=SUM([.L3:.L7])" office:value-type="float" office:value="7657" calcext:value-type="float">
            <text:p>7657</text:p>
          </table:table-cell>
          <table:table-cell table:style-name="ce4" table:number-columns-repeated="16372"/>
        </table:table-row>
        <table:table-row table:style-name="ro2">
          <table:table-cell table:style-name="ce4"/>
          <table:table-cell table:style-name="ce4" office:value-type="string" calcext:value-type="string">
            <text:p>Üretilen Ulvi Hadim İsimleri</text:p>
          </table:table-cell>
          <table:table-cell table:style-name="ce10" table:formula="of:=HUDDAM([.C$8];&quot;ULVI&quot;; 1)" office:value-type="string" office:string-value="بغخلحئيل" calcext:value-type="string">
            <text:p>بغخلحئيل</text:p>
          </table:table-cell>
          <table:table-cell table:style-name="ce10" table:formula="of:=HUDDAM([.D$8];&quot;ULVI&quot;; 1)" office:value-type="string" office:string-value="خفجئيل" calcext:value-type="string">
            <text:p>خفجئيل</text:p>
          </table:table-cell>
          <table:table-cell table:style-name="ce10" table:formula="of:=HUDDAM([.E$8];&quot;ULVI&quot;; 1)" office:value-type="string" office:string-value="غيهئيل" calcext:value-type="string">
            <text:p>غيهئيل</text:p>
          </table:table-cell>
          <table:table-cell table:style-name="ce10" table:formula="of:=HUDDAM([.F$8];&quot;ULVI&quot;; 1)" office:value-type="string" office:string-value="بغقعزئيل" calcext:value-type="string">
            <text:p>بغقعزئيل</text:p>
          </table:table-cell>
          <table:table-cell table:style-name="ce10" table:formula="of:=HUDDAM([.G$8];&quot;ULVI&quot;; 1)" office:value-type="string" office:string-value="وغخسوئيل" calcext:value-type="string">
            <text:p>وغخسوئيل</text:p>
          </table:table-cell>
          <table:table-cell table:style-name="ce10" table:formula="of:=HUDDAM([.H$8];&quot;ULVI&quot;; 7)" office:value-type="string" office:string-value="بشظعحئيل" calcext:value-type="string">
            <text:p>بشظعحئيل</text:p>
          </table:table-cell>
          <table:table-cell table:style-name="ce10" table:formula="of:=HUDDAM([.I$8];&quot;ULVI&quot;; 7)" office:value-type="string" office:string-value="خفجئيل" calcext:value-type="string">
            <text:p>خفجئيل</text:p>
          </table:table-cell>
          <table:table-cell table:style-name="ce10" table:formula="of:=HUDDAM([.J$8];&quot;ULVI&quot;; 7)" office:value-type="string" office:string-value="شذيهئيل" calcext:value-type="string">
            <text:p>شذيهئيل</text:p>
          </table:table-cell>
          <table:table-cell table:style-name="ce10" table:formula="of:=HUDDAM([.K$8];&quot;ULVI&quot;; 7)" office:value-type="string" office:string-value="بشقعزئيل" calcext:value-type="string">
            <text:p>بشقعزئيل</text:p>
          </table:table-cell>
          <table:table-cell table:style-name="ce10" table:formula="of:=HUDDAM([.L$8];&quot;ULVI&quot;; 7)" office:value-type="string" office:string-value="زشخوئيل" calcext:value-type="string">
            <text:p>زشخوئيل</text:p>
          </table:table-cell>
          <table:table-cell table:style-name="ce4" table:number-columns-repeated="16372"/>
        </table:table-row>
        <table:table-row table:style-name="ro2">
          <table:table-cell table:style-name="ce4"/>
          <table:table-cell table:style-name="ce4" office:value-type="string" calcext:value-type="string">
            <text:p>Üretilen Sufli Hadim İsimleri</text:p>
          </table:table-cell>
          <table:table-cell table:style-name="ce10" table:formula="of:=HUDDAM([.C$8];&quot;SUFLI&quot;; 1)" office:value-type="string" office:string-value="بغشعجيوش" calcext:value-type="string">
            <text:p>بغشعجيوش</text:p>
          </table:table-cell>
          <table:table-cell table:style-name="ce10" table:formula="of:=HUDDAM([.D$8];&quot;SUFLI&quot;; 1)" office:value-type="string" office:string-value="تيحيوش" calcext:value-type="string">
            <text:p>تيحيوش</text:p>
          </table:table-cell>
          <table:table-cell table:style-name="ce10" table:formula="of:=HUDDAM([.E$8];&quot;SUFLI&quot;; 1)" office:value-type="string" office:string-value="ذنيوش" calcext:value-type="string">
            <text:p>ذنيوش</text:p>
          </table:table-cell>
          <table:table-cell table:style-name="ce10" table:formula="of:=HUDDAM([.F$8];&quot;SUFLI&quot;; 1)" office:value-type="string" office:string-value="غظيبيوش" calcext:value-type="string">
            <text:p>غظيبيوش</text:p>
          </table:table-cell>
          <table:table-cell table:style-name="ce10" table:formula="of:=HUDDAM([.G$8];&quot;SUFLI&quot;; 1)" office:value-type="string" office:string-value="وغتايوش" calcext:value-type="string">
            <text:p>وغتايوش</text:p>
          </table:table-cell>
          <table:table-cell table:style-name="ce10" table:formula="of:=HUDDAM([.H$8];&quot;SUFLI&quot;; 7)" office:value-type="string" office:string-value="شغيجيوش" calcext:value-type="string">
            <text:p>شغيجيوش</text:p>
          </table:table-cell>
          <table:table-cell table:style-name="ce10" table:formula="of:=HUDDAM([.I$8];&quot;SUFLI&quot;; 7)" office:value-type="string" office:string-value="عطيوش" calcext:value-type="string">
            <text:p>عطيوش</text:p>
          </table:table-cell>
          <table:table-cell table:style-name="ce10" table:formula="of:=HUDDAM([.J$8];&quot;SUFLI&quot;; 7)" office:value-type="string" office:string-value="ذنيوش" calcext:value-type="string">
            <text:p>ذنيوش</text:p>
          </table:table-cell>
          <table:table-cell table:style-name="ce10" table:formula="of:=HUDDAM([.K$8];&quot;SUFLI&quot;; 7)" office:value-type="string" office:string-value="شريبيوش" calcext:value-type="string">
            <text:p>شريبيوش</text:p>
          </table:table-cell>
          <table:table-cell table:style-name="ce10" table:formula="of:=HUDDAM([.L$8];&quot;SUFLI&quot;; 7)" office:value-type="string" office:string-value="وشخمايوش" calcext:value-type="string">
            <text:p>وشخمايوش</text:p>
          </table:table-cell>
          <table:table-cell table:style-name="ce4" table:number-columns-repeated="16372"/>
        </table:table-row>
        <table:table-row table:style-name="ro1">
          <table:table-cell/>
          <table:table-cell table:style-name="ce7" office:value-type="string" calcext:value-type="string" table:number-columns-spanned="11" table:number-rows-spanned="2">
            <text:p>https://github.com/metatronslove/abjad</text:p>
          </table:table-cell>
          <table:covered-table-cell table:number-columns-repeated="10"/>
          <table:table-cell table:number-columns-repeated="16372"/>
        </table:table-row>
        <table:table-row table:style-name="ro1">
          <table:table-cell/>
          <table:covered-table-cell table:number-columns-repeated="11"/>
          <table:table-cell table:number-columns-repeated="16372"/>
        </table:table-row>
        <table:table-row table:style-name="ro1" table:number-rows-repeated="1048563">
          <table:table-cell table:number-columns-repeated="16384"/>
        </table:table-row>
        <table:table-row table:style-name="ro1">
          <table:table-cell table:number-columns-repeated="16384"/>
        </table:table-row>
      </table:table>
      <table:table table:name="Yasin" table:style-name="ta1">
        <table:table-column table:style-name="co3" table:default-cell-style-name="ce4"/>
        <table:table-column table:style-name="co4" table:default-cell-style-name="ce35"/>
        <table:table-column table:style-name="co3" table:number-columns-repeated="10" table:default-cell-style-name="Default"/>
        <table:table-row table:style-name="ro1">
          <table:table-cell table:style-name="ce2" table:content-validation-name="val1" office:value-type="string" calcext:value-type="string" table:number-columns-spanned="2" table:number-rows-spanned="2">
            <text:p>GENEL</text:p>
          </table:table-cell>
          <table:covered-table-cell table:style-name="ce32"/>
          <table:table-cell table:style-name="ce2" office:value-type="string" calcext:value-type="string" table:number-columns-spanned="5" table:number-rows-spanned="1">
            <text:p>Ebced</text:p>
          </table:table-cell>
          <table:covered-table-cell table:number-columns-repeated="4" table:style-name="ce2"/>
          <table:table-cell table:style-name="ce2" office:value-type="string" calcext:value-type="string" table:number-columns-spanned="5" table:number-rows-spanned="1">
            <text:p>Mağribi Ebced</text:p>
          </table:table-cell>
          <table:covered-table-cell table:number-columns-repeated="4" table:style-name="ce2"/>
        </table:table-row>
        <table:table-row table:style-name="ro2">
          <table:covered-table-cell table:style-name="ce5"/>
          <table:covered-table-cell table:style-name="ce34" table:content-validation-name="val2"/>
          <table:table-cell table:style-name="ce8" office:value-type="string" calcext:value-type="string">
            <text:p>Ateş</text:p>
          </table:table-cell>
          <table:table-cell table:style-name="ce5" office:value-type="string" calcext:value-type="string">
            <text:p>Hava</text:p>
          </table:table-cell>
          <table:table-cell table:style-name="ce11" office:value-type="string" calcext:value-type="string">
            <text:p>Su</text:p>
          </table:table-cell>
          <table:table-cell table:style-name="ce13" office:value-type="string" calcext:value-type="string">
            <text:p>Toprak</text:p>
          </table:table-cell>
          <table:table-cell table:style-name="ce15" office:value-type="string" calcext:value-type="string">
            <text:p>Toplam</text:p>
          </table:table-cell>
          <table:table-cell table:style-name="ce8" office:value-type="string" calcext:value-type="string">
            <text:p>Ateş</text:p>
          </table:table-cell>
          <table:table-cell table:style-name="ce5" office:value-type="string" calcext:value-type="string">
            <text:p>Hava</text:p>
          </table:table-cell>
          <table:table-cell table:style-name="ce11" office:value-type="string" calcext:value-type="string">
            <text:p>Su</text:p>
          </table:table-cell>
          <table:table-cell table:style-name="ce13" office:value-type="string" calcext:value-type="string">
            <text:p>Toprak</text:p>
          </table:table-cell>
          <table:table-cell table:style-name="ce15" office:value-type="string" calcext:value-type="string">
            <text:p>Toplam</text:p>
          </table:table-cell>
        </table:table-row>
        <table:table-row table:style-name="ro3">
          <table:table-cell table:style-name="ce2" office:value-type="float" office:value="1" calcext:value-type="float">
            <text:p>1</text:p>
          </table:table-cell>
          <table:table-cell table:style-name="ce32" office:value-type="string" calcext:value-type="string">
            <text:p>يس</text:p>
          </table:table-cell>
          <table:table-cell table:style-name="ce9" table:formula="of:=VALUE(ABJAD(UNSUR([.$B3];1;0;1;[.$A$1]);1;1))" office:value-type="float" office:value="60" calcext:value-type="float">
            <text:p>60</text:p>
          </table:table-cell>
          <table:table-cell table:style-name="ce2" table:formula="of:=VALUE(ABJAD(UNSUR([.$B3];1;1;1;[.$A$1]);1;1))" office:value-type="float" office:value="10" calcext:value-type="float">
            <text:p>10</text:p>
          </table:table-cell>
          <table:table-cell table:style-name="ce12" table:formula="of:=VALUE(ABJAD(UNSUR([.$B3];1;2;1;[.$A$1]);1;1))" office:value-type="float" office:value="0" calcext:value-type="float">
            <text:p>0</text:p>
          </table:table-cell>
          <table:table-cell table:style-name="ce14" table:formula="of:=VALUE(ABJAD(UNSUR([.$B3];1;3;1;[.$A$1]);1;1))" office:value-type="float" office:value="0" calcext:value-type="float">
            <text:p>0</text:p>
          </table:table-cell>
          <table:table-cell table:style-name="ce16" table:formula="of:=VALUE(ABJAD([.$B3];1;1))" office:value-type="float" office:value="70" calcext:value-type="float">
            <text:p>70</text:p>
          </table:table-cell>
          <table:table-cell table:style-name="ce9" table:formula="of:=VALUE(ABJAD(UNSUR([.$B3];1;0;1;[.$A$1]);7;1))" office:value-type="float" office:value="300" calcext:value-type="float">
            <text:p>300</text:p>
          </table:table-cell>
          <table:table-cell table:style-name="ce2" table:formula="of:=VALUE(ABJAD(UNSUR([.$B3];1;1;1;[.$A$1]);7;1))" office:value-type="float" office:value="10" calcext:value-type="float">
            <text:p>10</text:p>
          </table:table-cell>
          <table:table-cell table:style-name="ce12" table:formula="of:=VALUE(ABJAD(UNSUR([.$B3];1;2;1;[.$A$1]);7;1))" office:value-type="float" office:value="0" calcext:value-type="float">
            <text:p>0</text:p>
          </table:table-cell>
          <table:table-cell table:style-name="ce14" table:formula="of:=VALUE(ABJAD(UNSUR([.$B3];1;3;1;[.$A$1]);7;1))" office:value-type="float" office:value="0" calcext:value-type="float">
            <text:p>0</text:p>
          </table:table-cell>
          <table:table-cell table:style-name="ce16" table:formula="of:=VALUE(ABJAD([.$B3];7;1))" office:value-type="float" office:value="310" calcext:value-type="float">
            <text:p>310</text:p>
          </table:table-cell>
        </table:table-row>
        <table:table-row table:style-name="ro3">
          <table:table-cell table:style-name="ce2" office:value-type="float" office:value="2" calcext:value-type="float">
            <text:p>2</text:p>
          </table:table-cell>
          <table:table-cell table:style-name="ce32" office:value-type="string" calcext:value-type="string">
            <text:p>وَالْقُرْآنِ الْحَكِيمِ</text:p>
          </table:table-cell>
          <table:table-cell table:style-name="ce9" table:formula="of:=VALUE(ABJAD(UNSUR([.$B4];1;0;1;[.$A$1]);1;1))" office:value-type="float" office:value="203" calcext:value-type="float">
            <text:p>203</text:p>
          </table:table-cell>
          <table:table-cell table:style-name="ce2" table:formula="of:=VALUE(ABJAD(UNSUR([.$B4];1;1;1;[.$A$1]);1;1))" office:value-type="float" office:value="78" calcext:value-type="float">
            <text:p>78</text:p>
          </table:table-cell>
          <table:table-cell table:style-name="ce12" table:formula="of:=VALUE(ABJAD(UNSUR([.$B4];1;2;1;[.$A$1]);1;1))" office:value-type="float" office:value="120" calcext:value-type="float">
            <text:p>120</text:p>
          </table:table-cell>
          <table:table-cell table:style-name="ce14" table:formula="of:=VALUE(ABJAD(UNSUR([.$B4];1;3;1;[.$A$1]);1;1))" office:value-type="float" office:value="96" calcext:value-type="float">
            <text:p>96</text:p>
          </table:table-cell>
          <table:table-cell table:style-name="ce16" table:formula="of:=VALUE(ABJAD([.$B4];1;1))" office:value-type="float" office:value="497" calcext:value-type="float">
            <text:p>497</text:p>
          </table:table-cell>
          <table:table-cell table:style-name="ce9" table:formula="of:=VALUE(ABJAD(UNSUR([.$B4];1;0;1;[.$A$1]);7;1))" office:value-type="float" office:value="203" calcext:value-type="float">
            <text:p>203</text:p>
          </table:table-cell>
          <table:table-cell table:style-name="ce2" table:formula="of:=VALUE(ABJAD(UNSUR([.$B4];1;1;1;[.$A$1]);7;1))" office:value-type="float" office:value="78" calcext:value-type="float">
            <text:p>78</text:p>
          </table:table-cell>
          <table:table-cell table:style-name="ce12" table:formula="of:=VALUE(ABJAD(UNSUR([.$B4];1;2;1;[.$A$1]);7;1))" office:value-type="float" office:value="120" calcext:value-type="float">
            <text:p>120</text:p>
          </table:table-cell>
          <table:table-cell table:style-name="ce14" table:formula="of:=VALUE(ABJAD(UNSUR([.$B4];1;3;1;[.$A$1]);7;1))" office:value-type="float" office:value="96" calcext:value-type="float">
            <text:p>96</text:p>
          </table:table-cell>
          <table:table-cell table:style-name="ce16" table:formula="of:=VALUE(ABJAD([.$B4];7;1))" office:value-type="float" office:value="497" calcext:value-type="float">
            <text:p>497</text:p>
          </table:table-cell>
        </table:table-row>
        <table:table-row table:style-name="ro3">
          <table:table-cell table:style-name="ce2" office:value-type="float" office:value="3" calcext:value-type="float">
            <text:p>3</text:p>
          </table:table-cell>
          <table:table-cell table:style-name="ce32" office:value-type="string" calcext:value-type="string">
            <text:p>إِنَّكَ لَمِنَ الْمُرْسَلِينَ</text:p>
          </table:table-cell>
          <table:table-cell table:style-name="ce9" table:formula="of:=VALUE(ABJAD(UNSUR([.$B5];1;0;1;[.$A$1]);1;1))" office:value-type="float" office:value="262" calcext:value-type="float">
            <text:p>262</text:p>
          </table:table-cell>
          <table:table-cell table:style-name="ce2" table:formula="of:=VALUE(ABJAD(UNSUR([.$B5];1;1;1;[.$A$1]);1;1))" office:value-type="float" office:value="100" calcext:value-type="float">
            <text:p>100</text:p>
          </table:table-cell>
          <table:table-cell table:style-name="ce12" table:formula="of:=VALUE(ABJAD(UNSUR([.$B5];1;2;1;[.$A$1]);1;1))" office:value-type="float" office:value="20" calcext:value-type="float">
            <text:p>20</text:p>
          </table:table-cell>
          <table:table-cell table:style-name="ce14" table:formula="of:=VALUE(ABJAD(UNSUR([.$B5];1;3;1;[.$A$1]);1;1))" office:value-type="float" office:value="230" calcext:value-type="float">
            <text:p>230</text:p>
          </table:table-cell>
          <table:table-cell table:style-name="ce16" table:formula="of:=VALUE(ABJAD([.$B5];1;1))" office:value-type="float" office:value="612" calcext:value-type="float">
            <text:p>612</text:p>
          </table:table-cell>
          <table:table-cell table:style-name="ce9" table:formula="of:=VALUE(ABJAD(UNSUR([.$B5];1;0;1;[.$A$1]);7;1))" office:value-type="float" office:value="502" calcext:value-type="float">
            <text:p>502</text:p>
          </table:table-cell>
          <table:table-cell table:style-name="ce2" table:formula="of:=VALUE(ABJAD(UNSUR([.$B5];1;1;1;[.$A$1]);7;1))" office:value-type="float" office:value="100" calcext:value-type="float">
            <text:p>100</text:p>
          </table:table-cell>
          <table:table-cell table:style-name="ce12" table:formula="of:=VALUE(ABJAD(UNSUR([.$B5];1;2;1;[.$A$1]);7;1))" office:value-type="float" office:value="20" calcext:value-type="float">
            <text:p>20</text:p>
          </table:table-cell>
          <table:table-cell table:style-name="ce14" table:formula="of:=VALUE(ABJAD(UNSUR([.$B5];1;3;1;[.$A$1]);7;1))" office:value-type="float" office:value="230" calcext:value-type="float">
            <text:p>230</text:p>
          </table:table-cell>
          <table:table-cell table:style-name="ce16" table:formula="of:=VALUE(ABJAD([.$B5];7;1))" office:value-type="float" office:value="852" calcext:value-type="float">
            <text:p>852</text:p>
          </table:table-cell>
        </table:table-row>
        <table:table-row table:style-name="ro3">
          <table:table-cell table:style-name="ce2" office:value-type="float" office:value="4" calcext:value-type="float">
            <text:p>4</text:p>
          </table:table-cell>
          <table:table-cell table:style-name="ce32" office:value-type="string" calcext:value-type="string">
            <text:p>عَلَى صِرَاطٍ مُسْتَقِيمٍ</text:p>
          </table:table-cell>
          <table:table-cell table:style-name="ce9" table:formula="of:=VALUE(ABJAD(UNSUR([.$B6];1;0;1;[.$A$1]);1;1))" office:value-type="float" office:value="352" calcext:value-type="float">
            <text:p>352</text:p>
          </table:table-cell>
          <table:table-cell table:style-name="ce2" table:formula="of:=VALUE(ABJAD(UNSUR([.$B6];1;1;1;[.$A$1]);1;1))" office:value-type="float" office:value="49" calcext:value-type="float">
            <text:p>49</text:p>
          </table:table-cell>
          <table:table-cell table:style-name="ce12" table:formula="of:=VALUE(ABJAD(UNSUR([.$B6];1;2;1;[.$A$1]);1;1))" office:value-type="float" office:value="170" calcext:value-type="float">
            <text:p>170</text:p>
          </table:table-cell>
          <table:table-cell table:style-name="ce14" table:formula="of:=VALUE(ABJAD(UNSUR([.$B6];1;3;1;[.$A$1]);1;1))" office:value-type="float" office:value="480" calcext:value-type="float">
            <text:p>480</text:p>
          </table:table-cell>
          <table:table-cell table:style-name="ce16" table:formula="of:=VALUE(ABJAD([.$B6];1;1))" office:value-type="float" office:value="1051" calcext:value-type="float">
            <text:p>1051</text:p>
          </table:table-cell>
          <table:table-cell table:style-name="ce9" table:formula="of:=VALUE(ABJAD(UNSUR([.$B6];1;0;1;[.$A$1]);7;1))" office:value-type="float" office:value="562" calcext:value-type="float">
            <text:p>562</text:p>
          </table:table-cell>
          <table:table-cell table:style-name="ce2" table:formula="of:=VALUE(ABJAD(UNSUR([.$B6];1;1;1;[.$A$1]);7;1))" office:value-type="float" office:value="49" calcext:value-type="float">
            <text:p>49</text:p>
          </table:table-cell>
          <table:table-cell table:style-name="ce12" table:formula="of:=VALUE(ABJAD(UNSUR([.$B6];1;2;1;[.$A$1]);7;1))" office:value-type="float" office:value="170" calcext:value-type="float">
            <text:p>170</text:p>
          </table:table-cell>
          <table:table-cell table:style-name="ce14" table:formula="of:=VALUE(ABJAD(UNSUR([.$B6];1;3;1;[.$A$1]);7;1))" office:value-type="float" office:value="480" calcext:value-type="float">
            <text:p>480</text:p>
          </table:table-cell>
          <table:table-cell table:style-name="ce16" table:formula="of:=VALUE(ABJAD([.$B6];7;1))" office:value-type="float" office:value="1261" calcext:value-type="float">
            <text:p>1261</text:p>
          </table:table-cell>
        </table:table-row>
        <table:table-row table:style-name="ro3">
          <table:table-cell table:style-name="ce2" office:value-type="float" office:value="5" calcext:value-type="float">
            <text:p>5</text:p>
          </table:table-cell>
          <table:table-cell table:style-name="ce32" office:value-type="string" calcext:value-type="string">
            <text:p>تَنْزِيلَ الْعَزِيزِ الرَّحِيمِ</text:p>
          </table:table-cell>
          <table:table-cell table:style-name="ce9" table:formula="of:=VALUE(ABJAD(UNSUR([.$B7];1;0;1;[.$A$1]);1;1))" office:value-type="float" office:value="202" calcext:value-type="float">
            <text:p>202</text:p>
          </table:table-cell>
          <table:table-cell table:style-name="ce2" table:formula="of:=VALUE(ABJAD(UNSUR([.$B7];1;1;1;[.$A$1]);1;1))" office:value-type="float" office:value="149" calcext:value-type="float">
            <text:p>149</text:p>
          </table:table-cell>
          <table:table-cell table:style-name="ce12" table:formula="of:=VALUE(ABJAD(UNSUR([.$B7];1;2;1;[.$A$1]);1;1))" office:value-type="float" office:value="70" calcext:value-type="float">
            <text:p>70</text:p>
          </table:table-cell>
          <table:table-cell table:style-name="ce14" table:formula="of:=VALUE(ABJAD(UNSUR([.$B7];1;3;1;[.$A$1]);1;1))" office:value-type="float" office:value="490" calcext:value-type="float">
            <text:p>490</text:p>
          </table:table-cell>
          <table:table-cell table:style-name="ce16" table:formula="of:=VALUE(ABJAD([.$B7];1;1))" office:value-type="float" office:value="911" calcext:value-type="float">
            <text:p>911</text:p>
          </table:table-cell>
          <table:table-cell table:style-name="ce9" table:formula="of:=VALUE(ABJAD(UNSUR([.$B7];1;0;1;[.$A$1]);7;1))" office:value-type="float" office:value="202" calcext:value-type="float">
            <text:p>202</text:p>
          </table:table-cell>
          <table:table-cell table:style-name="ce2" table:formula="of:=VALUE(ABJAD(UNSUR([.$B7];1;1;1;[.$A$1]);7;1))" office:value-type="float" office:value="149" calcext:value-type="float">
            <text:p>149</text:p>
          </table:table-cell>
          <table:table-cell table:style-name="ce12" table:formula="of:=VALUE(ABJAD(UNSUR([.$B7];1;2;1;[.$A$1]);7;1))" office:value-type="float" office:value="70" calcext:value-type="float">
            <text:p>70</text:p>
          </table:table-cell>
          <table:table-cell table:style-name="ce14" table:formula="of:=VALUE(ABJAD(UNSUR([.$B7];1;3;1;[.$A$1]);7;1))" office:value-type="float" office:value="490" calcext:value-type="float">
            <text:p>490</text:p>
          </table:table-cell>
          <table:table-cell table:style-name="ce16" table:formula="of:=VALUE(ABJAD([.$B7];7;1))" office:value-type="float" office:value="911" calcext:value-type="float">
            <text:p>911</text:p>
          </table:table-cell>
        </table:table-row>
        <table:table-row table:style-name="ro3">
          <table:table-cell table:style-name="ce2" office:value-type="float" office:value="6" calcext:value-type="float">
            <text:p>6</text:p>
          </table:table-cell>
          <table:table-cell table:style-name="ce32" office:value-type="string" calcext:value-type="string">
            <text:p>لِتُنْذِرَ قَوْمًا مَا أُنْذِرَ آبَاؤُهُمْ فَهُمْ غَافِلُونَ</text:p>
          </table:table-cell>
          <table:table-cell table:style-name="ce9" table:formula="of:=VALUE(ABJAD(UNSUR([.$B8];1;0;1;[.$A$1]);1;1))" office:value-type="float" office:value="409" calcext:value-type="float">
            <text:p>409</text:p>
          </table:table-cell>
          <table:table-cell table:style-name="ce2" table:formula="of:=VALUE(ABJAD(UNSUR([.$B8];1;1;1;[.$A$1]);1;1))" office:value-type="float" office:value="70" calcext:value-type="float">
            <text:p>70</text:p>
          </table:table-cell>
          <table:table-cell table:style-name="ce12" table:formula="of:=VALUE(ABJAD(UNSUR([.$B8];1;2;1;[.$A$1]);1;1))" office:value-type="float" office:value="260" calcext:value-type="float">
            <text:p>260</text:p>
          </table:table-cell>
          <table:table-cell table:style-name="ce14" table:formula="of:=VALUE(ABJAD(UNSUR([.$B8];1;3;1;[.$A$1]);1;1))" office:value-type="float" office:value="3128" calcext:value-type="float">
            <text:p>3128</text:p>
          </table:table-cell>
          <table:table-cell table:style-name="ce16" table:formula="of:=VALUE(ABJAD([.$B8];1;1))" office:value-type="float" office:value="3867" calcext:value-type="float">
            <text:p>3867</text:p>
          </table:table-cell>
          <table:table-cell table:style-name="ce9" table:formula="of:=VALUE(ABJAD(UNSUR([.$B8];1;0;1;[.$A$1]);7;1))" office:value-type="float" office:value="409" calcext:value-type="float">
            <text:p>409</text:p>
          </table:table-cell>
          <table:table-cell table:style-name="ce2" table:formula="of:=VALUE(ABJAD(UNSUR([.$B8];1;1;1;[.$A$1]);7;1))" office:value-type="float" office:value="70" calcext:value-type="float">
            <text:p>70</text:p>
          </table:table-cell>
          <table:table-cell table:style-name="ce12" table:formula="of:=VALUE(ABJAD(UNSUR([.$B8];1;2;1;[.$A$1]);7;1))" office:value-type="float" office:value="260" calcext:value-type="float">
            <text:p>260</text:p>
          </table:table-cell>
          <table:table-cell table:style-name="ce14" table:formula="of:=VALUE(ABJAD(UNSUR([.$B8];1;3;1;[.$A$1]);7;1))" office:value-type="float" office:value="3028" calcext:value-type="float">
            <text:p>3028</text:p>
          </table:table-cell>
          <table:table-cell table:style-name="ce16" table:formula="of:=VALUE(ABJAD([.$B8];7;1))" office:value-type="float" office:value="3767" calcext:value-type="float">
            <text:p>3767</text:p>
          </table:table-cell>
        </table:table-row>
        <table:table-row table:style-name="ro4">
          <table:table-cell table:style-name="ce2" office:value-type="float" office:value="7" calcext:value-type="float">
            <text:p>7</text:p>
          </table:table-cell>
          <table:table-cell table:style-name="ce32" office:value-type="string" calcext:value-type="string">
            <text:p>لَقَدْ حَقَّ الْقَوْلُ عَلَى أَكْثَرِهِمْ فَهُمْ لَا يُؤْمِنُونَ</text:p>
          </table:table-cell>
          <table:table-cell table:style-name="ce9" table:formula="of:=VALUE(ABJAD(UNSUR([.$B9];1;0;1;[.$A$1]);1;1))" office:value-type="float" office:value="205" calcext:value-type="float">
            <text:p>205</text:p>
          </table:table-cell>
          <table:table-cell table:style-name="ce2" table:formula="of:=VALUE(ABJAD(UNSUR([.$B9];1;1;1;[.$A$1]);1;1))" office:value-type="float" office:value="678" calcext:value-type="float">
            <text:p>678</text:p>
          </table:table-cell>
          <table:table-cell table:style-name="ce12" table:formula="of:=VALUE(ABJAD(UNSUR([.$B9];1;2;1;[.$A$1]);1;1))" office:value-type="float" office:value="474" calcext:value-type="float">
            <text:p>474</text:p>
          </table:table-cell>
          <table:table-cell table:style-name="ce14" table:formula="of:=VALUE(ABJAD(UNSUR([.$B9];1;3;1;[.$A$1]);1;1))" office:value-type="float" office:value="238" calcext:value-type="float">
            <text:p>238</text:p>
          </table:table-cell>
          <table:table-cell table:style-name="ce16" table:formula="of:=VALUE(ABJAD([.$B9];1;1))" office:value-type="float" office:value="1595" calcext:value-type="float">
            <text:p>1595</text:p>
          </table:table-cell>
          <table:table-cell table:style-name="ce9" table:formula="of:=VALUE(ABJAD(UNSUR([.$B9];1;0;1;[.$A$1]);7;1))" office:value-type="float" office:value="205" calcext:value-type="float">
            <text:p>205</text:p>
          </table:table-cell>
          <table:table-cell table:style-name="ce2" table:formula="of:=VALUE(ABJAD(UNSUR([.$B9];1;1;1;[.$A$1]);7;1))" office:value-type="float" office:value="678" calcext:value-type="float">
            <text:p>678</text:p>
          </table:table-cell>
          <table:table-cell table:style-name="ce12" table:formula="of:=VALUE(ABJAD(UNSUR([.$B9];1;2;1;[.$A$1]);7;1))" office:value-type="float" office:value="474" calcext:value-type="float">
            <text:p>474</text:p>
          </table:table-cell>
          <table:table-cell table:style-name="ce14" table:formula="of:=VALUE(ABJAD(UNSUR([.$B9];1;3;1;[.$A$1]);7;1))" office:value-type="float" office:value="238" calcext:value-type="float">
            <text:p>238</text:p>
          </table:table-cell>
          <table:table-cell table:style-name="ce16" table:formula="of:=VALUE(ABJAD([.$B9];7;1))" office:value-type="float" office:value="1595" calcext:value-type="float">
            <text:p>1595</text:p>
          </table:table-cell>
        </table:table-row>
        <table:table-row table:style-name="ro4">
          <table:table-cell table:style-name="ce2" office:value-type="float" office:value="8" calcext:value-type="float">
            <text:p>8</text:p>
          </table:table-cell>
          <table:table-cell table:style-name="ce32" office:value-type="string" calcext:value-type="string">
            <text:p>إِنَّا جَعَلْنَا فِي أَعْنَاقِهِمْ أَغْلَالًا فَهِيَ إِلَى الْأَذْقَانِ فَهُمْ مُقْمَحُونَ</text:p>
          </table:table-cell>
          <table:table-cell table:style-name="ce9" table:formula="of:=VALUE(ABJAD(UNSUR([.$B10];1;0;1;[.$A$1]);1;1))" office:value-type="float" office:value="16" calcext:value-type="float">
            <text:p>16</text:p>
          </table:table-cell>
          <table:table-cell table:style-name="ce2" table:formula="of:=VALUE(ABJAD(UNSUR([.$B10];1;1;1;[.$A$1]);1;1))" office:value-type="float" office:value="193" calcext:value-type="float">
            <text:p>193</text:p>
          </table:table-cell>
          <table:table-cell table:style-name="ce12" table:formula="of:=VALUE(ABJAD(UNSUR([.$B10];1;2;1;[.$A$1]);1;1))" office:value-type="float" office:value="680" calcext:value-type="float">
            <text:p>680</text:p>
          </table:table-cell>
          <table:table-cell table:style-name="ce14" table:formula="of:=VALUE(ABJAD(UNSUR([.$B10];1;3;1;[.$A$1]);1;1))" office:value-type="float" office:value="2116" calcext:value-type="float">
            <text:p>2116</text:p>
          </table:table-cell>
          <table:table-cell table:style-name="ce16" table:formula="of:=VALUE(ABJAD([.$B10];1;1))" office:value-type="float" office:value="3005" calcext:value-type="float">
            <text:p>3005</text:p>
          </table:table-cell>
          <table:table-cell table:style-name="ce9" table:formula="of:=VALUE(ABJAD(UNSUR([.$B10];1;0;1;[.$A$1]);7;1))" office:value-type="float" office:value="16" calcext:value-type="float">
            <text:p>16</text:p>
          </table:table-cell>
          <table:table-cell table:style-name="ce2" table:formula="of:=VALUE(ABJAD(UNSUR([.$B10];1;1;1;[.$A$1]);7;1))" office:value-type="float" office:value="193" calcext:value-type="float">
            <text:p>193</text:p>
          </table:table-cell>
          <table:table-cell table:style-name="ce12" table:formula="of:=VALUE(ABJAD(UNSUR([.$B10];1;2;1;[.$A$1]);7;1))" office:value-type="float" office:value="680" calcext:value-type="float">
            <text:p>680</text:p>
          </table:table-cell>
          <table:table-cell table:style-name="ce14" table:formula="of:=VALUE(ABJAD(UNSUR([.$B10];1;3;1;[.$A$1]);7;1))" office:value-type="float" office:value="2016" calcext:value-type="float">
            <text:p>2016</text:p>
          </table:table-cell>
          <table:table-cell table:style-name="ce16" table:formula="of:=VALUE(ABJAD([.$B10];7;1))" office:value-type="float" office:value="2905" calcext:value-type="float">
            <text:p>2905</text:p>
          </table:table-cell>
        </table:table-row>
        <table:table-row table:style-name="ro4">
          <table:table-cell table:style-name="ce2" office:value-type="float" office:value="9" calcext:value-type="float">
            <text:p>9</text:p>
          </table:table-cell>
          <table:table-cell table:style-name="ce32" office:value-type="string" calcext:value-type="string">
            <text:p>وَجَعَلْنَا مِنْ بَيْنِ أَيْدِيهِمْ سَدًّا وَمِنْ خَلْفِهِمْ سَدًّا فَأَغْشَيْنَاهُمْ فَهُمْ لَا يُبْصِرُونَ</text:p>
          </table:table-cell>
          <table:table-cell table:style-name="ce9" table:formula="of:=VALUE(ABJAD(UNSUR([.$B11];1;0;1;[.$A$1]);1;1))" office:value-type="float" office:value="1024" calcext:value-type="float">
            <text:p>1024</text:p>
          </table:table-cell>
          <table:table-cell table:style-name="ce2" table:formula="of:=VALUE(ABJAD(UNSUR([.$B11];1;1;1;[.$A$1]);1;1))" office:value-type="float" office:value="160" calcext:value-type="float">
            <text:p>160</text:p>
          </table:table-cell>
          <table:table-cell table:style-name="ce12" table:formula="of:=VALUE(ABJAD(UNSUR([.$B11];1;2;1;[.$A$1]);1;1))" office:value-type="float" office:value="622" calcext:value-type="float">
            <text:p>622</text:p>
          </table:table-cell>
          <table:table-cell table:style-name="ce14" table:formula="of:=VALUE(ABJAD(UNSUR([.$B11];1;3;1;[.$A$1]);1;1))" office:value-type="float" office:value="1558" calcext:value-type="float">
            <text:p>1558</text:p>
          </table:table-cell>
          <table:table-cell table:style-name="ce16" table:formula="of:=VALUE(ABJAD([.$B11];1;1))" office:value-type="float" office:value="3364" calcext:value-type="float">
            <text:p>3364</text:p>
          </table:table-cell>
          <table:table-cell table:style-name="ce9" table:formula="of:=VALUE(ABJAD(UNSUR([.$B11];1;0;1;[.$A$1]);7;1))" office:value-type="float" office:value="1474" calcext:value-type="float">
            <text:p>1474</text:p>
          </table:table-cell>
          <table:table-cell table:style-name="ce2" table:formula="of:=VALUE(ABJAD(UNSUR([.$B11];1;1;1;[.$A$1]);7;1))" office:value-type="float" office:value="160" calcext:value-type="float">
            <text:p>160</text:p>
          </table:table-cell>
          <table:table-cell table:style-name="ce12" table:formula="of:=VALUE(ABJAD(UNSUR([.$B11];1;2;1;[.$A$1]);7;1))" office:value-type="float" office:value="1322" calcext:value-type="float">
            <text:p>1322</text:p>
          </table:table-cell>
          <table:table-cell table:style-name="ce14" table:formula="of:=VALUE(ABJAD(UNSUR([.$B11];1;3;1;[.$A$1]);7;1))" office:value-type="float" office:value="1458" calcext:value-type="float">
            <text:p>1458</text:p>
          </table:table-cell>
          <table:table-cell table:style-name="ce16" table:formula="of:=VALUE(ABJAD([.$B11];7;1))" office:value-type="float" office:value="4414" calcext:value-type="float">
            <text:p>4414</text:p>
          </table:table-cell>
        </table:table-row>
        <table:table-row table:style-name="ro4">
          <table:table-cell table:style-name="ce2" office:value-type="float" office:value="10" calcext:value-type="float">
            <text:p>10</text:p>
          </table:table-cell>
          <table:table-cell table:style-name="ce32" office:value-type="string" calcext:value-type="string">
            <text:p>وَسَوَاءٌ عَلَيْهِمْ أَأَنْذَرْتَهُمْ أَمْ لَمْ تُنْذِرْهُمْ لَا يُؤْمِنُونَ</text:p>
          </table:table-cell>
          <table:table-cell table:style-name="ce9" table:formula="of:=VALUE(ABJAD(UNSUR([.$B12];1;0;1;[.$A$1]);1;1))" office:value-type="float" office:value="467" calcext:value-type="float">
            <text:p>467</text:p>
          </table:table-cell>
          <table:table-cell table:style-name="ce2" table:formula="of:=VALUE(ABJAD(UNSUR([.$B12];1;1;1;[.$A$1]);1;1))" office:value-type="float" office:value="125" calcext:value-type="float">
            <text:p>125</text:p>
          </table:table-cell>
          <table:table-cell table:style-name="ce12" table:formula="of:=VALUE(ABJAD(UNSUR([.$B12];1;2;1;[.$A$1]);1;1))" office:value-type="float" office:value="70" calcext:value-type="float">
            <text:p>70</text:p>
          </table:table-cell>
          <table:table-cell table:style-name="ce14" table:formula="of:=VALUE(ABJAD(UNSUR([.$B12];1;3;1;[.$A$1]);1;1))" office:value-type="float" office:value="2664" calcext:value-type="float">
            <text:p>2664</text:p>
          </table:table-cell>
          <table:table-cell table:style-name="ce16" table:formula="of:=VALUE(ABJAD([.$B12];1;1))" office:value-type="float" office:value="3326" calcext:value-type="float">
            <text:p>3326</text:p>
          </table:table-cell>
          <table:table-cell table:style-name="ce9" table:formula="of:=VALUE(ABJAD(UNSUR([.$B12];1;0;1;[.$A$1]);7;1))" office:value-type="float" office:value="707" calcext:value-type="float">
            <text:p>707</text:p>
          </table:table-cell>
          <table:table-cell table:style-name="ce2" table:formula="of:=VALUE(ABJAD(UNSUR([.$B12];1;1;1;[.$A$1]);7;1))" office:value-type="float" office:value="125" calcext:value-type="float">
            <text:p>125</text:p>
          </table:table-cell>
          <table:table-cell table:style-name="ce12" table:formula="of:=VALUE(ABJAD(UNSUR([.$B12];1;2;1;[.$A$1]);7;1))" office:value-type="float" office:value="70" calcext:value-type="float">
            <text:p>70</text:p>
          </table:table-cell>
          <table:table-cell table:style-name="ce14" table:formula="of:=VALUE(ABJAD(UNSUR([.$B12];1;3;1;[.$A$1]);7;1))" office:value-type="float" office:value="2664" calcext:value-type="float">
            <text:p>2664</text:p>
          </table:table-cell>
          <table:table-cell table:style-name="ce16" table:formula="of:=VALUE(ABJAD([.$B12];7;1))" office:value-type="float" office:value="3566" calcext:value-type="float">
            <text:p>3566</text:p>
          </table:table-cell>
        </table:table-row>
        <table:table-row table:style-name="ro4">
          <table:table-cell table:style-name="ce2" office:value-type="float" office:value="11" calcext:value-type="float">
            <text:p>11</text:p>
          </table:table-cell>
          <table:table-cell table:style-name="ce32" office:value-type="string" calcext:value-type="string">
            <text:p>إِنَّمَا تُنْذِرُ مَنِ اتَّبَعَ الذِّكْرَ وَخَشِيَ الرَّحْمَنَ بِالْغَيْبِ فَبَشِّرْهُ بِمَغْفِرَةٍ وَأَجْرٍ كَرِيمٍ</text:p>
          </table:table-cell>
          <table:table-cell table:style-name="ce9" table:formula="of:=VALUE(ABJAD(UNSUR([.$B13];1;0;1;[.$A$1]);1;1))" office:value-type="float" office:value="2020" calcext:value-type="float">
            <text:p>2020</text:p>
          </table:table-cell>
          <table:table-cell table:style-name="ce2" table:formula="of:=VALUE(ABJAD(UNSUR([.$B13];1;1;1;[.$A$1]);1;1))" office:value-type="float" office:value="138" calcext:value-type="float">
            <text:p>138</text:p>
          </table:table-cell>
          <table:table-cell table:style-name="ce12" table:formula="of:=VALUE(ABJAD(UNSUR([.$B13];1;2;1;[.$A$1]);1;1))" office:value-type="float" office:value="870" calcext:value-type="float">
            <text:p>870</text:p>
          </table:table-cell>
          <table:table-cell table:style-name="ce14" table:formula="of:=VALUE(ABJAD(UNSUR([.$B13];1;3;1;[.$A$1]);1;1))" office:value-type="float" office:value="4612" calcext:value-type="float">
            <text:p>4612</text:p>
          </table:table-cell>
          <table:table-cell table:style-name="ce16" table:formula="of:=VALUE(ABJAD([.$B13];1;1))" office:value-type="float" office:value="7640" calcext:value-type="float">
            <text:p>7640</text:p>
          </table:table-cell>
          <table:table-cell table:style-name="ce9" table:formula="of:=VALUE(ABJAD(UNSUR([.$B13];1;0;1;[.$A$1]);7;1))" office:value-type="float" office:value="2020" calcext:value-type="float">
            <text:p>2020</text:p>
          </table:table-cell>
          <table:table-cell table:style-name="ce2" table:formula="of:=VALUE(ABJAD(UNSUR([.$B13];1;1;1;[.$A$1]);7;1))" office:value-type="float" office:value="138" calcext:value-type="float">
            <text:p>138</text:p>
          </table:table-cell>
          <table:table-cell table:style-name="ce12" table:formula="of:=VALUE(ABJAD(UNSUR([.$B13];1;2;1;[.$A$1]);7;1))" office:value-type="float" office:value="2270" calcext:value-type="float">
            <text:p>2270</text:p>
          </table:table-cell>
          <table:table-cell table:style-name="ce14" table:formula="of:=VALUE(ABJAD(UNSUR([.$B13];1;3;1;[.$A$1]);7;1))" office:value-type="float" office:value="4412" calcext:value-type="float">
            <text:p>4412</text:p>
          </table:table-cell>
          <table:table-cell table:style-name="ce16" table:formula="of:=VALUE(ABJAD([.$B13];7;1))" office:value-type="float" office:value="8840" calcext:value-type="float">
            <text:p>8840</text:p>
          </table:table-cell>
        </table:table-row>
        <table:table-row table:style-name="ro5">
          <table:table-cell table:style-name="ce2" office:value-type="float" office:value="12" calcext:value-type="float">
            <text:p>12</text:p>
          </table:table-cell>
          <table:table-cell table:style-name="ce32" office:value-type="string" calcext:value-type="string">
            <text:p>إِنَّا نَحْنُ نُحْيِي الْمَوْتَى وَنَكْتُبُ مَا قَدَّمُوا وَآثَارَهُمْ وَكُلَّ شَيْءٍ أَحْصَيْنَاهُ فِي إِمَامٍ مُبِينٍ</text:p>
          </table:table-cell>
          <table:table-cell table:style-name="ce9" table:formula="of:=VALUE(ABJAD(UNSUR([.$B14];1;0;1;[.$A$1]);1;1))" office:value-type="float" office:value="307" calcext:value-type="float">
            <text:p>307</text:p>
          </table:table-cell>
          <table:table-cell table:style-name="ce2" table:formula="of:=VALUE(ABJAD(UNSUR([.$B14];1;1;1;[.$A$1]);1;1))" office:value-type="float" office:value="654" calcext:value-type="float">
            <text:p>654</text:p>
          </table:table-cell>
          <table:table-cell table:style-name="ce12" table:formula="of:=VALUE(ABJAD(UNSUR([.$B14];1;2;1;[.$A$1]);1;1))" office:value-type="float" office:value="524" calcext:value-type="float">
            <text:p>524</text:p>
          </table:table-cell>
          <table:table-cell table:style-name="ce14" table:formula="of:=VALUE(ABJAD(UNSUR([.$B14];1;3;1;[.$A$1]);1;1))" office:value-type="float" office:value="1460" calcext:value-type="float">
            <text:p>1460</text:p>
          </table:table-cell>
          <table:table-cell table:style-name="ce16" table:formula="of:=VALUE(ABJAD([.$B14];1;1))" office:value-type="float" office:value="2945" calcext:value-type="float">
            <text:p>2945</text:p>
          </table:table-cell>
          <table:table-cell table:style-name="ce9" table:formula="of:=VALUE(ABJAD(UNSUR([.$B14];1;0;1;[.$A$1]);7;1))" office:value-type="float" office:value="277" calcext:value-type="float">
            <text:p>277</text:p>
          </table:table-cell>
          <table:table-cell table:style-name="ce2" table:formula="of:=VALUE(ABJAD(UNSUR([.$B14];1;1;1;[.$A$1]);7;1))" office:value-type="float" office:value="654" calcext:value-type="float">
            <text:p>654</text:p>
          </table:table-cell>
          <table:table-cell table:style-name="ce12" table:formula="of:=VALUE(ABJAD(UNSUR([.$B14];1;2;1;[.$A$1]);7;1))" office:value-type="float" office:value="1224" calcext:value-type="float">
            <text:p>1224</text:p>
          </table:table-cell>
          <table:table-cell table:style-name="ce14" table:formula="of:=VALUE(ABJAD(UNSUR([.$B14];1;3;1;[.$A$1]);7;1))" office:value-type="float" office:value="1460" calcext:value-type="float">
            <text:p>1460</text:p>
          </table:table-cell>
          <table:table-cell table:style-name="ce16" table:formula="of:=VALUE(ABJAD([.$B14];7;1))" office:value-type="float" office:value="3615" calcext:value-type="float">
            <text:p>3615</text:p>
          </table:table-cell>
        </table:table-row>
        <table:table-row table:style-name="ro4">
          <table:table-cell table:style-name="ce2" office:value-type="float" office:value="13" calcext:value-type="float">
            <text:p>13</text:p>
          </table:table-cell>
          <table:table-cell table:style-name="ce32" office:value-type="string" calcext:value-type="string">
            <text:p>وَاضْرِبْ لَهُمْ مَثَلًا أَصْحَابَ الْقَرْيَةِ إِذْ جَاءَهَا الْمُرْسَلُونَ</text:p>
          </table:table-cell>
          <table:table-cell table:style-name="ce9" table:formula="of:=VALUE(ABJAD(UNSUR([.$B15];1;0;1;[.$A$1]);1;1))" office:value-type="float" office:value="767" calcext:value-type="float">
            <text:p>767</text:p>
          </table:table-cell>
          <table:table-cell table:style-name="ce2" table:formula="of:=VALUE(ABJAD(UNSUR([.$B15];1;1;1;[.$A$1]);1;1))" office:value-type="float" office:value="683" calcext:value-type="float">
            <text:p>683</text:p>
          </table:table-cell>
          <table:table-cell table:style-name="ce12" table:formula="of:=VALUE(ABJAD(UNSUR([.$B15];1;2;1;[.$A$1]);1;1))" office:value-type="float" office:value="900" calcext:value-type="float">
            <text:p>900</text:p>
          </table:table-cell>
          <table:table-cell table:style-name="ce14" table:formula="of:=VALUE(ABJAD(UNSUR([.$B15];1;3;1;[.$A$1]);1;1))" office:value-type="float" office:value="882" calcext:value-type="float">
            <text:p>882</text:p>
          </table:table-cell>
          <table:table-cell table:style-name="ce16" table:formula="of:=VALUE(ABJAD([.$B15];1;1))" office:value-type="float" office:value="3232" calcext:value-type="float">
            <text:p>3232</text:p>
          </table:table-cell>
          <table:table-cell table:style-name="ce9" table:formula="of:=VALUE(ABJAD(UNSUR([.$B15];1;0;1;[.$A$1]);7;1))" office:value-type="float" office:value="977" calcext:value-type="float">
            <text:p>977</text:p>
          </table:table-cell>
          <table:table-cell table:style-name="ce2" table:formula="of:=VALUE(ABJAD(UNSUR([.$B15];1;1;1;[.$A$1]);7;1))" office:value-type="float" office:value="683" calcext:value-type="float">
            <text:p>683</text:p>
          </table:table-cell>
          <table:table-cell table:style-name="ce12" table:formula="of:=VALUE(ABJAD(UNSUR([.$B15];1;2;1;[.$A$1]);7;1))" office:value-type="float" office:value="190" calcext:value-type="float">
            <text:p>190</text:p>
          </table:table-cell>
          <table:table-cell table:style-name="ce14" table:formula="of:=VALUE(ABJAD(UNSUR([.$B15];1;3;1;[.$A$1]);7;1))" office:value-type="float" office:value="882" calcext:value-type="float">
            <text:p>882</text:p>
          </table:table-cell>
          <table:table-cell table:style-name="ce16" table:formula="of:=VALUE(ABJAD([.$B15];7;1))" office:value-type="float" office:value="2732" calcext:value-type="float">
            <text:p>2732</text:p>
          </table:table-cell>
        </table:table-row>
        <table:table-row table:style-name="ro4">
          <table:table-cell table:style-name="ce2" office:value-type="float" office:value="14" calcext:value-type="float">
            <text:p>14</text:p>
          </table:table-cell>
          <table:table-cell table:style-name="ce32" office:value-type="string" calcext:value-type="string">
            <text:p>إِذْ أَرْسَلْنَا إِلَيْهِمُ اثْنَيْنِ فَكَذَّبُوهُمَا فَعَزَّزْنَا بِثَالِثٍ فَقَالُوا إِنَّا إِلَيْكُمْ مُرْسَلُونَ</text:p>
          </table:table-cell>
          <table:table-cell table:style-name="ce9" table:formula="of:=VALUE(ABJAD(UNSUR([.$B16];1;0;1;[.$A$1]);1;1))" office:value-type="float" office:value="537" calcext:value-type="float">
            <text:p>537</text:p>
          </table:table-cell>
          <table:table-cell table:style-name="ce2" table:formula="of:=VALUE(ABJAD(UNSUR([.$B16];1;1;1;[.$A$1]);1;1))" office:value-type="float" office:value="1734" calcext:value-type="float">
            <text:p>1734</text:p>
          </table:table-cell>
          <table:table-cell table:style-name="ce12" table:formula="of:=VALUE(ABJAD(UNSUR([.$B16];1;2;1;[.$A$1]);1;1))" office:value-type="float" office:value="450" calcext:value-type="float">
            <text:p>450</text:p>
          </table:table-cell>
          <table:table-cell table:style-name="ce14" table:formula="of:=VALUE(ABJAD(UNSUR([.$B16];1;3;1;[.$A$1]);1;1))" office:value-type="float" office:value="1878" calcext:value-type="float">
            <text:p>1878</text:p>
          </table:table-cell>
          <table:table-cell table:style-name="ce16" table:formula="of:=VALUE(ABJAD([.$B16];1;1))" office:value-type="float" office:value="4599" calcext:value-type="float">
            <text:p>4599</text:p>
          </table:table-cell>
          <table:table-cell table:style-name="ce9" table:formula="of:=VALUE(ABJAD(UNSUR([.$B16];1;0;1;[.$A$1]);7;1))" office:value-type="float" office:value="1017" calcext:value-type="float">
            <text:p>1017</text:p>
          </table:table-cell>
          <table:table-cell table:style-name="ce2" table:formula="of:=VALUE(ABJAD(UNSUR([.$B16];1;1;1;[.$A$1]);7;1))" office:value-type="float" office:value="1734" calcext:value-type="float">
            <text:p>1734</text:p>
          </table:table-cell>
          <table:table-cell table:style-name="ce12" table:formula="of:=VALUE(ABJAD(UNSUR([.$B16];1;2;1;[.$A$1]);7;1))" office:value-type="float" office:value="450" calcext:value-type="float">
            <text:p>450</text:p>
          </table:table-cell>
          <table:table-cell table:style-name="ce14" table:formula="of:=VALUE(ABJAD(UNSUR([.$B16];1;3;1;[.$A$1]);7;1))" office:value-type="float" office:value="1878" calcext:value-type="float">
            <text:p>1878</text:p>
          </table:table-cell>
          <table:table-cell table:style-name="ce16" table:formula="of:=VALUE(ABJAD([.$B16];7;1))" office:value-type="float" office:value="5079" calcext:value-type="float">
            <text:p>5079</text:p>
          </table:table-cell>
        </table:table-row>
        <table:table-row table:style-name="ro4">
          <table:table-cell table:style-name="ce2" office:value-type="float" office:value="15" calcext:value-type="float">
            <text:p>15</text:p>
          </table:table-cell>
          <table:table-cell table:style-name="ce32" office:value-type="string" calcext:value-type="string">
            <text:p>قَالُوا مَا أَنْتُمْ إِلَّا بَشَرٌ مِثْلُنَا وَمَا أَنْزَلَ الرَّحْمَنُ مِنْ شَيْءٍ إِنْ أَنْتُمْ إِلَّا تَكْذِبُونَ</text:p>
          </table:table-cell>
          <table:table-cell table:style-name="ce9" table:formula="of:=VALUE(ABJAD(UNSUR([.$B17];1;0;1;[.$A$1]);1;1))" office:value-type="float" office:value="419" calcext:value-type="float">
            <text:p>419</text:p>
          </table:table-cell>
          <table:table-cell table:style-name="ce2" table:formula="of:=VALUE(ABJAD(UNSUR([.$B17];1;1;1;[.$A$1]);1;1))" office:value-type="float" office:value="705" calcext:value-type="float">
            <text:p>705</text:p>
          </table:table-cell>
          <table:table-cell table:style-name="ce12" table:formula="of:=VALUE(ABJAD(UNSUR([.$B17];1;2;1;[.$A$1]);1;1))" office:value-type="float" office:value="720" calcext:value-type="float">
            <text:p>720</text:p>
          </table:table-cell>
          <table:table-cell table:style-name="ce14" table:formula="of:=VALUE(ABJAD(UNSUR([.$B17];1;3;1;[.$A$1]);1;1))" office:value-type="float" office:value="2598" calcext:value-type="float">
            <text:p>2598</text:p>
          </table:table-cell>
          <table:table-cell table:style-name="ce16" table:formula="of:=VALUE(ABJAD([.$B17];1;1))" office:value-type="float" office:value="4442" calcext:value-type="float">
            <text:p>4442</text:p>
          </table:table-cell>
          <table:table-cell table:style-name="ce9" table:formula="of:=VALUE(ABJAD(UNSUR([.$B17];1;0;1;[.$A$1]);7;1))" office:value-type="float" office:value="419" calcext:value-type="float">
            <text:p>419</text:p>
          </table:table-cell>
          <table:table-cell table:style-name="ce2" table:formula="of:=VALUE(ABJAD(UNSUR([.$B17];1;1;1;[.$A$1]);7;1))" office:value-type="float" office:value="705" calcext:value-type="float">
            <text:p>705</text:p>
          </table:table-cell>
          <table:table-cell table:style-name="ce12" table:formula="of:=VALUE(ABJAD(UNSUR([.$B17];1;2;1;[.$A$1]);7;1))" office:value-type="float" office:value="2120" calcext:value-type="float">
            <text:p>2120</text:p>
          </table:table-cell>
          <table:table-cell table:style-name="ce14" table:formula="of:=VALUE(ABJAD(UNSUR([.$B17];1;3;1;[.$A$1]);7;1))" office:value-type="float" office:value="2598" calcext:value-type="float">
            <text:p>2598</text:p>
          </table:table-cell>
          <table:table-cell table:style-name="ce16" table:formula="of:=VALUE(ABJAD([.$B17];7;1))" office:value-type="float" office:value="5842" calcext:value-type="float">
            <text:p>5842</text:p>
          </table:table-cell>
        </table:table-row>
        <table:table-row table:style-name="ro3">
          <table:table-cell table:style-name="ce2" office:value-type="float" office:value="16" calcext:value-type="float">
            <text:p>16</text:p>
          </table:table-cell>
          <table:table-cell table:style-name="ce32" office:value-type="string" calcext:value-type="string">
            <text:p>قَالُوا رَبُّنَا يَعْلَمُ إِنَّا إِلَيْكُمْ لَمُرْسَلُونَ</text:p>
          </table:table-cell>
          <table:table-cell table:style-name="ce9" table:formula="of:=VALUE(ABJAD(UNSUR([.$B18];1;0;1;[.$A$1]);1;1))" office:value-type="float" office:value="468" calcext:value-type="float">
            <text:p>468</text:p>
          </table:table-cell>
          <table:table-cell table:style-name="ce2" table:formula="of:=VALUE(ABJAD(UNSUR([.$B18];1;1;1;[.$A$1]);1;1))" office:value-type="float" office:value="170" calcext:value-type="float">
            <text:p>170</text:p>
          </table:table-cell>
          <table:table-cell table:style-name="ce12" table:formula="of:=VALUE(ABJAD(UNSUR([.$B18];1;2;1;[.$A$1]);1;1))" office:value-type="float" office:value="190" calcext:value-type="float">
            <text:p>190</text:p>
          </table:table-cell>
          <table:table-cell table:style-name="ce14" table:formula="of:=VALUE(ABJAD(UNSUR([.$B18];1;3;1;[.$A$1]);1;1))" office:value-type="float" office:value="282" calcext:value-type="float">
            <text:p>282</text:p>
          </table:table-cell>
          <table:table-cell table:style-name="ce16" table:formula="of:=VALUE(ABJAD([.$B18];1;1))" office:value-type="float" office:value="1110" calcext:value-type="float">
            <text:p>1110</text:p>
          </table:table-cell>
          <table:table-cell table:style-name="ce9" table:formula="of:=VALUE(ABJAD(UNSUR([.$B18];1;0;1;[.$A$1]);7;1))" office:value-type="float" office:value="708" calcext:value-type="float">
            <text:p>708</text:p>
          </table:table-cell>
          <table:table-cell table:style-name="ce2" table:formula="of:=VALUE(ABJAD(UNSUR([.$B18];1;1;1;[.$A$1]);7;1))" office:value-type="float" office:value="170" calcext:value-type="float">
            <text:p>170</text:p>
          </table:table-cell>
          <table:table-cell table:style-name="ce12" table:formula="of:=VALUE(ABJAD(UNSUR([.$B18];1;2;1;[.$A$1]);7;1))" office:value-type="float" office:value="190" calcext:value-type="float">
            <text:p>190</text:p>
          </table:table-cell>
          <table:table-cell table:style-name="ce14" table:formula="of:=VALUE(ABJAD(UNSUR([.$B18];1;3;1;[.$A$1]);7;1))" office:value-type="float" office:value="282" calcext:value-type="float">
            <text:p>282</text:p>
          </table:table-cell>
          <table:table-cell table:style-name="ce16" table:formula="of:=VALUE(ABJAD([.$B18];7;1))" office:value-type="float" office:value="1350" calcext:value-type="float">
            <text:p>1350</text:p>
          </table:table-cell>
        </table:table-row>
        <table:table-row table:style-name="ro3">
          <table:table-cell table:style-name="ce2" office:value-type="float" office:value="17" calcext:value-type="float">
            <text:p>17</text:p>
          </table:table-cell>
          <table:table-cell table:style-name="ce32" office:value-type="string" calcext:value-type="string">
            <text:p>وَمَا عَلَيْنَا إِلَّا الْبَلَاغُ الْمُبِينُ</text:p>
          </table:table-cell>
          <table:table-cell table:style-name="ce9" table:formula="of:=VALUE(ABJAD(UNSUR([.$B19];1;0;1;[.$A$1]);1;1))" office:value-type="float" office:value="11" calcext:value-type="float">
            <text:p>11</text:p>
          </table:table-cell>
          <table:table-cell table:style-name="ce2" table:formula="of:=VALUE(ABJAD(UNSUR([.$B19];1;1;1;[.$A$1]);1;1))" office:value-type="float" office:value="170" calcext:value-type="float">
            <text:p>170</text:p>
          </table:table-cell>
          <table:table-cell table:style-name="ce12" table:formula="of:=VALUE(ABJAD(UNSUR([.$B19];1;2;1;[.$A$1]);1;1))" office:value-type="float" office:value="70" calcext:value-type="float">
            <text:p>70</text:p>
          </table:table-cell>
          <table:table-cell table:style-name="ce14" table:formula="of:=VALUE(ABJAD(UNSUR([.$B19];1;3;1;[.$A$1]);1;1))" office:value-type="float" office:value="1186" calcext:value-type="float">
            <text:p>1186</text:p>
          </table:table-cell>
          <table:table-cell table:style-name="ce16" table:formula="of:=VALUE(ABJAD([.$B19];1;1))" office:value-type="float" office:value="1437" calcext:value-type="float">
            <text:p>1437</text:p>
          </table:table-cell>
          <table:table-cell table:style-name="ce9" table:formula="of:=VALUE(ABJAD(UNSUR([.$B19];1;0;1;[.$A$1]);7;1))" office:value-type="float" office:value="11" calcext:value-type="float">
            <text:p>11</text:p>
          </table:table-cell>
          <table:table-cell table:style-name="ce2" table:formula="of:=VALUE(ABJAD(UNSUR([.$B19];1;1;1;[.$A$1]);7;1))" office:value-type="float" office:value="170" calcext:value-type="float">
            <text:p>170</text:p>
          </table:table-cell>
          <table:table-cell table:style-name="ce12" table:formula="of:=VALUE(ABJAD(UNSUR([.$B19];1;2;1;[.$A$1]);7;1))" office:value-type="float" office:value="70" calcext:value-type="float">
            <text:p>70</text:p>
          </table:table-cell>
          <table:table-cell table:style-name="ce14" table:formula="of:=VALUE(ABJAD(UNSUR([.$B19];1;3;1;[.$A$1]);7;1))" office:value-type="float" office:value="1086" calcext:value-type="float">
            <text:p>1086</text:p>
          </table:table-cell>
          <table:table-cell table:style-name="ce16" table:formula="of:=VALUE(ABJAD([.$B19];7;1))" office:value-type="float" office:value="1337" calcext:value-type="float">
            <text:p>1337</text:p>
          </table:table-cell>
        </table:table-row>
        <table:table-row table:style-name="ro4">
          <table:table-cell table:style-name="ce2" office:value-type="float" office:value="18" calcext:value-type="float">
            <text:p>18</text:p>
          </table:table-cell>
          <table:table-cell table:style-name="ce32" office:value-type="string" calcext:value-type="string">
            <text:p>قَالُوا إِنَّا تَطَيَّرْنَا بِكُمْ لَئِنْ لَمْ تَنْتَهُوا لَنَرْجُمَنَّكُمْ وَلَيَمَسَّنَّكُمْ مِنَّا عَذَابٌ أَلِيمٌ</text:p>
          </table:table-cell>
          <table:table-cell table:style-name="ce9" table:formula="of:=VALUE(ABJAD(UNSUR([.$B20];1;0;1;[.$A$1]);1;1))" office:value-type="float" office:value="477" calcext:value-type="float">
            <text:p>477</text:p>
          </table:table-cell>
          <table:table-cell table:style-name="ce2" table:formula="of:=VALUE(ABJAD(UNSUR([.$B20];1;1;1;[.$A$1]);1;1))" office:value-type="float" office:value="234" calcext:value-type="float">
            <text:p>234</text:p>
          </table:table-cell>
          <table:table-cell table:style-name="ce12" table:formula="of:=VALUE(ABJAD(UNSUR([.$B20];1;2;1;[.$A$1]);1;1))" office:value-type="float" office:value="230" calcext:value-type="float">
            <text:p>230</text:p>
          </table:table-cell>
          <table:table-cell table:style-name="ce14" table:formula="of:=VALUE(ABJAD(UNSUR([.$B20];1;3;1;[.$A$1]);1;1))" office:value-type="float" office:value="2638" calcext:value-type="float">
            <text:p>2638</text:p>
          </table:table-cell>
          <table:table-cell table:style-name="ce16" table:formula="of:=VALUE(ABJAD([.$B20];1;1))" office:value-type="float" office:value="3579" calcext:value-type="float">
            <text:p>3579</text:p>
          </table:table-cell>
          <table:table-cell table:style-name="ce9" table:formula="of:=VALUE(ABJAD(UNSUR([.$B20];1;0;1;[.$A$1]);7;1))" office:value-type="float" office:value="717" calcext:value-type="float">
            <text:p>717</text:p>
          </table:table-cell>
          <table:table-cell table:style-name="ce2" table:formula="of:=VALUE(ABJAD(UNSUR([.$B20];1;1;1;[.$A$1]);7;1))" office:value-type="float" office:value="234" calcext:value-type="float">
            <text:p>234</text:p>
          </table:table-cell>
          <table:table-cell table:style-name="ce12" table:formula="of:=VALUE(ABJAD(UNSUR([.$B20];1;2;1;[.$A$1]);7;1))" office:value-type="float" office:value="230" calcext:value-type="float">
            <text:p>230</text:p>
          </table:table-cell>
          <table:table-cell table:style-name="ce14" table:formula="of:=VALUE(ABJAD(UNSUR([.$B20];1;3;1;[.$A$1]);7;1))" office:value-type="float" office:value="2638" calcext:value-type="float">
            <text:p>2638</text:p>
          </table:table-cell>
          <table:table-cell table:style-name="ce16" table:formula="of:=VALUE(ABJAD([.$B20];7;1))" office:value-type="float" office:value="3819" calcext:value-type="float">
            <text:p>3819</text:p>
          </table:table-cell>
        </table:table-row>
        <table:table-row table:style-name="ro4">
          <table:table-cell table:style-name="ce2" office:value-type="float" office:value="19" calcext:value-type="float">
            <text:p>19</text:p>
          </table:table-cell>
          <table:table-cell table:style-name="ce32" office:value-type="string" calcext:value-type="string">
            <text:p>قَالُوا طَائِرُكُمْ مَعَكُمْ أَئِنْ ذُكِّرْتُمْ بَلْ أَنْتُمْ قَوْمٌ مُسْرِفُونَ</text:p>
          </table:table-cell>
          <table:table-cell table:style-name="ce9" table:formula="of:=VALUE(ABJAD(UNSUR([.$B21];1;0;1;[.$A$1]);1;1))" office:value-type="float" office:value="669" calcext:value-type="float">
            <text:p>669</text:p>
          </table:table-cell>
          <table:table-cell table:style-name="ce2" table:formula="of:=VALUE(ABJAD(UNSUR([.$B21];1;1;1;[.$A$1]);1;1))" office:value-type="float" office:value="89" calcext:value-type="float">
            <text:p>89</text:p>
          </table:table-cell>
          <table:table-cell table:style-name="ce12" table:formula="of:=VALUE(ABJAD(UNSUR([.$B21];1;2;1;[.$A$1]);1;1))" office:value-type="float" office:value="410" calcext:value-type="float">
            <text:p>410</text:p>
          </table:table-cell>
          <table:table-cell table:style-name="ce14" table:formula="of:=VALUE(ABJAD(UNSUR([.$B21];1;3;1;[.$A$1]);1;1))" office:value-type="float" office:value="1948" calcext:value-type="float">
            <text:p>1948</text:p>
          </table:table-cell>
          <table:table-cell table:style-name="ce16" table:formula="of:=VALUE(ABJAD([.$B21];1;1))" office:value-type="float" office:value="3116" calcext:value-type="float">
            <text:p>3116</text:p>
          </table:table-cell>
          <table:table-cell table:style-name="ce9" table:formula="of:=VALUE(ABJAD(UNSUR([.$B21];1;0;1;[.$A$1]);7;1))" office:value-type="float" office:value="909" calcext:value-type="float">
            <text:p>909</text:p>
          </table:table-cell>
          <table:table-cell table:style-name="ce2" table:formula="of:=VALUE(ABJAD(UNSUR([.$B21];1;1;1;[.$A$1]);7;1))" office:value-type="float" office:value="89" calcext:value-type="float">
            <text:p>89</text:p>
          </table:table-cell>
          <table:table-cell table:style-name="ce12" table:formula="of:=VALUE(ABJAD(UNSUR([.$B21];1;2;1;[.$A$1]);7;1))" office:value-type="float" office:value="410" calcext:value-type="float">
            <text:p>410</text:p>
          </table:table-cell>
          <table:table-cell table:style-name="ce14" table:formula="of:=VALUE(ABJAD(UNSUR([.$B21];1;3;1;[.$A$1]);7;1))" office:value-type="float" office:value="1948" calcext:value-type="float">
            <text:p>1948</text:p>
          </table:table-cell>
          <table:table-cell table:style-name="ce16" table:formula="of:=VALUE(ABJAD([.$B21];7;1))" office:value-type="float" office:value="3356" calcext:value-type="float">
            <text:p>3356</text:p>
          </table:table-cell>
        </table:table-row>
        <table:table-row table:style-name="ro4">
          <table:table-cell table:style-name="ce2" office:value-type="float" office:value="20" calcext:value-type="float">
            <text:p>20</text:p>
          </table:table-cell>
          <table:table-cell table:style-name="ce32" office:value-type="string" calcext:value-type="string">
            <text:p>وَجَاءَ مِنْ أَقْصَى الْمَدِينَةِ رَجُلٌ يَسْعَى قَالَ يَا قَوْمِ اتَّبِعُوا الْمُرْسَلِينَ</text:p>
          </table:table-cell>
          <table:table-cell table:style-name="ce9" table:formula="of:=VALUE(ABJAD(UNSUR([.$B22];1;0;1;[.$A$1]);1;1))" office:value-type="float" office:value="629" calcext:value-type="float">
            <text:p>629</text:p>
          </table:table-cell>
          <table:table-cell table:style-name="ce2" table:formula="of:=VALUE(ABJAD(UNSUR([.$B22];1;1;1;[.$A$1]);1;1))" office:value-type="float" office:value="195" calcext:value-type="float">
            <text:p>195</text:p>
          </table:table-cell>
          <table:table-cell table:style-name="ce12" table:formula="of:=VALUE(ABJAD(UNSUR([.$B22];1;2;1;[.$A$1]);1;1))" office:value-type="float" office:value="444" calcext:value-type="float">
            <text:p>444</text:p>
          </table:table-cell>
          <table:table-cell table:style-name="ce14" table:formula="of:=VALUE(ABJAD(UNSUR([.$B22];1;3;1;[.$A$1]);1;1))" office:value-type="float" office:value="728" calcext:value-type="float">
            <text:p>728</text:p>
          </table:table-cell>
          <table:table-cell table:style-name="ce16" table:formula="of:=VALUE(ABJAD([.$B22];1;1))" office:value-type="float" office:value="1996" calcext:value-type="float">
            <text:p>1996</text:p>
          </table:table-cell>
          <table:table-cell table:style-name="ce9" table:formula="of:=VALUE(ABJAD(UNSUR([.$B22];1;0;1;[.$A$1]);7;1))" office:value-type="float" office:value="1079" calcext:value-type="float">
            <text:p>1079</text:p>
          </table:table-cell>
          <table:table-cell table:style-name="ce2" table:formula="of:=VALUE(ABJAD(UNSUR([.$B22];1;1;1;[.$A$1]);7;1))" office:value-type="float" office:value="195" calcext:value-type="float">
            <text:p>195</text:p>
          </table:table-cell>
          <table:table-cell table:style-name="ce12" table:formula="of:=VALUE(ABJAD(UNSUR([.$B22];1;2;1;[.$A$1]);7;1))" office:value-type="float" office:value="444" calcext:value-type="float">
            <text:p>444</text:p>
          </table:table-cell>
          <table:table-cell table:style-name="ce14" table:formula="of:=VALUE(ABJAD(UNSUR([.$B22];1;3;1;[.$A$1]);7;1))" office:value-type="float" office:value="728" calcext:value-type="float">
            <text:p>728</text:p>
          </table:table-cell>
          <table:table-cell table:style-name="ce16" table:formula="of:=VALUE(ABJAD([.$B22];7;1))" office:value-type="float" office:value="2446" calcext:value-type="float">
            <text:p>2446</text:p>
          </table:table-cell>
        </table:table-row>
        <table:table-row table:style-name="ro3">
          <table:table-cell table:style-name="ce2" office:value-type="float" office:value="21" calcext:value-type="float">
            <text:p>21</text:p>
          </table:table-cell>
          <table:table-cell table:style-name="ce32" office:value-type="string" calcext:value-type="string">
            <text:p>اتَّبِعُوا مَنْ لَا يَسْأَلُكُمْ أَجْرًا وَهُمْ مُهْتَدُونَ</text:p>
          </table:table-cell>
          <table:table-cell table:style-name="ce9" table:formula="of:=VALUE(ABJAD(UNSUR([.$B23];1;0;1;[.$A$1]);1;1))" office:value-type="float" office:value="271" calcext:value-type="float">
            <text:p>271</text:p>
          </table:table-cell>
          <table:table-cell table:style-name="ce2" table:formula="of:=VALUE(ABJAD(UNSUR([.$B23];1;1;1;[.$A$1]);1;1))" office:value-type="float" office:value="80" calcext:value-type="float">
            <text:p>80</text:p>
          </table:table-cell>
          <table:table-cell table:style-name="ce12" table:formula="of:=VALUE(ABJAD(UNSUR([.$B23];1;2;1;[.$A$1]);1;1))" office:value-type="float" office:value="94" calcext:value-type="float">
            <text:p>94</text:p>
          </table:table-cell>
          <table:table-cell table:style-name="ce14" table:formula="of:=VALUE(ABJAD(UNSUR([.$B23];1;3;1;[.$A$1]);1;1))" office:value-type="float" office:value="1078" calcext:value-type="float">
            <text:p>1078</text:p>
          </table:table-cell>
          <table:table-cell table:style-name="ce16" table:formula="of:=VALUE(ABJAD([.$B23];1;1))" office:value-type="float" office:value="1523" calcext:value-type="float">
            <text:p>1523</text:p>
          </table:table-cell>
          <table:table-cell table:style-name="ce9" table:formula="of:=VALUE(ABJAD(UNSUR([.$B23];1;0;1;[.$A$1]);7;1))" office:value-type="float" office:value="511" calcext:value-type="float">
            <text:p>511</text:p>
          </table:table-cell>
          <table:table-cell table:style-name="ce2" table:formula="of:=VALUE(ABJAD(UNSUR([.$B23];1;1;1;[.$A$1]);7;1))" office:value-type="float" office:value="80" calcext:value-type="float">
            <text:p>80</text:p>
          </table:table-cell>
          <table:table-cell table:style-name="ce12" table:formula="of:=VALUE(ABJAD(UNSUR([.$B23];1;2;1;[.$A$1]);7;1))" office:value-type="float" office:value="94" calcext:value-type="float">
            <text:p>94</text:p>
          </table:table-cell>
          <table:table-cell table:style-name="ce14" table:formula="of:=VALUE(ABJAD(UNSUR([.$B23];1;3;1;[.$A$1]);7;1))" office:value-type="float" office:value="1078" calcext:value-type="float">
            <text:p>1078</text:p>
          </table:table-cell>
          <table:table-cell table:style-name="ce16" table:formula="of:=VALUE(ABJAD([.$B23];7;1))" office:value-type="float" office:value="1763" calcext:value-type="float">
            <text:p>1763</text:p>
          </table:table-cell>
        </table:table-row>
        <table:table-row table:style-name="ro4">
          <table:table-cell table:style-name="ce2" office:value-type="float" office:value="22" calcext:value-type="float">
            <text:p>22</text:p>
          </table:table-cell>
          <table:table-cell table:style-name="ce32" office:value-type="string" calcext:value-type="string">
            <text:p>وَمَا لِيَ لَا أَعْبُدُ الَّذِي فَطَرَنِي وَإِلَيْهِ تُرْجَعُونَ</text:p>
          </table:table-cell>
          <table:table-cell table:style-name="ce9" table:formula="of:=VALUE(ABJAD(UNSUR([.$B24];1;0;1;[.$A$1]);1;1))" office:value-type="float" office:value="410" calcext:value-type="float">
            <text:p>410</text:p>
          </table:table-cell>
          <table:table-cell table:style-name="ce2" table:formula="of:=VALUE(ABJAD(UNSUR([.$B24];1;1;1;[.$A$1]);1;1))" office:value-type="float" office:value="174" calcext:value-type="float">
            <text:p>174</text:p>
          </table:table-cell>
          <table:table-cell table:style-name="ce12" table:formula="of:=VALUE(ABJAD(UNSUR([.$B24];1;2;1;[.$A$1]);1;1))" office:value-type="float" office:value="224" calcext:value-type="float">
            <text:p>224</text:p>
          </table:table-cell>
          <table:table-cell table:style-name="ce14" table:formula="of:=VALUE(ABJAD(UNSUR([.$B24];1;3;1;[.$A$1]);1;1))" office:value-type="float" office:value="1258" calcext:value-type="float">
            <text:p>1258</text:p>
          </table:table-cell>
          <table:table-cell table:style-name="ce16" table:formula="of:=VALUE(ABJAD([.$B24];1;1))" office:value-type="float" office:value="2066" calcext:value-type="float">
            <text:p>2066</text:p>
          </table:table-cell>
          <table:table-cell table:style-name="ce9" table:formula="of:=VALUE(ABJAD(UNSUR([.$B24];1;0;1;[.$A$1]);7;1))" office:value-type="float" office:value="410" calcext:value-type="float">
            <text:p>410</text:p>
          </table:table-cell>
          <table:table-cell table:style-name="ce2" table:formula="of:=VALUE(ABJAD(UNSUR([.$B24];1;1;1;[.$A$1]);7;1))" office:value-type="float" office:value="174" calcext:value-type="float">
            <text:p>174</text:p>
          </table:table-cell>
          <table:table-cell table:style-name="ce12" table:formula="of:=VALUE(ABJAD(UNSUR([.$B24];1;2;1;[.$A$1]);7;1))" office:value-type="float" office:value="224" calcext:value-type="float">
            <text:p>224</text:p>
          </table:table-cell>
          <table:table-cell table:style-name="ce14" table:formula="of:=VALUE(ABJAD(UNSUR([.$B24];1;3;1;[.$A$1]);7;1))" office:value-type="float" office:value="1258" calcext:value-type="float">
            <text:p>1258</text:p>
          </table:table-cell>
          <table:table-cell table:style-name="ce16" table:formula="of:=VALUE(ABJAD([.$B24];7;1))" office:value-type="float" office:value="2066" calcext:value-type="float">
            <text:p>2066</text:p>
          </table:table-cell>
        </table:table-row>
        <table:table-row table:style-name="ro5">
          <table:table-cell table:style-name="ce2" office:value-type="float" office:value="23" calcext:value-type="float">
            <text:p>23</text:p>
          </table:table-cell>
          <table:table-cell table:style-name="ce32" office:value-type="string" calcext:value-type="string">
            <text:p>أَأَتَّخِذُ مِنْ دُونِهِ آلِهَةً إِنْ يُرِدْنِ الرَّحْمَنُ بِضُرٍّ لَا تُغْنِ عَنِّي شَفَاعَتُهُمْ شَيْئًا وَلَا يُنْقِذُونِ</text:p>
          </table:table-cell>
          <table:table-cell table:style-name="ce9" table:formula="of:=VALUE(ABJAD(UNSUR([.$B25];1;0;1;[.$A$1]);1;1))" office:value-type="float" office:value="1212" calcext:value-type="float">
            <text:p>1212</text:p>
          </table:table-cell>
          <table:table-cell table:style-name="ce2" table:formula="of:=VALUE(ABJAD(UNSUR([.$B25];1;1;1;[.$A$1]);1;1))" office:value-type="float" office:value="198" calcext:value-type="float">
            <text:p>198</text:p>
          </table:table-cell>
          <table:table-cell table:style-name="ce12" table:formula="of:=VALUE(ABJAD(UNSUR([.$B25];1;2;1;[.$A$1]);1;1))" office:value-type="float" office:value="1728" calcext:value-type="float">
            <text:p>1728</text:p>
          </table:table-cell>
          <table:table-cell table:style-name="ce14" table:formula="of:=VALUE(ABJAD(UNSUR([.$B25];1;3;1;[.$A$1]);1;1))" office:value-type="float" office:value="4188" calcext:value-type="float">
            <text:p>4188</text:p>
          </table:table-cell>
          <table:table-cell table:style-name="ce16" table:formula="of:=VALUE(ABJAD([.$B25];1;1))" office:value-type="float" office:value="7326" calcext:value-type="float">
            <text:p>7326</text:p>
          </table:table-cell>
          <table:table-cell table:style-name="ce9" table:formula="of:=VALUE(ABJAD(UNSUR([.$B25];1;0;1;[.$A$1]);7;1))" office:value-type="float" office:value="1212" calcext:value-type="float">
            <text:p>1212</text:p>
          </table:table-cell>
          <table:table-cell table:style-name="ce2" table:formula="of:=VALUE(ABJAD(UNSUR([.$B25];1;1;1;[.$A$1]);7;1))" office:value-type="float" office:value="198" calcext:value-type="float">
            <text:p>198</text:p>
          </table:table-cell>
          <table:table-cell table:style-name="ce12" table:formula="of:=VALUE(ABJAD(UNSUR([.$B25];1;2;1;[.$A$1]);7;1))" office:value-type="float" office:value="2418" calcext:value-type="float">
            <text:p>2418</text:p>
          </table:table-cell>
          <table:table-cell table:style-name="ce14" table:formula="of:=VALUE(ABJAD(UNSUR([.$B25];1;3;1;[.$A$1]);7;1))" office:value-type="float" office:value="4088" calcext:value-type="float">
            <text:p>4088</text:p>
          </table:table-cell>
          <table:table-cell table:style-name="ce16" table:formula="of:=VALUE(ABJAD([.$B25];7;1))" office:value-type="float" office:value="7916" calcext:value-type="float">
            <text:p>7916</text:p>
          </table:table-cell>
        </table:table-row>
        <table:table-row table:style-name="ro3">
          <table:table-cell table:style-name="ce2" office:value-type="float" office:value="24" calcext:value-type="float">
            <text:p>24</text:p>
          </table:table-cell>
          <table:table-cell table:style-name="ce32" office:value-type="string" calcext:value-type="string">
            <text:p>إِنِّي إِذًا لَفِي ضَلَالٍ مُبِينٍ</text:p>
          </table:table-cell>
          <table:table-cell table:style-name="ce9" table:formula="of:=VALUE(ABJAD(UNSUR([.$B26];1;0;1;[.$A$1]);1;1))" office:value-type="float" office:value="6" calcext:value-type="float">
            <text:p>6</text:p>
          </table:table-cell>
          <table:table-cell table:style-name="ce2" table:formula="of:=VALUE(ABJAD(UNSUR([.$B26];1;1;1;[.$A$1]);1;1))" office:value-type="float" office:value="120" calcext:value-type="float">
            <text:p>120</text:p>
          </table:table-cell>
          <table:table-cell table:style-name="ce12" table:formula="of:=VALUE(ABJAD(UNSUR([.$B26];1;2;1;[.$A$1]);1;1))" office:value-type="float" office:value="880" calcext:value-type="float">
            <text:p>880</text:p>
          </table:table-cell>
          <table:table-cell table:style-name="ce14" table:formula="of:=VALUE(ABJAD(UNSUR([.$B26];1;3;1;[.$A$1]);1;1))" office:value-type="float" office:value="840" calcext:value-type="float">
            <text:p>840</text:p>
          </table:table-cell>
          <table:table-cell table:style-name="ce16" table:formula="of:=VALUE(ABJAD([.$B26];1;1))" office:value-type="float" office:value="1846" calcext:value-type="float">
            <text:p>1846</text:p>
          </table:table-cell>
          <table:table-cell table:style-name="ce9" table:formula="of:=VALUE(ABJAD(UNSUR([.$B26];1;0;1;[.$A$1]);7;1))" office:value-type="float" office:value="6" calcext:value-type="float">
            <text:p>6</text:p>
          </table:table-cell>
          <table:table-cell table:style-name="ce2" table:formula="of:=VALUE(ABJAD(UNSUR([.$B26];1;1;1;[.$A$1]);7;1))" office:value-type="float" office:value="120" calcext:value-type="float">
            <text:p>120</text:p>
          </table:table-cell>
          <table:table-cell table:style-name="ce12" table:formula="of:=VALUE(ABJAD(UNSUR([.$B26];1;2;1;[.$A$1]);7;1))" office:value-type="float" office:value="170" calcext:value-type="float">
            <text:p>170</text:p>
          </table:table-cell>
          <table:table-cell table:style-name="ce14" table:formula="of:=VALUE(ABJAD(UNSUR([.$B26];1;3;1;[.$A$1]);7;1))" office:value-type="float" office:value="840" calcext:value-type="float">
            <text:p>840</text:p>
          </table:table-cell>
          <table:table-cell table:style-name="ce16" table:formula="of:=VALUE(ABJAD([.$B26];7;1))" office:value-type="float" office:value="1136" calcext:value-type="float">
            <text:p>1136</text:p>
          </table:table-cell>
        </table:table-row>
        <table:table-row table:style-name="ro3">
          <table:table-cell table:style-name="ce2" office:value-type="float" office:value="25" calcext:value-type="float">
            <text:p>25</text:p>
          </table:table-cell>
          <table:table-cell table:style-name="ce32" office:value-type="string" calcext:value-type="string">
            <text:p>إِنِّي آمَنْتُ بِرَبِّكُمْ فَاسْمَعُونِ</text:p>
          </table:table-cell>
          <table:table-cell table:style-name="ce9" table:formula="of:=VALUE(ABJAD(UNSUR([.$B27];1;0;1;[.$A$1]);1;1))" office:value-type="float" office:value="267" calcext:value-type="float">
            <text:p>267</text:p>
          </table:table-cell>
          <table:table-cell table:style-name="ce2" table:formula="of:=VALUE(ABJAD(UNSUR([.$B27];1;1;1;[.$A$1]);1;1))" office:value-type="float" office:value="10" calcext:value-type="float">
            <text:p>10</text:p>
          </table:table-cell>
          <table:table-cell table:style-name="ce12" table:formula="of:=VALUE(ABJAD(UNSUR([.$B27];1;2;1;[.$A$1]);1;1))" office:value-type="float" office:value="170" calcext:value-type="float">
            <text:p>170</text:p>
          </table:table-cell>
          <table:table-cell table:style-name="ce14" table:formula="of:=VALUE(ABJAD(UNSUR([.$B27];1;3;1;[.$A$1]);1;1))" office:value-type="float" office:value="676" calcext:value-type="float">
            <text:p>676</text:p>
          </table:table-cell>
          <table:table-cell table:style-name="ce16" table:formula="of:=VALUE(ABJAD([.$B27];1;1))" office:value-type="float" office:value="1123" calcext:value-type="float">
            <text:p>1123</text:p>
          </table:table-cell>
          <table:table-cell table:style-name="ce9" table:formula="of:=VALUE(ABJAD(UNSUR([.$B27];1;0;1;[.$A$1]);7;1))" office:value-type="float" office:value="507" calcext:value-type="float">
            <text:p>507</text:p>
          </table:table-cell>
          <table:table-cell table:style-name="ce2" table:formula="of:=VALUE(ABJAD(UNSUR([.$B27];1;1;1;[.$A$1]);7;1))" office:value-type="float" office:value="10" calcext:value-type="float">
            <text:p>10</text:p>
          </table:table-cell>
          <table:table-cell table:style-name="ce12" table:formula="of:=VALUE(ABJAD(UNSUR([.$B27];1;2;1;[.$A$1]);7;1))" office:value-type="float" office:value="170" calcext:value-type="float">
            <text:p>170</text:p>
          </table:table-cell>
          <table:table-cell table:style-name="ce14" table:formula="of:=VALUE(ABJAD(UNSUR([.$B27];1;3;1;[.$A$1]);7;1))" office:value-type="float" office:value="676" calcext:value-type="float">
            <text:p>676</text:p>
          </table:table-cell>
          <table:table-cell table:style-name="ce16" table:formula="of:=VALUE(ABJAD([.$B27];7;1))" office:value-type="float" office:value="1363" calcext:value-type="float">
            <text:p>1363</text:p>
          </table:table-cell>
        </table:table-row>
        <table:table-row table:style-name="ro4">
          <table:table-cell table:style-name="ce2" office:value-type="float" office:value="26" calcext:value-type="float">
            <text:p>26</text:p>
          </table:table-cell>
          <table:table-cell table:style-name="ce32" office:value-type="string" calcext:value-type="string">
            <text:p>قِيلَ ادْخُلِ الْجَنَّةَ قَالَ يَا لَيْتَ قَوْمِي يَعْلَمُونَ</text:p>
          </table:table-cell>
          <table:table-cell table:style-name="ce9" table:formula="of:=VALUE(ABJAD(UNSUR([.$B28];1;0;1;[.$A$1]);1;1))" office:value-type="float" office:value="607" calcext:value-type="float">
            <text:p>607</text:p>
          </table:table-cell>
          <table:table-cell table:style-name="ce2" table:formula="of:=VALUE(ABJAD(UNSUR([.$B28];1;1;1;[.$A$1]);1;1))" office:value-type="float" office:value="235" calcext:value-type="float">
            <text:p>235</text:p>
          </table:table-cell>
          <table:table-cell table:style-name="ce12" table:formula="of:=VALUE(ABJAD(UNSUR([.$B28];1;2;1;[.$A$1]);1;1))" office:value-type="float" office:value="374" calcext:value-type="float">
            <text:p>374</text:p>
          </table:table-cell>
          <table:table-cell table:style-name="ce14" table:formula="of:=VALUE(ABJAD(UNSUR([.$B28];1;3;1;[.$A$1]);1;1))" office:value-type="float" office:value="592" calcext:value-type="float">
            <text:p>592</text:p>
          </table:table-cell>
          <table:table-cell table:style-name="ce16" table:formula="of:=VALUE(ABJAD([.$B28];1;1))" office:value-type="float" office:value="1808" calcext:value-type="float">
            <text:p>1808</text:p>
          </table:table-cell>
          <table:table-cell table:style-name="ce9" table:formula="of:=VALUE(ABJAD(UNSUR([.$B28];1;0;1;[.$A$1]);7;1))" office:value-type="float" office:value="607" calcext:value-type="float">
            <text:p>607</text:p>
          </table:table-cell>
          <table:table-cell table:style-name="ce2" table:formula="of:=VALUE(ABJAD(UNSUR([.$B28];1;1;1;[.$A$1]);7;1))" office:value-type="float" office:value="235" calcext:value-type="float">
            <text:p>235</text:p>
          </table:table-cell>
          <table:table-cell table:style-name="ce12" table:formula="of:=VALUE(ABJAD(UNSUR([.$B28];1;2;1;[.$A$1]);7;1))" office:value-type="float" office:value="374" calcext:value-type="float">
            <text:p>374</text:p>
          </table:table-cell>
          <table:table-cell table:style-name="ce14" table:formula="of:=VALUE(ABJAD(UNSUR([.$B28];1;3;1;[.$A$1]);7;1))" office:value-type="float" office:value="592" calcext:value-type="float">
            <text:p>592</text:p>
          </table:table-cell>
          <table:table-cell table:style-name="ce16" table:formula="of:=VALUE(ABJAD([.$B28];7;1))" office:value-type="float" office:value="1808" calcext:value-type="float">
            <text:p>1808</text:p>
          </table:table-cell>
        </table:table-row>
        <table:table-row table:style-name="ro3">
          <table:table-cell table:style-name="ce2" office:value-type="float" office:value="27" calcext:value-type="float">
            <text:p>27</text:p>
          </table:table-cell>
          <table:table-cell table:style-name="ce32" office:value-type="string" calcext:value-type="string">
            <text:p>بِمَا غَفَرَ لِي رَبِّي وَجَعَلَنِي مِنَ الْمُكْرَمِينَ</text:p>
          </table:table-cell>
          <table:table-cell table:style-name="ce9" table:formula="of:=VALUE(ABJAD(UNSUR([.$B29];1;0;1;[.$A$1]);1;1))" office:value-type="float" office:value="609" calcext:value-type="float">
            <text:p>609</text:p>
          </table:table-cell>
          <table:table-cell table:style-name="ce2" table:formula="of:=VALUE(ABJAD(UNSUR([.$B29];1;1;1;[.$A$1]);1;1))" office:value-type="float" office:value="130" calcext:value-type="float">
            <text:p>130</text:p>
          </table:table-cell>
          <table:table-cell table:style-name="ce12" table:formula="of:=VALUE(ABJAD(UNSUR([.$B29];1;2;1;[.$A$1]);1;1))" office:value-type="float" office:value="170" calcext:value-type="float">
            <text:p>170</text:p>
          </table:table-cell>
          <table:table-cell table:style-name="ce14" table:formula="of:=VALUE(ABJAD(UNSUR([.$B29];1;3;1;[.$A$1]);1;1))" office:value-type="float" office:value="1316" calcext:value-type="float">
            <text:p>1316</text:p>
          </table:table-cell>
          <table:table-cell table:style-name="ce16" table:formula="of:=VALUE(ABJAD([.$B29];1;1))" office:value-type="float" office:value="2225" calcext:value-type="float">
            <text:p>2225</text:p>
          </table:table-cell>
          <table:table-cell table:style-name="ce9" table:formula="of:=VALUE(ABJAD(UNSUR([.$B29];1;0;1;[.$A$1]);7;1))" office:value-type="float" office:value="609" calcext:value-type="float">
            <text:p>609</text:p>
          </table:table-cell>
          <table:table-cell table:style-name="ce2" table:formula="of:=VALUE(ABJAD(UNSUR([.$B29];1;1;1;[.$A$1]);7;1))" office:value-type="float" office:value="130" calcext:value-type="float">
            <text:p>130</text:p>
          </table:table-cell>
          <table:table-cell table:style-name="ce12" table:formula="of:=VALUE(ABJAD(UNSUR([.$B29];1;2;1;[.$A$1]);7;1))" office:value-type="float" office:value="170" calcext:value-type="float">
            <text:p>170</text:p>
          </table:table-cell>
          <table:table-cell table:style-name="ce14" table:formula="of:=VALUE(ABJAD(UNSUR([.$B29];1;3;1;[.$A$1]);7;1))" office:value-type="float" office:value="1216" calcext:value-type="float">
            <text:p>1216</text:p>
          </table:table-cell>
          <table:table-cell table:style-name="ce16" table:formula="of:=VALUE(ABJAD([.$B29];7;1))" office:value-type="float" office:value="2125" calcext:value-type="float">
            <text:p>2125</text:p>
          </table:table-cell>
        </table:table-row>
        <table:table-row table:style-name="ro4">
          <table:table-cell table:style-name="ce2" office:value-type="float" office:value="28" calcext:value-type="float">
            <text:p>28</text:p>
          </table:table-cell>
          <table:table-cell table:style-name="ce32" office:value-type="string" calcext:value-type="string">
            <text:p>وَمَا أَنْزَلْنَا عَلَى قَوْمِهِ مِنْ بَعْدِهِ مِنْ جُنْدٍ مِنَ السَّمَاءِ وَمَا كُنَّا مُنْزِلِينَ</text:p>
          </table:table-cell>
          <table:table-cell table:style-name="ce9" table:formula="of:=VALUE(ABJAD(UNSUR([.$B30];1;0;1;[.$A$1]);1;1))" office:value-type="float" office:value="74" calcext:value-type="float">
            <text:p>74</text:p>
          </table:table-cell>
          <table:table-cell table:style-name="ce2" table:formula="of:=VALUE(ABJAD(UNSUR([.$B30];1;1;1;[.$A$1]);1;1))" office:value-type="float" office:value="154" calcext:value-type="float">
            <text:p>154</text:p>
          </table:table-cell>
          <table:table-cell table:style-name="ce12" table:formula="of:=VALUE(ABJAD(UNSUR([.$B30];1;2;1;[.$A$1]);1;1))" office:value-type="float" office:value="268" calcext:value-type="float">
            <text:p>268</text:p>
          </table:table-cell>
          <table:table-cell table:style-name="ce14" table:formula="of:=VALUE(ABJAD(UNSUR([.$B30];1;3;1;[.$A$1]);1;1))" office:value-type="float" office:value="788" calcext:value-type="float">
            <text:p>788</text:p>
          </table:table-cell>
          <table:table-cell table:style-name="ce16" table:formula="of:=VALUE(ABJAD([.$B30];1;1))" office:value-type="float" office:value="1284" calcext:value-type="float">
            <text:p>1284</text:p>
          </table:table-cell>
          <table:table-cell table:style-name="ce9" table:formula="of:=VALUE(ABJAD(UNSUR([.$B30];1;0;1;[.$A$1]);7;1))" office:value-type="float" office:value="314" calcext:value-type="float">
            <text:p>314</text:p>
          </table:table-cell>
          <table:table-cell table:style-name="ce2" table:formula="of:=VALUE(ABJAD(UNSUR([.$B30];1;1;1;[.$A$1]);7;1))" office:value-type="float" office:value="154" calcext:value-type="float">
            <text:p>154</text:p>
          </table:table-cell>
          <table:table-cell table:style-name="ce12" table:formula="of:=VALUE(ABJAD(UNSUR([.$B30];1;2;1;[.$A$1]);7;1))" office:value-type="float" office:value="268" calcext:value-type="float">
            <text:p>268</text:p>
          </table:table-cell>
          <table:table-cell table:style-name="ce14" table:formula="of:=VALUE(ABJAD(UNSUR([.$B30];1;3;1;[.$A$1]);7;1))" office:value-type="float" office:value="788" calcext:value-type="float">
            <text:p>788</text:p>
          </table:table-cell>
          <table:table-cell table:style-name="ce16" table:formula="of:=VALUE(ABJAD([.$B30];7;1))" office:value-type="float" office:value="1524" calcext:value-type="float">
            <text:p>1524</text:p>
          </table:table-cell>
        </table:table-row>
        <table:table-row table:style-name="ro4">
          <table:table-cell table:style-name="ce2" office:value-type="float" office:value="29" calcext:value-type="float">
            <text:p>29</text:p>
          </table:table-cell>
          <table:table-cell table:style-name="ce32" office:value-type="string" calcext:value-type="string">
            <text:p>إِنْ كَانَتْ إِلَّا صَيْحَةً وَاحِدَةً فَإِذَا هُمْ خَامِدُونَ</text:p>
          </table:table-cell>
          <table:table-cell table:style-name="ce9" table:formula="of:=VALUE(ABJAD(UNSUR([.$B31];1;0;1;[.$A$1]);1;1))" office:value-type="float" office:value="698" calcext:value-type="float">
            <text:p>698</text:p>
          </table:table-cell>
          <table:table-cell table:style-name="ce2" table:formula="of:=VALUE(ABJAD(UNSUR([.$B31];1;1;1;[.$A$1]);1;1))" office:value-type="float" office:value="71" calcext:value-type="float">
            <text:p>71</text:p>
          </table:table-cell>
          <table:table-cell table:style-name="ce12" table:formula="of:=VALUE(ABJAD(UNSUR([.$B31];1;2;1;[.$A$1]);1;1))" office:value-type="float" office:value="108" calcext:value-type="float">
            <text:p>108</text:p>
          </table:table-cell>
          <table:table-cell table:style-name="ce14" table:formula="of:=VALUE(ABJAD(UNSUR([.$B31];1;3;1;[.$A$1]);1;1))" office:value-type="float" office:value="1342" calcext:value-type="float">
            <text:p>1342</text:p>
          </table:table-cell>
          <table:table-cell table:style-name="ce16" table:formula="of:=VALUE(ABJAD([.$B31];1;1))" office:value-type="float" office:value="2219" calcext:value-type="float">
            <text:p>2219</text:p>
          </table:table-cell>
          <table:table-cell table:style-name="ce9" table:formula="of:=VALUE(ABJAD(UNSUR([.$B31];1;0;1;[.$A$1]);7;1))" office:value-type="float" office:value="668" calcext:value-type="float">
            <text:p>668</text:p>
          </table:table-cell>
          <table:table-cell table:style-name="ce2" table:formula="of:=VALUE(ABJAD(UNSUR([.$B31];1;1;1;[.$A$1]);7;1))" office:value-type="float" office:value="71" calcext:value-type="float">
            <text:p>71</text:p>
          </table:table-cell>
          <table:table-cell table:style-name="ce12" table:formula="of:=VALUE(ABJAD(UNSUR([.$B31];1;2;1;[.$A$1]);7;1))" office:value-type="float" office:value="108" calcext:value-type="float">
            <text:p>108</text:p>
          </table:table-cell>
          <table:table-cell table:style-name="ce14" table:formula="of:=VALUE(ABJAD(UNSUR([.$B31];1;3;1;[.$A$1]);7;1))" office:value-type="float" office:value="1342" calcext:value-type="float">
            <text:p>1342</text:p>
          </table:table-cell>
          <table:table-cell table:style-name="ce16" table:formula="of:=VALUE(ABJAD([.$B31];7;1))" office:value-type="float" office:value="2189" calcext:value-type="float">
            <text:p>2189</text:p>
          </table:table-cell>
        </table:table-row>
        <table:table-row table:style-name="ro4">
          <table:table-cell table:style-name="ce2" office:value-type="float" office:value="30" calcext:value-type="float">
            <text:p>30</text:p>
          </table:table-cell>
          <table:table-cell table:style-name="ce32" office:value-type="string" calcext:value-type="string">
            <text:p>يَا حَسْرَةً عَلَى الْعِبَادِ مَا يَأْتِيهِمْ مِنْ رَسُولٍ إِلَّا كَانُوا بِهِ يَسْتَهْزِئُونَ</text:p>
          </table:table-cell>
          <table:table-cell table:style-name="ce9" table:formula="of:=VALUE(ABJAD(UNSUR([.$B32];1;0;1;[.$A$1]);1;1))" office:value-type="float" office:value="595" calcext:value-type="float">
            <text:p>595</text:p>
          </table:table-cell>
          <table:table-cell table:style-name="ce2" table:formula="of:=VALUE(ABJAD(UNSUR([.$B32];1;1;1;[.$A$1]);1;1))" office:value-type="float" office:value="205" calcext:value-type="float">
            <text:p>205</text:p>
          </table:table-cell>
          <table:table-cell table:style-name="ce12" table:formula="of:=VALUE(ABJAD(UNSUR([.$B32];1;2;1;[.$A$1]);1;1))" office:value-type="float" office:value="164" calcext:value-type="float">
            <text:p>164</text:p>
          </table:table-cell>
          <table:table-cell table:style-name="ce14" table:formula="of:=VALUE(ABJAD(UNSUR([.$B32];1;3;1;[.$A$1]);1;1))" office:value-type="float" office:value="1088" calcext:value-type="float">
            <text:p>1088</text:p>
          </table:table-cell>
          <table:table-cell table:style-name="ce16" table:formula="of:=VALUE(ABJAD([.$B32];1;1))" office:value-type="float" office:value="2052" calcext:value-type="float">
            <text:p>2052</text:p>
          </table:table-cell>
          <table:table-cell table:style-name="ce9" table:formula="of:=VALUE(ABJAD(UNSUR([.$B32];1;0;1;[.$A$1]);7;1))" office:value-type="float" office:value="1315" calcext:value-type="float">
            <text:p>1315</text:p>
          </table:table-cell>
          <table:table-cell table:style-name="ce2" table:formula="of:=VALUE(ABJAD(UNSUR([.$B32];1;1;1;[.$A$1]);7;1))" office:value-type="float" office:value="205" calcext:value-type="float">
            <text:p>205</text:p>
          </table:table-cell>
          <table:table-cell table:style-name="ce12" table:formula="of:=VALUE(ABJAD(UNSUR([.$B32];1;2;1;[.$A$1]);7;1))" office:value-type="float" office:value="164" calcext:value-type="float">
            <text:p>164</text:p>
          </table:table-cell>
          <table:table-cell table:style-name="ce14" table:formula="of:=VALUE(ABJAD(UNSUR([.$B32];1;3;1;[.$A$1]);7;1))" office:value-type="float" office:value="1088" calcext:value-type="float">
            <text:p>1088</text:p>
          </table:table-cell>
          <table:table-cell table:style-name="ce16" table:formula="of:=VALUE(ABJAD([.$B32];7;1))" office:value-type="float" office:value="2772" calcext:value-type="float">
            <text:p>2772</text:p>
          </table:table-cell>
        </table:table-row>
        <table:table-row table:style-name="ro4">
          <table:table-cell table:style-name="ce2" office:value-type="float" office:value="31" calcext:value-type="float">
            <text:p>31</text:p>
          </table:table-cell>
          <table:table-cell table:style-name="ce32" office:value-type="string" calcext:value-type="string">
            <text:p>أَلَمْ يَرَوْا كَمْ أَهْلَكْنَا قَبْلَهُمْ مِنَ الْقُرُونِ أَنَّهُمْ إِلَيْهِمْ لَا يَرْجِعُونَ</text:p>
          </table:table-cell>
          <table:table-cell table:style-name="ce9" table:formula="of:=VALUE(ABJAD(UNSUR([.$B33];1;0;1;[.$A$1]);1;1))" office:value-type="float" office:value="613" calcext:value-type="float">
            <text:p>613</text:p>
          </table:table-cell>
          <table:table-cell table:style-name="ce2" table:formula="of:=VALUE(ABJAD(UNSUR([.$B33];1;1;1;[.$A$1]);1;1))" office:value-type="float" office:value="230" calcext:value-type="float">
            <text:p>230</text:p>
          </table:table-cell>
          <table:table-cell table:style-name="ce12" table:formula="of:=VALUE(ABJAD(UNSUR([.$B33];1;2;1;[.$A$1]);1;1))" office:value-type="float" office:value="310" calcext:value-type="float">
            <text:p>310</text:p>
          </table:table-cell>
          <table:table-cell table:style-name="ce14" table:formula="of:=VALUE(ABJAD(UNSUR([.$B33];1;3;1;[.$A$1]);1;1))" office:value-type="float" office:value="508" calcext:value-type="float">
            <text:p>508</text:p>
          </table:table-cell>
          <table:table-cell table:style-name="ce16" table:formula="of:=VALUE(ABJAD([.$B33];1;1))" office:value-type="float" office:value="1661" calcext:value-type="float">
            <text:p>1661</text:p>
          </table:table-cell>
          <table:table-cell table:style-name="ce9" table:formula="of:=VALUE(ABJAD(UNSUR([.$B33];1;0;1;[.$A$1]);7;1))" office:value-type="float" office:value="613" calcext:value-type="float">
            <text:p>613</text:p>
          </table:table-cell>
          <table:table-cell table:style-name="ce2" table:formula="of:=VALUE(ABJAD(UNSUR([.$B33];1;1;1;[.$A$1]);7;1))" office:value-type="float" office:value="230" calcext:value-type="float">
            <text:p>230</text:p>
          </table:table-cell>
          <table:table-cell table:style-name="ce12" table:formula="of:=VALUE(ABJAD(UNSUR([.$B33];1;2;1;[.$A$1]);7;1))" office:value-type="float" office:value="310" calcext:value-type="float">
            <text:p>310</text:p>
          </table:table-cell>
          <table:table-cell table:style-name="ce14" table:formula="of:=VALUE(ABJAD(UNSUR([.$B33];1;3;1;[.$A$1]);7;1))" office:value-type="float" office:value="508" calcext:value-type="float">
            <text:p>508</text:p>
          </table:table-cell>
          <table:table-cell table:style-name="ce16" table:formula="of:=VALUE(ABJAD([.$B33];7;1))" office:value-type="float" office:value="1661" calcext:value-type="float">
            <text:p>1661</text:p>
          </table:table-cell>
        </table:table-row>
        <table:table-row table:style-name="ro3">
          <table:table-cell table:style-name="ce2" office:value-type="float" office:value="32" calcext:value-type="float">
            <text:p>32</text:p>
          </table:table-cell>
          <table:table-cell table:style-name="ce32" office:value-type="string" calcext:value-type="string">
            <text:p>وَإِنْ كُلٌّ لَمَّا جَمِيعٌ لَدَيْنَا مُحْضَرُونَ</text:p>
          </table:table-cell>
          <table:table-cell table:style-name="ce9" table:formula="of:=VALUE(ABJAD(UNSUR([.$B34];1;0;1;[.$A$1]);1;1))" office:value-type="float" office:value="206" calcext:value-type="float">
            <text:p>206</text:p>
          </table:table-cell>
          <table:table-cell table:style-name="ce2" table:formula="of:=VALUE(ABJAD(UNSUR([.$B34];1;1;1;[.$A$1]);1;1))" office:value-type="float" office:value="118" calcext:value-type="float">
            <text:p>118</text:p>
          </table:table-cell>
          <table:table-cell table:style-name="ce12" table:formula="of:=VALUE(ABJAD(UNSUR([.$B34];1;2;1;[.$A$1]);1;1))" office:value-type="float" office:value="894" calcext:value-type="float">
            <text:p>894</text:p>
          </table:table-cell>
          <table:table-cell table:style-name="ce14" table:formula="of:=VALUE(ABJAD(UNSUR([.$B34];1;3;1;[.$A$1]);1;1))" office:value-type="float" office:value="282" calcext:value-type="float">
            <text:p>282</text:p>
          </table:table-cell>
          <table:table-cell table:style-name="ce16" table:formula="of:=VALUE(ABJAD([.$B34];1;1))" office:value-type="float" office:value="1500" calcext:value-type="float">
            <text:p>1500</text:p>
          </table:table-cell>
          <table:table-cell table:style-name="ce9" table:formula="of:=VALUE(ABJAD(UNSUR([.$B34];1;0;1;[.$A$1]);7;1))" office:value-type="float" office:value="206" calcext:value-type="float">
            <text:p>206</text:p>
          </table:table-cell>
          <table:table-cell table:style-name="ce2" table:formula="of:=VALUE(ABJAD(UNSUR([.$B34];1;1;1;[.$A$1]);7;1))" office:value-type="float" office:value="118" calcext:value-type="float">
            <text:p>118</text:p>
          </table:table-cell>
          <table:table-cell table:style-name="ce12" table:formula="of:=VALUE(ABJAD(UNSUR([.$B34];1;2;1;[.$A$1]);7;1))" office:value-type="float" office:value="184" calcext:value-type="float">
            <text:p>184</text:p>
          </table:table-cell>
          <table:table-cell table:style-name="ce14" table:formula="of:=VALUE(ABJAD(UNSUR([.$B34];1;3;1;[.$A$1]);7;1))" office:value-type="float" office:value="282" calcext:value-type="float">
            <text:p>282</text:p>
          </table:table-cell>
          <table:table-cell table:style-name="ce16" table:formula="of:=VALUE(ABJAD([.$B34];7;1))" office:value-type="float" office:value="790" calcext:value-type="float">
            <text:p>790</text:p>
          </table:table-cell>
        </table:table-row>
        <table:table-row table:style-name="ro4">
          <table:table-cell table:style-name="ce2" office:value-type="float" office:value="33" calcext:value-type="float">
            <text:p>33</text:p>
          </table:table-cell>
          <table:table-cell table:style-name="ce32" office:value-type="string" calcext:value-type="string">
            <text:p>وَآيَةٌ لَهُمُ الْأَرْضُ الْمَيْتَةُ أَحْيَيْنَاهَا وَأَخْرَجْنَا مِنْهَا حَبًّا فَمِنْهُ يَأْكُلُونَ</text:p>
          </table:table-cell>
          <table:table-cell table:style-name="ce9" table:formula="of:=VALUE(ABJAD(UNSUR([.$B35];1;0;1;[.$A$1]);1;1))" office:value-type="float" office:value="1017" calcext:value-type="float">
            <text:p>1017</text:p>
          </table:table-cell>
          <table:table-cell table:style-name="ce2" table:formula="of:=VALUE(ABJAD(UNSUR([.$B35];1;1;1;[.$A$1]);1;1))" office:value-type="float" office:value="216" calcext:value-type="float">
            <text:p>216</text:p>
          </table:table-cell>
          <table:table-cell table:style-name="ce12" table:formula="of:=VALUE(ABJAD(UNSUR([.$B35];1;2;1;[.$A$1]);1;1))" office:value-type="float" office:value="900" calcext:value-type="float">
            <text:p>900</text:p>
          </table:table-cell>
          <table:table-cell table:style-name="ce14" table:formula="of:=VALUE(ABJAD(UNSUR([.$B35];1;3;1;[.$A$1]);1;1))" office:value-type="float" office:value="828" calcext:value-type="float">
            <text:p>828</text:p>
          </table:table-cell>
          <table:table-cell table:style-name="ce16" table:formula="of:=VALUE(ABJAD([.$B35];1;1))" office:value-type="float" office:value="2961" calcext:value-type="float">
            <text:p>2961</text:p>
          </table:table-cell>
          <table:table-cell table:style-name="ce9" table:formula="of:=VALUE(ABJAD(UNSUR([.$B35];1;0;1;[.$A$1]);7;1))" office:value-type="float" office:value="1017" calcext:value-type="float">
            <text:p>1017</text:p>
          </table:table-cell>
          <table:table-cell table:style-name="ce2" table:formula="of:=VALUE(ABJAD(UNSUR([.$B35];1;1;1;[.$A$1]);7;1))" office:value-type="float" office:value="216" calcext:value-type="float">
            <text:p>216</text:p>
          </table:table-cell>
          <table:table-cell table:style-name="ce12" table:formula="of:=VALUE(ABJAD(UNSUR([.$B35];1;2;1;[.$A$1]);7;1))" office:value-type="float" office:value="190" calcext:value-type="float">
            <text:p>190</text:p>
          </table:table-cell>
          <table:table-cell table:style-name="ce14" table:formula="of:=VALUE(ABJAD(UNSUR([.$B35];1;3;1;[.$A$1]);7;1))" office:value-type="float" office:value="828" calcext:value-type="float">
            <text:p>828</text:p>
          </table:table-cell>
          <table:table-cell table:style-name="ce16" table:formula="of:=VALUE(ABJAD([.$B35];7;1))" office:value-type="float" office:value="2251" calcext:value-type="float">
            <text:p>2251</text:p>
          </table:table-cell>
        </table:table-row>
        <table:table-row table:style-name="ro4">
          <table:table-cell table:style-name="ce2" office:value-type="float" office:value="34" calcext:value-type="float">
            <text:p>34</text:p>
          </table:table-cell>
          <table:table-cell table:style-name="ce32" office:value-type="string" calcext:value-type="string">
            <text:p>وَجَعَلْنَا فِيهَا جَنَّاتٍ مِنْ نَخِيلٍ وَأَعْنَابٍ وَفَجَّرْنَا فِيهَا مِنَ الْعُيُونِ</text:p>
          </table:table-cell>
          <table:table-cell table:style-name="ce9" table:formula="of:=VALUE(ABJAD(UNSUR([.$B36];1;0;1;[.$A$1]);1;1))" office:value-type="float" office:value="819" calcext:value-type="float">
            <text:p>819</text:p>
          </table:table-cell>
          <table:table-cell table:style-name="ce2" table:formula="of:=VALUE(ABJAD(UNSUR([.$B36];1;1;1;[.$A$1]);1;1))" office:value-type="float" office:value="140" calcext:value-type="float">
            <text:p>140</text:p>
          </table:table-cell>
          <table:table-cell table:style-name="ce12" table:formula="of:=VALUE(ABJAD(UNSUR([.$B36];1;2;1;[.$A$1]);1;1))" office:value-type="float" office:value="450" calcext:value-type="float">
            <text:p>450</text:p>
          </table:table-cell>
          <table:table-cell table:style-name="ce14" table:formula="of:=VALUE(ABJAD(UNSUR([.$B36];1;3;1;[.$A$1]);1;1))" office:value-type="float" office:value="904" calcext:value-type="float">
            <text:p>904</text:p>
          </table:table-cell>
          <table:table-cell table:style-name="ce16" table:formula="of:=VALUE(ABJAD([.$B36];1;1))" office:value-type="float" office:value="2313" calcext:value-type="float">
            <text:p>2313</text:p>
          </table:table-cell>
          <table:table-cell table:style-name="ce9" table:formula="of:=VALUE(ABJAD(UNSUR([.$B36];1;0;1;[.$A$1]);7;1))" office:value-type="float" office:value="819" calcext:value-type="float">
            <text:p>819</text:p>
          </table:table-cell>
          <table:table-cell table:style-name="ce2" table:formula="of:=VALUE(ABJAD(UNSUR([.$B36];1;1;1;[.$A$1]);7;1))" office:value-type="float" office:value="140" calcext:value-type="float">
            <text:p>140</text:p>
          </table:table-cell>
          <table:table-cell table:style-name="ce12" table:formula="of:=VALUE(ABJAD(UNSUR([.$B36];1;2;1;[.$A$1]);7;1))" office:value-type="float" office:value="450" calcext:value-type="float">
            <text:p>450</text:p>
          </table:table-cell>
          <table:table-cell table:style-name="ce14" table:formula="of:=VALUE(ABJAD(UNSUR([.$B36];1;3;1;[.$A$1]);7;1))" office:value-type="float" office:value="904" calcext:value-type="float">
            <text:p>904</text:p>
          </table:table-cell>
          <table:table-cell table:style-name="ce16" table:formula="of:=VALUE(ABJAD([.$B36];7;1))" office:value-type="float" office:value="2313" calcext:value-type="float">
            <text:p>2313</text:p>
          </table:table-cell>
        </table:table-row>
        <table:table-row table:style-name="ro4">
          <table:table-cell table:style-name="ce2" office:value-type="float" office:value="35" calcext:value-type="float">
            <text:p>35</text:p>
          </table:table-cell>
          <table:table-cell table:style-name="ce32" office:value-type="string" calcext:value-type="string">
            <text:p>لِيَأْكُلُوا مِنْ ثَمَرِهِ وَمَا عَمِلَتْهُ أَيْدِيهِمْ أَفَلَا يَشْكُرُونَ</text:p>
          </table:table-cell>
          <table:table-cell table:style-name="ce9" table:formula="of:=VALUE(ABJAD(UNSUR([.$B37];1;0;1;[.$A$1]);1;1))" office:value-type="float" office:value="406" calcext:value-type="float">
            <text:p>406</text:p>
          </table:table-cell>
          <table:table-cell table:style-name="ce2" table:formula="of:=VALUE(ABJAD(UNSUR([.$B37];1;1;1;[.$A$1]);1;1))" office:value-type="float" office:value="675" calcext:value-type="float">
            <text:p>675</text:p>
          </table:table-cell>
          <table:table-cell table:style-name="ce12" table:formula="of:=VALUE(ABJAD(UNSUR([.$B37];1;2;1;[.$A$1]);1;1))" office:value-type="float" office:value="494" calcext:value-type="float">
            <text:p>494</text:p>
          </table:table-cell>
          <table:table-cell table:style-name="ce14" table:formula="of:=VALUE(ABJAD(UNSUR([.$B37];1;3;1;[.$A$1]);1;1))" office:value-type="float" office:value="718" calcext:value-type="float">
            <text:p>718</text:p>
          </table:table-cell>
          <table:table-cell table:style-name="ce16" table:formula="of:=VALUE(ABJAD([.$B37];1;1))" office:value-type="float" office:value="2293" calcext:value-type="float">
            <text:p>2293</text:p>
          </table:table-cell>
          <table:table-cell table:style-name="ce9" table:formula="of:=VALUE(ABJAD(UNSUR([.$B37];1;0;1;[.$A$1]);7;1))" office:value-type="float" office:value="406" calcext:value-type="float">
            <text:p>406</text:p>
          </table:table-cell>
          <table:table-cell table:style-name="ce2" table:formula="of:=VALUE(ABJAD(UNSUR([.$B37];1;1;1;[.$A$1]);7;1))" office:value-type="float" office:value="675" calcext:value-type="float">
            <text:p>675</text:p>
          </table:table-cell>
          <table:table-cell table:style-name="ce12" table:formula="of:=VALUE(ABJAD(UNSUR([.$B37];1;2;1;[.$A$1]);7;1))" office:value-type="float" office:value="1194" calcext:value-type="float">
            <text:p>1194</text:p>
          </table:table-cell>
          <table:table-cell table:style-name="ce14" table:formula="of:=VALUE(ABJAD(UNSUR([.$B37];1;3;1;[.$A$1]);7;1))" office:value-type="float" office:value="718" calcext:value-type="float">
            <text:p>718</text:p>
          </table:table-cell>
          <table:table-cell table:style-name="ce16" table:formula="of:=VALUE(ABJAD([.$B37];7;1))" office:value-type="float" office:value="2993" calcext:value-type="float">
            <text:p>2993</text:p>
          </table:table-cell>
        </table:table-row>
        <table:table-row table:style-name="ro5">
          <table:table-cell table:style-name="ce2" office:value-type="float" office:value="36" calcext:value-type="float">
            <text:p>36</text:p>
          </table:table-cell>
          <table:table-cell table:style-name="ce32" office:value-type="string" calcext:value-type="string">
            <text:p>سُبْحَانَ الَّذِي خَلَقَ الْأَزْوَاجَ كُلَّهَا مِمَّا تُنْبِتُ الْأَرْضُ وَمِنْ أَنْفُسِهِمْ وَمِمَّا لَا يَعْلَمُونَ</text:p>
          </table:table-cell>
          <table:table-cell table:style-name="ce9" table:formula="of:=VALUE(ABJAD(UNSUR([.$B38];1;0;1;[.$A$1]);1;1))" office:value-type="float" office:value="939" calcext:value-type="float">
            <text:p>939</text:p>
          </table:table-cell>
          <table:table-cell table:style-name="ce2" table:formula="of:=VALUE(ABJAD(UNSUR([.$B38];1;1;1;[.$A$1]);1;1))" office:value-type="float" office:value="255" calcext:value-type="float">
            <text:p>255</text:p>
          </table:table-cell>
          <table:table-cell table:style-name="ce12" table:formula="of:=VALUE(ABJAD(UNSUR([.$B38];1;2;1;[.$A$1]);1;1))" office:value-type="float" office:value="1070" calcext:value-type="float">
            <text:p>1070</text:p>
          </table:table-cell>
          <table:table-cell table:style-name="ce14" table:formula="of:=VALUE(ABJAD(UNSUR([.$B38];1;3;1;[.$A$1]);1;1))" office:value-type="float" office:value="2054" calcext:value-type="float">
            <text:p>2054</text:p>
          </table:table-cell>
          <table:table-cell table:style-name="ce16" table:formula="of:=VALUE(ABJAD([.$B38];1;1))" office:value-type="float" office:value="4318" calcext:value-type="float">
            <text:p>4318</text:p>
          </table:table-cell>
          <table:table-cell table:style-name="ce9" table:formula="of:=VALUE(ABJAD(UNSUR([.$B38];1;0;1;[.$A$1]);7;1))" office:value-type="float" office:value="1419" calcext:value-type="float">
            <text:p>1419</text:p>
          </table:table-cell>
          <table:table-cell table:style-name="ce2" table:formula="of:=VALUE(ABJAD(UNSUR([.$B38];1;1;1;[.$A$1]);7;1))" office:value-type="float" office:value="255" calcext:value-type="float">
            <text:p>255</text:p>
          </table:table-cell>
          <table:table-cell table:style-name="ce12" table:formula="of:=VALUE(ABJAD(UNSUR([.$B38];1;2;1;[.$A$1]);7;1))" office:value-type="float" office:value="360" calcext:value-type="float">
            <text:p>360</text:p>
          </table:table-cell>
          <table:table-cell table:style-name="ce14" table:formula="of:=VALUE(ABJAD(UNSUR([.$B38];1;3;1;[.$A$1]);7;1))" office:value-type="float" office:value="2054" calcext:value-type="float">
            <text:p>2054</text:p>
          </table:table-cell>
          <table:table-cell table:style-name="ce16" table:formula="of:=VALUE(ABJAD([.$B38];7;1))" office:value-type="float" office:value="4088" calcext:value-type="float">
            <text:p>4088</text:p>
          </table:table-cell>
        </table:table-row>
        <table:table-row table:style-name="ro4">
          <table:table-cell table:style-name="ce2" office:value-type="float" office:value="37" calcext:value-type="float">
            <text:p>37</text:p>
          </table:table-cell>
          <table:table-cell table:style-name="ce32" office:value-type="string" calcext:value-type="string">
            <text:p>وَآيَةٌ لَهُمُ اللَّيْلُ نَسْلَخُ مِنْهُ النَّهَارَ فَإِذَا هُمْ مُظْلِمُونَ</text:p>
          </table:table-cell>
          <table:table-cell table:style-name="ce9" table:formula="of:=VALUE(ABJAD(UNSUR([.$B39];1;0;1;[.$A$1]);1;1))" office:value-type="float" office:value="866" calcext:value-type="float">
            <text:p>866</text:p>
          </table:table-cell>
          <table:table-cell table:style-name="ce2" table:formula="of:=VALUE(ABJAD(UNSUR([.$B39];1;1;1;[.$A$1]);1;1))" office:value-type="float" office:value="255" calcext:value-type="float">
            <text:p>255</text:p>
          </table:table-cell>
          <table:table-cell table:style-name="ce12" table:formula="of:=VALUE(ABJAD(UNSUR([.$B39];1;2;1;[.$A$1]);1;1))" office:value-type="float" office:value="80" calcext:value-type="float">
            <text:p>80</text:p>
          </table:table-cell>
          <table:table-cell table:style-name="ce14" table:formula="of:=VALUE(ABJAD(UNSUR([.$B39];1;3;1;[.$A$1]);1;1))" office:value-type="float" office:value="2012" calcext:value-type="float">
            <text:p>2012</text:p>
          </table:table-cell>
          <table:table-cell table:style-name="ce16" table:formula="of:=VALUE(ABJAD([.$B39];1;1))" office:value-type="float" office:value="3213" calcext:value-type="float">
            <text:p>3213</text:p>
          </table:table-cell>
          <table:table-cell table:style-name="ce9" table:formula="of:=VALUE(ABJAD(UNSUR([.$B39];1;0;1;[.$A$1]);7;1))" office:value-type="float" office:value="1106" calcext:value-type="float">
            <text:p>1106</text:p>
          </table:table-cell>
          <table:table-cell table:style-name="ce2" table:formula="of:=VALUE(ABJAD(UNSUR([.$B39];1;1;1;[.$A$1]);7;1))" office:value-type="float" office:value="255" calcext:value-type="float">
            <text:p>255</text:p>
          </table:table-cell>
          <table:table-cell table:style-name="ce12" table:formula="of:=VALUE(ABJAD(UNSUR([.$B39];1;2;1;[.$A$1]);7;1))" office:value-type="float" office:value="80" calcext:value-type="float">
            <text:p>80</text:p>
          </table:table-cell>
          <table:table-cell table:style-name="ce14" table:formula="of:=VALUE(ABJAD(UNSUR([.$B39];1;3;1;[.$A$1]);7;1))" office:value-type="float" office:value="1912" calcext:value-type="float">
            <text:p>1912</text:p>
          </table:table-cell>
          <table:table-cell table:style-name="ce16" table:formula="of:=VALUE(ABJAD([.$B39];7;1))" office:value-type="float" office:value="3353" calcext:value-type="float">
            <text:p>3353</text:p>
          </table:table-cell>
        </table:table-row>
        <table:table-row table:style-name="ro4">
          <table:table-cell table:style-name="ce2" office:value-type="float" office:value="38" calcext:value-type="float">
            <text:p>38</text:p>
          </table:table-cell>
          <table:table-cell table:style-name="ce32" office:value-type="string" calcext:value-type="string">
            <text:p>وَالشَّمْسُ تَجْرِي لِمُسْتَقَرٍّ لَهَا ذَلِكَ تَقْدِيرُ الْعَزِيزِ الْعَلِيمِ</text:p>
          </table:table-cell>
          <table:table-cell table:style-name="ce9" table:formula="of:=VALUE(ABJAD(UNSUR([.$B40];1;0;1;[.$A$1]);1;1))" office:value-type="float" office:value="727" calcext:value-type="float">
            <text:p>727</text:p>
          </table:table-cell>
          <table:table-cell table:style-name="ce2" table:formula="of:=VALUE(ABJAD(UNSUR([.$B40];1;1;1;[.$A$1]);1;1))" office:value-type="float" office:value="269" calcext:value-type="float">
            <text:p>269</text:p>
          </table:table-cell>
          <table:table-cell table:style-name="ce12" table:formula="of:=VALUE(ABJAD(UNSUR([.$B40];1;2;1;[.$A$1]);1;1))" office:value-type="float" office:value="664" calcext:value-type="float">
            <text:p>664</text:p>
          </table:table-cell>
          <table:table-cell table:style-name="ce14" table:formula="of:=VALUE(ABJAD(UNSUR([.$B40];1;3;1;[.$A$1]);1;1))" office:value-type="float" office:value="2026" calcext:value-type="float">
            <text:p>2026</text:p>
          </table:table-cell>
          <table:table-cell table:style-name="ce16" table:formula="of:=VALUE(ABJAD([.$B40];1;1))" office:value-type="float" office:value="3686" calcext:value-type="float">
            <text:p>3686</text:p>
          </table:table-cell>
          <table:table-cell table:style-name="ce9" table:formula="of:=VALUE(ABJAD(UNSUR([.$B40];1;0;1;[.$A$1]);7;1))" office:value-type="float" office:value="1207" calcext:value-type="float">
            <text:p>1207</text:p>
          </table:table-cell>
          <table:table-cell table:style-name="ce2" table:formula="of:=VALUE(ABJAD(UNSUR([.$B40];1;1;1;[.$A$1]);7;1))" office:value-type="float" office:value="269" calcext:value-type="float">
            <text:p>269</text:p>
          </table:table-cell>
          <table:table-cell table:style-name="ce12" table:formula="of:=VALUE(ABJAD(UNSUR([.$B40];1;2;1;[.$A$1]);7;1))" office:value-type="float" office:value="1364" calcext:value-type="float">
            <text:p>1364</text:p>
          </table:table-cell>
          <table:table-cell table:style-name="ce14" table:formula="of:=VALUE(ABJAD(UNSUR([.$B40];1;3;1;[.$A$1]);7;1))" office:value-type="float" office:value="2026" calcext:value-type="float">
            <text:p>2026</text:p>
          </table:table-cell>
          <table:table-cell table:style-name="ce16" table:formula="of:=VALUE(ABJAD([.$B40];7;1))" office:value-type="float" office:value="4866" calcext:value-type="float">
            <text:p>4866</text:p>
          </table:table-cell>
        </table:table-row>
        <table:table-row table:style-name="ro4">
          <table:table-cell table:style-name="ce2" office:value-type="float" office:value="39" calcext:value-type="float">
            <text:p>39</text:p>
          </table:table-cell>
          <table:table-cell table:style-name="ce32" office:value-type="string" calcext:value-type="string">
            <text:p>وَالْقَمَرَ قَدَّرْنَاهُ مَنَازِلَ حَتَّى عَادَ كَالْعُرْجُونِ الْقَدِيمِ</text:p>
          </table:table-cell>
          <table:table-cell table:style-name="ce9" table:formula="of:=VALUE(ABJAD(UNSUR([.$B41];1;0;1;[.$A$1]);1;1))" office:value-type="float" office:value="610" calcext:value-type="float">
            <text:p>610</text:p>
          </table:table-cell>
          <table:table-cell table:style-name="ce2" table:formula="of:=VALUE(ABJAD(UNSUR([.$B41];1;1;1;[.$A$1]);1;1))" office:value-type="float" office:value="150" calcext:value-type="float">
            <text:p>150</text:p>
          </table:table-cell>
          <table:table-cell table:style-name="ce12" table:formula="of:=VALUE(ABJAD(UNSUR([.$B41];1;2;1;[.$A$1]);1;1))" office:value-type="float" office:value="472" calcext:value-type="float">
            <text:p>472</text:p>
          </table:table-cell>
          <table:table-cell table:style-name="ce14" table:formula="of:=VALUE(ABJAD(UNSUR([.$B41];1;3;1;[.$A$1]);1;1))" office:value-type="float" office:value="682" calcext:value-type="float">
            <text:p>682</text:p>
          </table:table-cell>
          <table:table-cell table:style-name="ce16" table:formula="of:=VALUE(ABJAD([.$B41];1;1))" office:value-type="float" office:value="1914" calcext:value-type="float">
            <text:p>1914</text:p>
          </table:table-cell>
          <table:table-cell table:style-name="ce9" table:formula="of:=VALUE(ABJAD(UNSUR([.$B41];1;0;1;[.$A$1]);7;1))" office:value-type="float" office:value="610" calcext:value-type="float">
            <text:p>610</text:p>
          </table:table-cell>
          <table:table-cell table:style-name="ce2" table:formula="of:=VALUE(ABJAD(UNSUR([.$B41];1;1;1;[.$A$1]);7;1))" office:value-type="float" office:value="150" calcext:value-type="float">
            <text:p>150</text:p>
          </table:table-cell>
          <table:table-cell table:style-name="ce12" table:formula="of:=VALUE(ABJAD(UNSUR([.$B41];1;2;1;[.$A$1]);7;1))" office:value-type="float" office:value="472" calcext:value-type="float">
            <text:p>472</text:p>
          </table:table-cell>
          <table:table-cell table:style-name="ce14" table:formula="of:=VALUE(ABJAD(UNSUR([.$B41];1;3;1;[.$A$1]);7;1))" office:value-type="float" office:value="682" calcext:value-type="float">
            <text:p>682</text:p>
          </table:table-cell>
          <table:table-cell table:style-name="ce16" table:formula="of:=VALUE(ABJAD([.$B41];7;1))" office:value-type="float" office:value="1914" calcext:value-type="float">
            <text:p>1914</text:p>
          </table:table-cell>
        </table:table-row>
        <table:table-row table:style-name="ro4">
          <table:table-cell table:style-name="ce2" office:value-type="float" office:value="40" calcext:value-type="float">
            <text:p>40</text:p>
          </table:table-cell>
          <table:table-cell table:style-name="ce32" office:value-type="string" calcext:value-type="string">
            <text:p>لَا الشَّمْسُ يَنْبَغِي لَهَا أَنْ تُدْرِكَ الْقَمَرَ وَلَا اللَّيْلُ سَابِقُ النَّهَارِ وَكُلٌّ فِي فَلَكٍ يَسْبَحُونَ</text:p>
          </table:table-cell>
          <table:table-cell table:style-name="ce9" table:formula="of:=VALUE(ABJAD(UNSUR([.$B42];1;0;1;[.$A$1]);1;1))" office:value-type="float" office:value="796" calcext:value-type="float">
            <text:p>796</text:p>
          </table:table-cell>
          <table:table-cell table:style-name="ce2" table:formula="of:=VALUE(ABJAD(UNSUR([.$B42];1;1;1;[.$A$1]);1;1))" office:value-type="float" office:value="398" calcext:value-type="float">
            <text:p>398</text:p>
          </table:table-cell>
          <table:table-cell table:style-name="ce12" table:formula="of:=VALUE(ABJAD(UNSUR([.$B42];1;2;1;[.$A$1]);1;1))" office:value-type="float" office:value="724" calcext:value-type="float">
            <text:p>724</text:p>
          </table:table-cell>
          <table:table-cell table:style-name="ce14" table:formula="of:=VALUE(ABJAD(UNSUR([.$B42];1;3;1;[.$A$1]);1;1))" office:value-type="float" office:value="1698" calcext:value-type="float">
            <text:p>1698</text:p>
          </table:table-cell>
          <table:table-cell table:style-name="ce16" table:formula="of:=VALUE(ABJAD([.$B42];1;1))" office:value-type="float" office:value="3616" calcext:value-type="float">
            <text:p>3616</text:p>
          </table:table-cell>
          <table:table-cell table:style-name="ce9" table:formula="of:=VALUE(ABJAD(UNSUR([.$B42];1;0;1;[.$A$1]);7;1))" office:value-type="float" office:value="1516" calcext:value-type="float">
            <text:p>1516</text:p>
          </table:table-cell>
          <table:table-cell table:style-name="ce2" table:formula="of:=VALUE(ABJAD(UNSUR([.$B42];1;1;1;[.$A$1]);7;1))" office:value-type="float" office:value="398" calcext:value-type="float">
            <text:p>398</text:p>
          </table:table-cell>
          <table:table-cell table:style-name="ce12" table:formula="of:=VALUE(ABJAD(UNSUR([.$B42];1;2;1;[.$A$1]);7;1))" office:value-type="float" office:value="1424" calcext:value-type="float">
            <text:p>1424</text:p>
          </table:table-cell>
          <table:table-cell table:style-name="ce14" table:formula="of:=VALUE(ABJAD(UNSUR([.$B42];1;3;1;[.$A$1]);7;1))" office:value-type="float" office:value="1598" calcext:value-type="float">
            <text:p>1598</text:p>
          </table:table-cell>
          <table:table-cell table:style-name="ce16" table:formula="of:=VALUE(ABJAD([.$B42];7;1))" office:value-type="float" office:value="4936" calcext:value-type="float">
            <text:p>4936</text:p>
          </table:table-cell>
        </table:table-row>
        <table:table-row table:style-name="ro4">
          <table:table-cell table:style-name="ce2" office:value-type="float" office:value="41" calcext:value-type="float">
            <text:p>41</text:p>
          </table:table-cell>
          <table:table-cell table:style-name="ce32" office:value-type="string" calcext:value-type="string">
            <text:p>وَآيَةٌ لَهُمْ أَنَّا حَمَلْنَا ذُرِّيَّتَهُمْ فِي الْفُلْكِ الْمَشْحُونِ</text:p>
          </table:table-cell>
          <table:table-cell table:style-name="ce9" table:formula="of:=VALUE(ABJAD(UNSUR([.$B43];1;0;1;[.$A$1]);1;1))" office:value-type="float" office:value="206" calcext:value-type="float">
            <text:p>206</text:p>
          </table:table-cell>
          <table:table-cell table:style-name="ce2" table:formula="of:=VALUE(ABJAD(UNSUR([.$B43];1;1;1;[.$A$1]);1;1))" office:value-type="float" office:value="211" calcext:value-type="float">
            <text:p>211</text:p>
          </table:table-cell>
          <table:table-cell table:style-name="ce12" table:formula="of:=VALUE(ABJAD(UNSUR([.$B43];1;2;1;[.$A$1]);1;1))" office:value-type="float" office:value="480" calcext:value-type="float">
            <text:p>480</text:p>
          </table:table-cell>
          <table:table-cell table:style-name="ce14" table:formula="of:=VALUE(ABJAD(UNSUR([.$B43];1;3;1;[.$A$1]);1;1))" office:value-type="float" office:value="1422" calcext:value-type="float">
            <text:p>1422</text:p>
          </table:table-cell>
          <table:table-cell table:style-name="ce16" table:formula="of:=VALUE(ABJAD([.$B43];1;1))" office:value-type="float" office:value="2319" calcext:value-type="float">
            <text:p>2319</text:p>
          </table:table-cell>
          <table:table-cell table:style-name="ce9" table:formula="of:=VALUE(ABJAD(UNSUR([.$B43];1;0;1;[.$A$1]);7;1))" office:value-type="float" office:value="206" calcext:value-type="float">
            <text:p>206</text:p>
          </table:table-cell>
          <table:table-cell table:style-name="ce2" table:formula="of:=VALUE(ABJAD(UNSUR([.$B43];1;1;1;[.$A$1]);7;1))" office:value-type="float" office:value="211" calcext:value-type="float">
            <text:p>211</text:p>
          </table:table-cell>
          <table:table-cell table:style-name="ce12" table:formula="of:=VALUE(ABJAD(UNSUR([.$B43];1;2;1;[.$A$1]);7;1))" office:value-type="float" office:value="1180" calcext:value-type="float">
            <text:p>1180</text:p>
          </table:table-cell>
          <table:table-cell table:style-name="ce14" table:formula="of:=VALUE(ABJAD(UNSUR([.$B43];1;3;1;[.$A$1]);7;1))" office:value-type="float" office:value="1422" calcext:value-type="float">
            <text:p>1422</text:p>
          </table:table-cell>
          <table:table-cell table:style-name="ce16" table:formula="of:=VALUE(ABJAD([.$B43];7;1))" office:value-type="float" office:value="3019" calcext:value-type="float">
            <text:p>3019</text:p>
          </table:table-cell>
        </table:table-row>
        <table:table-row table:style-name="ro3">
          <table:table-cell table:style-name="ce2" office:value-type="float" office:value="42" calcext:value-type="float">
            <text:p>42</text:p>
          </table:table-cell>
          <table:table-cell table:style-name="ce32" office:value-type="string" calcext:value-type="string">
            <text:p>وَخَلَقْنَا لَهُمْ مِنْ مِثْلِهِ مَا يَرْكَبُونَ</text:p>
          </table:table-cell>
          <table:table-cell table:style-name="ce9" table:formula="of:=VALUE(ABJAD(UNSUR([.$B44];1;0;1;[.$A$1]);1;1))" office:value-type="float" office:value="804" calcext:value-type="float">
            <text:p>804</text:p>
          </table:table-cell>
          <table:table-cell table:style-name="ce2" table:formula="of:=VALUE(ABJAD(UNSUR([.$B44];1;1;1;[.$A$1]);1;1))" office:value-type="float" office:value="610" calcext:value-type="float">
            <text:p>610</text:p>
          </table:table-cell>
          <table:table-cell table:style-name="ce12" table:formula="of:=VALUE(ABJAD(UNSUR([.$B44];1;2;1;[.$A$1]);1;1))" office:value-type="float" office:value="120" calcext:value-type="float">
            <text:p>120</text:p>
          </table:table-cell>
          <table:table-cell table:style-name="ce14" table:formula="of:=VALUE(ABJAD(UNSUR([.$B44];1;3;1;[.$A$1]);1;1))" office:value-type="float" office:value="322" calcext:value-type="float">
            <text:p>322</text:p>
          </table:table-cell>
          <table:table-cell table:style-name="ce16" table:formula="of:=VALUE(ABJAD([.$B44];1;1))" office:value-type="float" office:value="1856" calcext:value-type="float">
            <text:p>1856</text:p>
          </table:table-cell>
          <table:table-cell table:style-name="ce9" table:formula="of:=VALUE(ABJAD(UNSUR([.$B44];1;0;1;[.$A$1]);7;1))" office:value-type="float" office:value="804" calcext:value-type="float">
            <text:p>804</text:p>
          </table:table-cell>
          <table:table-cell table:style-name="ce2" table:formula="of:=VALUE(ABJAD(UNSUR([.$B44];1;1;1;[.$A$1]);7;1))" office:value-type="float" office:value="610" calcext:value-type="float">
            <text:p>610</text:p>
          </table:table-cell>
          <table:table-cell table:style-name="ce12" table:formula="of:=VALUE(ABJAD(UNSUR([.$B44];1;2;1;[.$A$1]);7;1))" office:value-type="float" office:value="120" calcext:value-type="float">
            <text:p>120</text:p>
          </table:table-cell>
          <table:table-cell table:style-name="ce14" table:formula="of:=VALUE(ABJAD(UNSUR([.$B44];1;3;1;[.$A$1]);7;1))" office:value-type="float" office:value="322" calcext:value-type="float">
            <text:p>322</text:p>
          </table:table-cell>
          <table:table-cell table:style-name="ce16" table:formula="of:=VALUE(ABJAD([.$B44];7;1))" office:value-type="float" office:value="1856" calcext:value-type="float">
            <text:p>1856</text:p>
          </table:table-cell>
        </table:table-row>
        <table:table-row table:style-name="ro4">
          <table:table-cell table:style-name="ce2" office:value-type="float" office:value="43" calcext:value-type="float">
            <text:p>43</text:p>
          </table:table-cell>
          <table:table-cell table:style-name="ce32" office:value-type="string" calcext:value-type="string">
            <text:p>وَإِنْ نَشَأْ نُغْرِقْهُمْ فَلَا صَرِيخَ لَهُمْ وَلَا هُمْ يُنْقَذُونَ</text:p>
          </table:table-cell>
          <table:table-cell table:style-name="ce9" table:formula="of:=VALUE(ABJAD(UNSUR([.$B45];1;0;1;[.$A$1]);1;1))" office:value-type="float" office:value="1094" calcext:value-type="float">
            <text:p>1094</text:p>
          </table:table-cell>
          <table:table-cell table:style-name="ce2" table:formula="of:=VALUE(ABJAD(UNSUR([.$B45];1;1;1;[.$A$1]);1;1))" office:value-type="float" office:value="125" calcext:value-type="float">
            <text:p>125</text:p>
          </table:table-cell>
          <table:table-cell table:style-name="ce12" table:formula="of:=VALUE(ABJAD(UNSUR([.$B45];1;2;1;[.$A$1]);1;1))" office:value-type="float" office:value="580" calcext:value-type="float">
            <text:p>580</text:p>
          </table:table-cell>
          <table:table-cell table:style-name="ce14" table:formula="of:=VALUE(ABJAD(UNSUR([.$B45];1;3;1;[.$A$1]);1;1))" office:value-type="float" office:value="2088" calcext:value-type="float">
            <text:p>2088</text:p>
          </table:table-cell>
          <table:table-cell table:style-name="ce16" table:formula="of:=VALUE(ABJAD([.$B45];1;1))" office:value-type="float" office:value="3887" calcext:value-type="float">
            <text:p>3887</text:p>
          </table:table-cell>
          <table:table-cell table:style-name="ce9" table:formula="of:=VALUE(ABJAD(UNSUR([.$B45];1;0;1;[.$A$1]);7;1))" office:value-type="float" office:value="1064" calcext:value-type="float">
            <text:p>1064</text:p>
          </table:table-cell>
          <table:table-cell table:style-name="ce2" table:formula="of:=VALUE(ABJAD(UNSUR([.$B45];1;1;1;[.$A$1]);7;1))" office:value-type="float" office:value="125" calcext:value-type="float">
            <text:p>125</text:p>
          </table:table-cell>
          <table:table-cell table:style-name="ce12" table:formula="of:=VALUE(ABJAD(UNSUR([.$B45];1;2;1;[.$A$1]);7;1))" office:value-type="float" office:value="1280" calcext:value-type="float">
            <text:p>1280</text:p>
          </table:table-cell>
          <table:table-cell table:style-name="ce14" table:formula="of:=VALUE(ABJAD(UNSUR([.$B45];1;3;1;[.$A$1]);7;1))" office:value-type="float" office:value="1988" calcext:value-type="float">
            <text:p>1988</text:p>
          </table:table-cell>
          <table:table-cell table:style-name="ce16" table:formula="of:=VALUE(ABJAD([.$B45];7;1))" office:value-type="float" office:value="4457" calcext:value-type="float">
            <text:p>4457</text:p>
          </table:table-cell>
        </table:table-row>
        <table:table-row table:style-name="ro3">
          <table:table-cell table:style-name="ce2" office:value-type="float" office:value="44" calcext:value-type="float">
            <text:p>44</text:p>
          </table:table-cell>
          <table:table-cell table:style-name="ce32" office:value-type="string" calcext:value-type="string">
            <text:p>إِلَّا رَحْمَةً مِنَّا وَمَتَاعًا إِلَى حِينٍ</text:p>
          </table:table-cell>
          <table:table-cell table:style-name="ce9" table:formula="of:=VALUE(ABJAD(UNSUR([.$B46];1;0;1;[.$A$1]);1;1))" office:value-type="float" office:value="207" calcext:value-type="float">
            <text:p>207</text:p>
          </table:table-cell>
          <table:table-cell table:style-name="ce2" table:formula="of:=VALUE(ABJAD(UNSUR([.$B46];1;1;1;[.$A$1]);1;1))" office:value-type="float" office:value="91" calcext:value-type="float">
            <text:p>91</text:p>
          </table:table-cell>
          <table:table-cell table:style-name="ce12" table:formula="of:=VALUE(ABJAD(UNSUR([.$B46];1;2;1;[.$A$1]);1;1))" office:value-type="float" office:value="70" calcext:value-type="float">
            <text:p>70</text:p>
          </table:table-cell>
          <table:table-cell table:style-name="ce14" table:formula="of:=VALUE(ABJAD(UNSUR([.$B46];1;3;1;[.$A$1]);1;1))" office:value-type="float" office:value="626" calcext:value-type="float">
            <text:p>626</text:p>
          </table:table-cell>
          <table:table-cell table:style-name="ce16" table:formula="of:=VALUE(ABJAD([.$B46];1;1))" office:value-type="float" office:value="994" calcext:value-type="float">
            <text:p>994</text:p>
          </table:table-cell>
          <table:table-cell table:style-name="ce9" table:formula="of:=VALUE(ABJAD(UNSUR([.$B46];1;0;1;[.$A$1]);7;1))" office:value-type="float" office:value="207" calcext:value-type="float">
            <text:p>207</text:p>
          </table:table-cell>
          <table:table-cell table:style-name="ce2" table:formula="of:=VALUE(ABJAD(UNSUR([.$B46];1;1;1;[.$A$1]);7;1))" office:value-type="float" office:value="91" calcext:value-type="float">
            <text:p>91</text:p>
          </table:table-cell>
          <table:table-cell table:style-name="ce12" table:formula="of:=VALUE(ABJAD(UNSUR([.$B46];1;2;1;[.$A$1]);7;1))" office:value-type="float" office:value="70" calcext:value-type="float">
            <text:p>70</text:p>
          </table:table-cell>
          <table:table-cell table:style-name="ce14" table:formula="of:=VALUE(ABJAD(UNSUR([.$B46];1;3;1;[.$A$1]);7;1))" office:value-type="float" office:value="626" calcext:value-type="float">
            <text:p>626</text:p>
          </table:table-cell>
          <table:table-cell table:style-name="ce16" table:formula="of:=VALUE(ABJAD([.$B46];7;1))" office:value-type="float" office:value="994" calcext:value-type="float">
            <text:p>994</text:p>
          </table:table-cell>
        </table:table-row>
        <table:table-row table:style-name="ro4">
          <table:table-cell table:style-name="ce2" office:value-type="float" office:value="45" calcext:value-type="float">
            <text:p>45</text:p>
          </table:table-cell>
          <table:table-cell table:style-name="ce32" office:value-type="string" calcext:value-type="string">
            <text:p>وَإِذَا قِيلَ لَهُمُ اتَّقُوا مَا بَيْنَ أَيْدِيكُمْ وَمَا خَلْفَكُمْ لَعَلَّكُمْ تُرْحَمُونَ</text:p>
          </table:table-cell>
          <table:table-cell table:style-name="ce9" table:formula="of:=VALUE(ABJAD(UNSUR([.$B47];1;0;1;[.$A$1]);1;1))" office:value-type="float" office:value="809" calcext:value-type="float">
            <text:p>809</text:p>
          </table:table-cell>
          <table:table-cell table:style-name="ce2" table:formula="of:=VALUE(ABJAD(UNSUR([.$B47];1;1;1;[.$A$1]);1;1))" office:value-type="float" office:value="203" calcext:value-type="float">
            <text:p>203</text:p>
          </table:table-cell>
          <table:table-cell table:style-name="ce12" table:formula="of:=VALUE(ABJAD(UNSUR([.$B47];1;2;1;[.$A$1]);1;1))" office:value-type="float" office:value="414" calcext:value-type="float">
            <text:p>414</text:p>
          </table:table-cell>
          <table:table-cell table:style-name="ce14" table:formula="of:=VALUE(ABJAD(UNSUR([.$B47];1;3;1;[.$A$1]);1;1))" office:value-type="float" office:value="1904" calcext:value-type="float">
            <text:p>1904</text:p>
          </table:table-cell>
          <table:table-cell table:style-name="ce16" table:formula="of:=VALUE(ABJAD([.$B47];1;1))" office:value-type="float" office:value="3330" calcext:value-type="float">
            <text:p>3330</text:p>
          </table:table-cell>
          <table:table-cell table:style-name="ce9" table:formula="of:=VALUE(ABJAD(UNSUR([.$B47];1;0;1;[.$A$1]);7;1))" office:value-type="float" office:value="809" calcext:value-type="float">
            <text:p>809</text:p>
          </table:table-cell>
          <table:table-cell table:style-name="ce2" table:formula="of:=VALUE(ABJAD(UNSUR([.$B47];1;1;1;[.$A$1]);7;1))" office:value-type="float" office:value="203" calcext:value-type="float">
            <text:p>203</text:p>
          </table:table-cell>
          <table:table-cell table:style-name="ce12" table:formula="of:=VALUE(ABJAD(UNSUR([.$B47];1;2;1;[.$A$1]);7;1))" office:value-type="float" office:value="414" calcext:value-type="float">
            <text:p>414</text:p>
          </table:table-cell>
          <table:table-cell table:style-name="ce14" table:formula="of:=VALUE(ABJAD(UNSUR([.$B47];1;3;1;[.$A$1]);7;1))" office:value-type="float" office:value="1904" calcext:value-type="float">
            <text:p>1904</text:p>
          </table:table-cell>
          <table:table-cell table:style-name="ce16" table:formula="of:=VALUE(ABJAD([.$B47];7;1))" office:value-type="float" office:value="3330" calcext:value-type="float">
            <text:p>3330</text:p>
          </table:table-cell>
        </table:table-row>
        <table:table-row table:style-name="ro4">
          <table:table-cell table:style-name="ce2" office:value-type="float" office:value="46" calcext:value-type="float">
            <text:p>46</text:p>
          </table:table-cell>
          <table:table-cell table:style-name="ce32" office:value-type="string" calcext:value-type="string">
            <text:p>وَمَا تَأْتِيهِمْ مِنْ آيَةٍ مِنْ آيَاتِ رَبِّهِمْ إِلَّا كَانُوا عَنْهَا مُعْرِضِينَ</text:p>
          </table:table-cell>
          <table:table-cell table:style-name="ce9" table:formula="of:=VALUE(ABJAD(UNSUR([.$B48];1;0;1;[.$A$1]);1;1))" office:value-type="float" office:value="412" calcext:value-type="float">
            <text:p>412</text:p>
          </table:table-cell>
          <table:table-cell table:style-name="ce2" table:formula="of:=VALUE(ABJAD(UNSUR([.$B48];1;1;1;[.$A$1]);1;1))" office:value-type="float" office:value="90" calcext:value-type="float">
            <text:p>90</text:p>
          </table:table-cell>
          <table:table-cell table:style-name="ce12" table:formula="of:=VALUE(ABJAD(UNSUR([.$B48];1;2;1;[.$A$1]);1;1))" office:value-type="float" office:value="960" calcext:value-type="float">
            <text:p>960</text:p>
          </table:table-cell>
          <table:table-cell table:style-name="ce14" table:formula="of:=VALUE(ABJAD(UNSUR([.$B48];1;3;1;[.$A$1]);1;1))" office:value-type="float" office:value="1702" calcext:value-type="float">
            <text:p>1702</text:p>
          </table:table-cell>
          <table:table-cell table:style-name="ce16" table:formula="of:=VALUE(ABJAD([.$B48];1;1))" office:value-type="float" office:value="3164" calcext:value-type="float">
            <text:p>3164</text:p>
          </table:table-cell>
          <table:table-cell table:style-name="ce9" table:formula="of:=VALUE(ABJAD(UNSUR([.$B48];1;0;1;[.$A$1]);7;1))" office:value-type="float" office:value="412" calcext:value-type="float">
            <text:p>412</text:p>
          </table:table-cell>
          <table:table-cell table:style-name="ce2" table:formula="of:=VALUE(ABJAD(UNSUR([.$B48];1;1;1;[.$A$1]);7;1))" office:value-type="float" office:value="90" calcext:value-type="float">
            <text:p>90</text:p>
          </table:table-cell>
          <table:table-cell table:style-name="ce12" table:formula="of:=VALUE(ABJAD(UNSUR([.$B48];1;2;1;[.$A$1]);7;1))" office:value-type="float" office:value="250" calcext:value-type="float">
            <text:p>250</text:p>
          </table:table-cell>
          <table:table-cell table:style-name="ce14" table:formula="of:=VALUE(ABJAD(UNSUR([.$B48];1;3;1;[.$A$1]);7;1))" office:value-type="float" office:value="1702" calcext:value-type="float">
            <text:p>1702</text:p>
          </table:table-cell>
          <table:table-cell table:style-name="ce16" table:formula="of:=VALUE(ABJAD([.$B48];7;1))" office:value-type="float" office:value="2454" calcext:value-type="float">
            <text:p>2454</text:p>
          </table:table-cell>
        </table:table-row>
        <table:table-row table:style-name="ro6">
          <table:table-cell table:style-name="ce2" office:value-type="float" office:value="47" calcext:value-type="float">
            <text:p>47</text:p>
          </table:table-cell>
          <table:table-cell table:style-name="ce32" office:value-type="string" calcext:value-type="string">
            <text:p>وَإِذَا قِيلَ لَهُمْ أَنْفِقُوا مِمَّا رَزَقَكُمُ اللَّهُ قَالَ الَّذِينَ كَفَرُوا لِلَّذِينَ آمَنُوا أَنُطْعِمُ مَنْ لَوْ يَشَاءُ اللَّهُ أَطْعَمَهُ إِنْ أَنْتُمْ إِلَّا فِي ضَلَالٍ مُبِينٍ</text:p>
          </table:table-cell>
          <table:table-cell table:style-name="ce9" table:formula="of:=VALUE(ABJAD(UNSUR([.$B49];1;0;1;[.$A$1]);1;1))" office:value-type="float" office:value="423" calcext:value-type="float">
            <text:p>423</text:p>
          </table:table-cell>
          <table:table-cell table:style-name="ce2" table:formula="of:=VALUE(ABJAD(UNSUR([.$B49];1;1;1;[.$A$1]);1;1))" office:value-type="float" office:value="525" calcext:value-type="float">
            <text:p>525</text:p>
          </table:table-cell>
          <table:table-cell table:style-name="ce12" table:formula="of:=VALUE(ABJAD(UNSUR([.$B49];1;2;1;[.$A$1]);1;1))" office:value-type="float" office:value="1920" calcext:value-type="float">
            <text:p>1920</text:p>
          </table:table-cell>
          <table:table-cell table:style-name="ce14" table:formula="of:=VALUE(ABJAD(UNSUR([.$B49];1;3;1;[.$A$1]);1;1))" office:value-type="float" office:value="3380" calcext:value-type="float">
            <text:p>3380</text:p>
          </table:table-cell>
          <table:table-cell table:style-name="ce16" table:formula="of:=VALUE(ABJAD([.$B49];1;1))" office:value-type="float" office:value="6248" calcext:value-type="float">
            <text:p>6248</text:p>
          </table:table-cell>
          <table:table-cell table:style-name="ce9" table:formula="of:=VALUE(ABJAD(UNSUR([.$B49];1;0;1;[.$A$1]);7;1))" office:value-type="float" office:value="423" calcext:value-type="float">
            <text:p>423</text:p>
          </table:table-cell>
          <table:table-cell table:style-name="ce2" table:formula="of:=VALUE(ABJAD(UNSUR([.$B49];1;1;1;[.$A$1]);7;1))" office:value-type="float" office:value="525" calcext:value-type="float">
            <text:p>525</text:p>
          </table:table-cell>
          <table:table-cell table:style-name="ce12" table:formula="of:=VALUE(ABJAD(UNSUR([.$B49];1;2;1;[.$A$1]);7;1))" office:value-type="float" office:value="1910" calcext:value-type="float">
            <text:p>1910</text:p>
          </table:table-cell>
          <table:table-cell table:style-name="ce14" table:formula="of:=VALUE(ABJAD(UNSUR([.$B49];1;3;1;[.$A$1]);7;1))" office:value-type="float" office:value="3380" calcext:value-type="float">
            <text:p>3380</text:p>
          </table:table-cell>
          <table:table-cell table:style-name="ce16" table:formula="of:=VALUE(ABJAD([.$B49];7;1))" office:value-type="float" office:value="6238" calcext:value-type="float">
            <text:p>6238</text:p>
          </table:table-cell>
        </table:table-row>
        <table:table-row table:style-name="ro3">
          <table:table-cell table:style-name="ce2" office:value-type="float" office:value="48" calcext:value-type="float">
            <text:p>48</text:p>
          </table:table-cell>
          <table:table-cell table:style-name="ce32" office:value-type="string" calcext:value-type="string">
            <text:p>وَيَقُولُونَ مَتَى هَذَا الْوَعْدُ إِنْ كُنْتُمْ صَادِقِينَ</text:p>
          </table:table-cell>
          <table:table-cell table:style-name="ce9" table:formula="of:=VALUE(ABJAD(UNSUR([.$B50];1;0;1;[.$A$1]);1;1))" office:value-type="float" office:value="95" calcext:value-type="float">
            <text:p>95</text:p>
          </table:table-cell>
          <table:table-cell table:style-name="ce2" table:formula="of:=VALUE(ABJAD(UNSUR([.$B50];1;1;1;[.$A$1]);1;1))" office:value-type="float" office:value="85" calcext:value-type="float">
            <text:p>85</text:p>
          </table:table-cell>
          <table:table-cell table:style-name="ce12" table:formula="of:=VALUE(ABJAD(UNSUR([.$B50];1;2;1;[.$A$1]);1;1))" office:value-type="float" office:value="298" calcext:value-type="float">
            <text:p>298</text:p>
          </table:table-cell>
          <table:table-cell table:style-name="ce14" table:formula="of:=VALUE(ABJAD(UNSUR([.$B50];1;3;1;[.$A$1]);1;1))" office:value-type="float" office:value="1804" calcext:value-type="float">
            <text:p>1804</text:p>
          </table:table-cell>
          <table:table-cell table:style-name="ce16" table:formula="of:=VALUE(ABJAD([.$B50];1;1))" office:value-type="float" office:value="2282" calcext:value-type="float">
            <text:p>2282</text:p>
          </table:table-cell>
          <table:table-cell table:style-name="ce9" table:formula="of:=VALUE(ABJAD(UNSUR([.$B50];1;0;1;[.$A$1]);7;1))" office:value-type="float" office:value="65" calcext:value-type="float">
            <text:p>65</text:p>
          </table:table-cell>
          <table:table-cell table:style-name="ce2" table:formula="of:=VALUE(ABJAD(UNSUR([.$B50];1;1;1;[.$A$1]);7;1))" office:value-type="float" office:value="85" calcext:value-type="float">
            <text:p>85</text:p>
          </table:table-cell>
          <table:table-cell table:style-name="ce12" table:formula="of:=VALUE(ABJAD(UNSUR([.$B50];1;2;1;[.$A$1]);7;1))" office:value-type="float" office:value="298" calcext:value-type="float">
            <text:p>298</text:p>
          </table:table-cell>
          <table:table-cell table:style-name="ce14" table:formula="of:=VALUE(ABJAD(UNSUR([.$B50];1;3;1;[.$A$1]);7;1))" office:value-type="float" office:value="1804" calcext:value-type="float">
            <text:p>1804</text:p>
          </table:table-cell>
          <table:table-cell table:style-name="ce16" table:formula="of:=VALUE(ABJAD([.$B50];7;1))" office:value-type="float" office:value="2252" calcext:value-type="float">
            <text:p>2252</text:p>
          </table:table-cell>
        </table:table-row>
        <table:table-row table:style-name="ro4">
          <table:table-cell table:style-name="ce2" office:value-type="float" office:value="49" calcext:value-type="float">
            <text:p>49</text:p>
          </table:table-cell>
          <table:table-cell table:style-name="ce32" office:value-type="string" calcext:value-type="string">
            <text:p>مَا يَنْظُرُونَ إِلَّا صَيْحَةً وَاحِدَةً تَأْخُذُهُمْ وَهُمْ يَخِصِّمُونَ</text:p>
          </table:table-cell>
          <table:table-cell table:style-name="ce9" table:formula="of:=VALUE(ABJAD(UNSUR([.$B51];1;0;1;[.$A$1]);1;1))" office:value-type="float" office:value="1585" calcext:value-type="float">
            <text:p>1585</text:p>
          </table:table-cell>
          <table:table-cell table:style-name="ce2" table:formula="of:=VALUE(ABJAD(UNSUR([.$B51];1;1;1;[.$A$1]);1;1))" office:value-type="float" office:value="96" calcext:value-type="float">
            <text:p>96</text:p>
          </table:table-cell>
          <table:table-cell table:style-name="ce12" table:formula="of:=VALUE(ABJAD(UNSUR([.$B51];1;2;1;[.$A$1]);1;1))" office:value-type="float" office:value="4" calcext:value-type="float">
            <text:p>4</text:p>
          </table:table-cell>
          <table:table-cell table:style-name="ce14" table:formula="of:=VALUE(ABJAD(UNSUR([.$B51];1;3;1;[.$A$1]);1;1))" office:value-type="float" office:value="2334" calcext:value-type="float">
            <text:p>2334</text:p>
          </table:table-cell>
          <table:table-cell table:style-name="ce16" table:formula="of:=VALUE(ABJAD([.$B51];1;1))" office:value-type="float" office:value="4019" calcext:value-type="float">
            <text:p>4019</text:p>
          </table:table-cell>
          <table:table-cell table:style-name="ce9" table:formula="of:=VALUE(ABJAD(UNSUR([.$B51];1;0;1;[.$A$1]);7;1))" office:value-type="float" office:value="1525" calcext:value-type="float">
            <text:p>1525</text:p>
          </table:table-cell>
          <table:table-cell table:style-name="ce2" table:formula="of:=VALUE(ABJAD(UNSUR([.$B51];1;1;1;[.$A$1]);7;1))" office:value-type="float" office:value="96" calcext:value-type="float">
            <text:p>96</text:p>
          </table:table-cell>
          <table:table-cell table:style-name="ce12" table:formula="of:=VALUE(ABJAD(UNSUR([.$B51];1;2;1;[.$A$1]);7;1))" office:value-type="float" office:value="4" calcext:value-type="float">
            <text:p>4</text:p>
          </table:table-cell>
          <table:table-cell table:style-name="ce14" table:formula="of:=VALUE(ABJAD(UNSUR([.$B51];1;3;1;[.$A$1]);7;1))" office:value-type="float" office:value="2234" calcext:value-type="float">
            <text:p>2234</text:p>
          </table:table-cell>
          <table:table-cell table:style-name="ce16" table:formula="of:=VALUE(ABJAD([.$B51];7;1))" office:value-type="float" office:value="3859" calcext:value-type="float">
            <text:p>3859</text:p>
          </table:table-cell>
        </table:table-row>
        <table:table-row table:style-name="ro4">
          <table:table-cell table:style-name="ce2" office:value-type="float" office:value="50" calcext:value-type="float">
            <text:p>50</text:p>
          </table:table-cell>
          <table:table-cell table:style-name="ce32" office:value-type="string" calcext:value-type="string">
            <text:p>فَلَا يَسْتَطِيعُونَ تَوْصِيَةً وَلَا إِلَى أَهْلِهِمْ يَرْجِعُونَ</text:p>
          </table:table-cell>
          <table:table-cell table:style-name="ce9" table:formula="of:=VALUE(ABJAD(UNSUR([.$B52];1;0;1;[.$A$1]);1;1))" office:value-type="float" office:value="358" calcext:value-type="float">
            <text:p>358</text:p>
          </table:table-cell>
          <table:table-cell table:style-name="ce2" table:formula="of:=VALUE(ABJAD(UNSUR([.$B52];1;1;1;[.$A$1]);1;1))" office:value-type="float" office:value="184" calcext:value-type="float">
            <text:p>184</text:p>
          </table:table-cell>
          <table:table-cell table:style-name="ce12" table:formula="of:=VALUE(ABJAD(UNSUR([.$B52];1;2;1;[.$A$1]);1;1))" office:value-type="float" office:value="220" calcext:value-type="float">
            <text:p>220</text:p>
          </table:table-cell>
          <table:table-cell table:style-name="ce14" table:formula="of:=VALUE(ABJAD(UNSUR([.$B52];1;3;1;[.$A$1]);1;1))" office:value-type="float" office:value="964" calcext:value-type="float">
            <text:p>964</text:p>
          </table:table-cell>
          <table:table-cell table:style-name="ce16" table:formula="of:=VALUE(ABJAD([.$B52];1;1))" office:value-type="float" office:value="1726" calcext:value-type="float">
            <text:p>1726</text:p>
          </table:table-cell>
          <table:table-cell table:style-name="ce9" table:formula="of:=VALUE(ABJAD(UNSUR([.$B52];1;0;1;[.$A$1]);7;1))" office:value-type="float" office:value="568" calcext:value-type="float">
            <text:p>568</text:p>
          </table:table-cell>
          <table:table-cell table:style-name="ce2" table:formula="of:=VALUE(ABJAD(UNSUR([.$B52];1;1;1;[.$A$1]);7;1))" office:value-type="float" office:value="184" calcext:value-type="float">
            <text:p>184</text:p>
          </table:table-cell>
          <table:table-cell table:style-name="ce12" table:formula="of:=VALUE(ABJAD(UNSUR([.$B52];1;2;1;[.$A$1]);7;1))" office:value-type="float" office:value="220" calcext:value-type="float">
            <text:p>220</text:p>
          </table:table-cell>
          <table:table-cell table:style-name="ce14" table:formula="of:=VALUE(ABJAD(UNSUR([.$B52];1;3;1;[.$A$1]);7;1))" office:value-type="float" office:value="964" calcext:value-type="float">
            <text:p>964</text:p>
          </table:table-cell>
          <table:table-cell table:style-name="ce16" table:formula="of:=VALUE(ABJAD([.$B52];7;1))" office:value-type="float" office:value="1936" calcext:value-type="float">
            <text:p>1936</text:p>
          </table:table-cell>
        </table:table-row>
        <table:table-row table:style-name="ro4">
          <table:table-cell table:style-name="ce2" office:value-type="float" office:value="51" calcext:value-type="float">
            <text:p>51</text:p>
          </table:table-cell>
          <table:table-cell table:style-name="ce32" office:value-type="string" calcext:value-type="string">
            <text:p>وَنُفِخَ فِي الصُّورِ فَإِذَا هُمْ مِنَ الْأَجْدَاثِ إِلَى رَبِّهِمْ يَنْسِلُونَ</text:p>
          </table:table-cell>
          <table:table-cell table:style-name="ce9" table:formula="of:=VALUE(ABJAD(UNSUR([.$B53];1;0;1;[.$A$1]);1;1))" office:value-type="float" office:value="1163" calcext:value-type="float">
            <text:p>1163</text:p>
          </table:table-cell>
          <table:table-cell table:style-name="ce2" table:formula="of:=VALUE(ABJAD(UNSUR([.$B53];1;1;1;[.$A$1]);1;1))" office:value-type="float" office:value="650" calcext:value-type="float">
            <text:p>650</text:p>
          </table:table-cell>
          <table:table-cell table:style-name="ce12" table:formula="of:=VALUE(ABJAD(UNSUR([.$B53];1;2;1;[.$A$1]);1;1))" office:value-type="float" office:value="244" calcext:value-type="float">
            <text:p>244</text:p>
          </table:table-cell>
          <table:table-cell table:style-name="ce14" table:formula="of:=VALUE(ABJAD(UNSUR([.$B53];1;3;1;[.$A$1]);1;1))" office:value-type="float" office:value="1038" calcext:value-type="float">
            <text:p>1038</text:p>
          </table:table-cell>
          <table:table-cell table:style-name="ce16" table:formula="of:=VALUE(ABJAD([.$B53];1;1))" office:value-type="float" office:value="3095" calcext:value-type="float">
            <text:p>3095</text:p>
          </table:table-cell>
          <table:table-cell table:style-name="ce9" table:formula="of:=VALUE(ABJAD(UNSUR([.$B53];1;0;1;[.$A$1]);7;1))" office:value-type="float" office:value="1373" calcext:value-type="float">
            <text:p>1373</text:p>
          </table:table-cell>
          <table:table-cell table:style-name="ce2" table:formula="of:=VALUE(ABJAD(UNSUR([.$B53];1;1;1;[.$A$1]);7;1))" office:value-type="float" office:value="650" calcext:value-type="float">
            <text:p>650</text:p>
          </table:table-cell>
          <table:table-cell table:style-name="ce12" table:formula="of:=VALUE(ABJAD(UNSUR([.$B53];1;2;1;[.$A$1]);7;1))" office:value-type="float" office:value="244" calcext:value-type="float">
            <text:p>244</text:p>
          </table:table-cell>
          <table:table-cell table:style-name="ce14" table:formula="of:=VALUE(ABJAD(UNSUR([.$B53];1;3;1;[.$A$1]);7;1))" office:value-type="float" office:value="1038" calcext:value-type="float">
            <text:p>1038</text:p>
          </table:table-cell>
          <table:table-cell table:style-name="ce16" table:formula="of:=VALUE(ABJAD([.$B53];7;1))" office:value-type="float" office:value="3305" calcext:value-type="float">
            <text:p>3305</text:p>
          </table:table-cell>
        </table:table-row>
        <table:table-row table:style-name="ro4">
          <table:table-cell table:style-name="ce2" office:value-type="float" office:value="52" calcext:value-type="float">
            <text:p>52</text:p>
          </table:table-cell>
          <table:table-cell table:style-name="ce32" office:value-type="string" calcext:value-type="string">
            <text:p>قَالُوا يَا وَيْلَنَا مَنْ بَعَثَنَا مِنْ مَرْقَدِنَا هَذَا مَا وَعَدَ الرَّحْمَنُ وَصَدَقَ الْمُرْسَلُونَ</text:p>
          </table:table-cell>
          <table:table-cell table:style-name="ce9" table:formula="of:=VALUE(ABJAD(UNSUR([.$B54];1;0;1;[.$A$1]);1;1))" office:value-type="float" office:value="762" calcext:value-type="float">
            <text:p>762</text:p>
          </table:table-cell>
          <table:table-cell table:style-name="ce2" table:formula="of:=VALUE(ABJAD(UNSUR([.$B54];1;1;1;[.$A$1]);1;1))" office:value-type="float" office:value="683" calcext:value-type="float">
            <text:p>683</text:p>
          </table:table-cell>
          <table:table-cell table:style-name="ce12" table:formula="of:=VALUE(ABJAD(UNSUR([.$B54];1;2;1;[.$A$1]);1;1))" office:value-type="float" office:value="452" calcext:value-type="float">
            <text:p>452</text:p>
          </table:table-cell>
          <table:table-cell table:style-name="ce14" table:formula="of:=VALUE(ABJAD(UNSUR([.$B54];1;3;1;[.$A$1]);1;1))" office:value-type="float" office:value="1320" calcext:value-type="float">
            <text:p>1320</text:p>
          </table:table-cell>
          <table:table-cell table:style-name="ce16" table:formula="of:=VALUE(ABJAD([.$B54];1;1))" office:value-type="float" office:value="3217" calcext:value-type="float">
            <text:p>3217</text:p>
          </table:table-cell>
          <table:table-cell table:style-name="ce9" table:formula="of:=VALUE(ABJAD(UNSUR([.$B54];1;0;1;[.$A$1]);7;1))" office:value-type="float" office:value="972" calcext:value-type="float">
            <text:p>972</text:p>
          </table:table-cell>
          <table:table-cell table:style-name="ce2" table:formula="of:=VALUE(ABJAD(UNSUR([.$B54];1;1;1;[.$A$1]);7;1))" office:value-type="float" office:value="683" calcext:value-type="float">
            <text:p>683</text:p>
          </table:table-cell>
          <table:table-cell table:style-name="ce12" table:formula="of:=VALUE(ABJAD(UNSUR([.$B54];1;2;1;[.$A$1]);7;1))" office:value-type="float" office:value="452" calcext:value-type="float">
            <text:p>452</text:p>
          </table:table-cell>
          <table:table-cell table:style-name="ce14" table:formula="of:=VALUE(ABJAD(UNSUR([.$B54];1;3;1;[.$A$1]);7;1))" office:value-type="float" office:value="1320" calcext:value-type="float">
            <text:p>1320</text:p>
          </table:table-cell>
          <table:table-cell table:style-name="ce16" table:formula="of:=VALUE(ABJAD([.$B54];7;1))" office:value-type="float" office:value="3427" calcext:value-type="float">
            <text:p>3427</text:p>
          </table:table-cell>
        </table:table-row>
        <table:table-row table:style-name="ro4">
          <table:table-cell table:style-name="ce2" office:value-type="float" office:value="53" calcext:value-type="float">
            <text:p>53</text:p>
          </table:table-cell>
          <table:table-cell table:style-name="ce32" office:value-type="string" calcext:value-type="string">
            <text:p>إِنْ كَانَتْ إِلَّا صَيْحَةً وَاحِدَةً فَإِذَا هُمْ جَمِيعٌ لَدَيْنَا مُحْضَرُونَ</text:p>
          </table:table-cell>
          <table:table-cell table:style-name="ce9" table:formula="of:=VALUE(ABJAD(UNSUR([.$B55];1;0;1;[.$A$1]);1;1))" office:value-type="float" office:value="301" calcext:value-type="float">
            <text:p>301</text:p>
          </table:table-cell>
          <table:table-cell table:style-name="ce2" table:formula="of:=VALUE(ABJAD(UNSUR([.$B55];1;1;1;[.$A$1]);1;1))" office:value-type="float" office:value="129" calcext:value-type="float">
            <text:p>129</text:p>
          </table:table-cell>
          <table:table-cell table:style-name="ce12" table:formula="of:=VALUE(ABJAD(UNSUR([.$B55];1;2;1;[.$A$1]);1;1))" office:value-type="float" office:value="978" calcext:value-type="float">
            <text:p>978</text:p>
          </table:table-cell>
          <table:table-cell table:style-name="ce14" table:formula="of:=VALUE(ABJAD(UNSUR([.$B55];1;3;1;[.$A$1]);1;1))" office:value-type="float" office:value="1432" calcext:value-type="float">
            <text:p>1432</text:p>
          </table:table-cell>
          <table:table-cell table:style-name="ce16" table:formula="of:=VALUE(ABJAD([.$B55];1;1))" office:value-type="float" office:value="2840" calcext:value-type="float">
            <text:p>2840</text:p>
          </table:table-cell>
          <table:table-cell table:style-name="ce9" table:formula="of:=VALUE(ABJAD(UNSUR([.$B55];1;0;1;[.$A$1]);7;1))" office:value-type="float" office:value="271" calcext:value-type="float">
            <text:p>271</text:p>
          </table:table-cell>
          <table:table-cell table:style-name="ce2" table:formula="of:=VALUE(ABJAD(UNSUR([.$B55];1;1;1;[.$A$1]);7;1))" office:value-type="float" office:value="129" calcext:value-type="float">
            <text:p>129</text:p>
          </table:table-cell>
          <table:table-cell table:style-name="ce12" table:formula="of:=VALUE(ABJAD(UNSUR([.$B55];1;2;1;[.$A$1]);7;1))" office:value-type="float" office:value="268" calcext:value-type="float">
            <text:p>268</text:p>
          </table:table-cell>
          <table:table-cell table:style-name="ce14" table:formula="of:=VALUE(ABJAD(UNSUR([.$B55];1;3;1;[.$A$1]);7;1))" office:value-type="float" office:value="1432" calcext:value-type="float">
            <text:p>1432</text:p>
          </table:table-cell>
          <table:table-cell table:style-name="ce16" table:formula="of:=VALUE(ABJAD([.$B55];7;1))" office:value-type="float" office:value="2100" calcext:value-type="float">
            <text:p>2100</text:p>
          </table:table-cell>
        </table:table-row>
        <table:table-row table:style-name="ro4">
          <table:table-cell table:style-name="ce2" office:value-type="float" office:value="54" calcext:value-type="float">
            <text:p>54</text:p>
          </table:table-cell>
          <table:table-cell table:style-name="ce32" office:value-type="string" calcext:value-type="string">
            <text:p>فَالْيَوْمَ لَا تُظْلَمُ نَفْسٌ شَيْئًا وَلَا تُجْزَوْنَ إِلَّا مَا كُنْتُمْ تَعْمَلُونَ</text:p>
          </table:table-cell>
          <table:table-cell table:style-name="ce9" table:formula="of:=VALUE(ABJAD(UNSUR([.$B56];1;0;1;[.$A$1]);1;1))" office:value-type="float" office:value="71" calcext:value-type="float">
            <text:p>71</text:p>
          </table:table-cell>
          <table:table-cell table:style-name="ce2" table:formula="of:=VALUE(ABJAD(UNSUR([.$B56];1;1;1;[.$A$1]);1;1))" office:value-type="float" office:value="217" calcext:value-type="float">
            <text:p>217</text:p>
          </table:table-cell>
          <table:table-cell table:style-name="ce12" table:formula="of:=VALUE(ABJAD(UNSUR([.$B56];1;2;1;[.$A$1]);1;1))" office:value-type="float" office:value="550" calcext:value-type="float">
            <text:p>550</text:p>
          </table:table-cell>
          <table:table-cell table:style-name="ce14" table:formula="of:=VALUE(ABJAD(UNSUR([.$B56];1;3;1;[.$A$1]);1;1))" office:value-type="float" office:value="2924" calcext:value-type="float">
            <text:p>2924</text:p>
          </table:table-cell>
          <table:table-cell table:style-name="ce16" table:formula="of:=VALUE(ABJAD([.$B56];1;1))" office:value-type="float" office:value="3762" calcext:value-type="float">
            <text:p>3762</text:p>
          </table:table-cell>
          <table:table-cell table:style-name="ce9" table:formula="of:=VALUE(ABJAD(UNSUR([.$B56];1;0;1;[.$A$1]);7;1))" office:value-type="float" office:value="311" calcext:value-type="float">
            <text:p>311</text:p>
          </table:table-cell>
          <table:table-cell table:style-name="ce2" table:formula="of:=VALUE(ABJAD(UNSUR([.$B56];1;1;1;[.$A$1]);7;1))" office:value-type="float" office:value="217" calcext:value-type="float">
            <text:p>217</text:p>
          </table:table-cell>
          <table:table-cell table:style-name="ce12" table:formula="of:=VALUE(ABJAD(UNSUR([.$B56];1;2;1;[.$A$1]);7;1))" office:value-type="float" office:value="1250" calcext:value-type="float">
            <text:p>1250</text:p>
          </table:table-cell>
          <table:table-cell table:style-name="ce14" table:formula="of:=VALUE(ABJAD(UNSUR([.$B56];1;3;1;[.$A$1]);7;1))" office:value-type="float" office:value="2824" calcext:value-type="float">
            <text:p>2824</text:p>
          </table:table-cell>
          <table:table-cell table:style-name="ce16" table:formula="of:=VALUE(ABJAD([.$B56];7;1))" office:value-type="float" office:value="4602" calcext:value-type="float">
            <text:p>4602</text:p>
          </table:table-cell>
        </table:table-row>
        <table:table-row table:style-name="ro3">
          <table:table-cell table:style-name="ce2" office:value-type="float" office:value="55" calcext:value-type="float">
            <text:p>55</text:p>
          </table:table-cell>
          <table:table-cell table:style-name="ce32" office:value-type="string" calcext:value-type="string">
            <text:p>إِنَّ أَصْحَابَ الْجَنَّةِ الْيَوْمَ فِي شُغُلٍ فَاكِهُونَ</text:p>
          </table:table-cell>
          <table:table-cell table:style-name="ce9" table:formula="of:=VALUE(ABJAD(UNSUR([.$B57];1;0;1;[.$A$1]);1;1))" office:value-type="float" office:value="101" calcext:value-type="float">
            <text:p>101</text:p>
          </table:table-cell>
          <table:table-cell table:style-name="ce2" table:formula="of:=VALUE(ABJAD(UNSUR([.$B57];1;1;1;[.$A$1]);1;1))" office:value-type="float" office:value="128" calcext:value-type="float">
            <text:p>128</text:p>
          </table:table-cell>
          <table:table-cell table:style-name="ce12" table:formula="of:=VALUE(ABJAD(UNSUR([.$B57];1;2;1;[.$A$1]);1;1))" office:value-type="float" office:value="480" calcext:value-type="float">
            <text:p>480</text:p>
          </table:table-cell>
          <table:table-cell table:style-name="ce14" table:formula="of:=VALUE(ABJAD(UNSUR([.$B57];1;3;1;[.$A$1]);1;1))" office:value-type="float" office:value="1202" calcext:value-type="float">
            <text:p>1202</text:p>
          </table:table-cell>
          <table:table-cell table:style-name="ce16" table:formula="of:=VALUE(ABJAD([.$B57];1;1))" office:value-type="float" office:value="1911" calcext:value-type="float">
            <text:p>1911</text:p>
          </table:table-cell>
          <table:table-cell table:style-name="ce9" table:formula="of:=VALUE(ABJAD(UNSUR([.$B57];1;0;1;[.$A$1]);7;1))" office:value-type="float" office:value="71" calcext:value-type="float">
            <text:p>71</text:p>
          </table:table-cell>
          <table:table-cell table:style-name="ce2" table:formula="of:=VALUE(ABJAD(UNSUR([.$B57];1;1;1;[.$A$1]);7;1))" office:value-type="float" office:value="128" calcext:value-type="float">
            <text:p>128</text:p>
          </table:table-cell>
          <table:table-cell table:style-name="ce12" table:formula="of:=VALUE(ABJAD(UNSUR([.$B57];1;2;1;[.$A$1]);7;1))" office:value-type="float" office:value="1180" calcext:value-type="float">
            <text:p>1180</text:p>
          </table:table-cell>
          <table:table-cell table:style-name="ce14" table:formula="of:=VALUE(ABJAD(UNSUR([.$B57];1;3;1;[.$A$1]);7;1))" office:value-type="float" office:value="1102" calcext:value-type="float">
            <text:p>1102</text:p>
          </table:table-cell>
          <table:table-cell table:style-name="ce16" table:formula="of:=VALUE(ABJAD([.$B57];7;1))" office:value-type="float" office:value="2481" calcext:value-type="float">
            <text:p>2481</text:p>
          </table:table-cell>
        </table:table-row>
        <table:table-row table:style-name="ro4">
          <table:table-cell table:style-name="ce2" office:value-type="float" office:value="56" calcext:value-type="float">
            <text:p>56</text:p>
          </table:table-cell>
          <table:table-cell table:style-name="ce32" office:value-type="string" calcext:value-type="string">
            <text:p>هُمْ وَأَزْوَاجُهُمْ فِي ظِلَالٍ عَلَى الْأَرَائِكِ مُتَّكِئُونَ</text:p>
          </table:table-cell>
          <table:table-cell table:style-name="ce9" table:formula="of:=VALUE(ABJAD(UNSUR([.$B58];1;0;1;[.$A$1]);1;1))" office:value-type="float" office:value="212" calcext:value-type="float">
            <text:p>212</text:p>
          </table:table-cell>
          <table:table-cell table:style-name="ce2" table:formula="of:=VALUE(ABJAD(UNSUR([.$B58];1;1;1;[.$A$1]);1;1))" office:value-type="float" office:value="167" calcext:value-type="float">
            <text:p>167</text:p>
          </table:table-cell>
          <table:table-cell table:style-name="ce12" table:formula="of:=VALUE(ABJAD(UNSUR([.$B58];1;2;1;[.$A$1]);1;1))" office:value-type="float" office:value="190" calcext:value-type="float">
            <text:p>190</text:p>
          </table:table-cell>
          <table:table-cell table:style-name="ce14" table:formula="of:=VALUE(ABJAD(UNSUR([.$B58];1;3;1;[.$A$1]);1;1))" office:value-type="float" office:value="1488" calcext:value-type="float">
            <text:p>1488</text:p>
          </table:table-cell>
          <table:table-cell table:style-name="ce16" table:formula="of:=VALUE(ABJAD([.$B58];1;1))" office:value-type="float" office:value="2057" calcext:value-type="float">
            <text:p>2057</text:p>
          </table:table-cell>
          <table:table-cell table:style-name="ce9" table:formula="of:=VALUE(ABJAD(UNSUR([.$B58];1;0;1;[.$A$1]);7;1))" office:value-type="float" office:value="212" calcext:value-type="float">
            <text:p>212</text:p>
          </table:table-cell>
          <table:table-cell table:style-name="ce2" table:formula="of:=VALUE(ABJAD(UNSUR([.$B58];1;1;1;[.$A$1]);7;1))" office:value-type="float" office:value="167" calcext:value-type="float">
            <text:p>167</text:p>
          </table:table-cell>
          <table:table-cell table:style-name="ce12" table:formula="of:=VALUE(ABJAD(UNSUR([.$B58];1;2;1;[.$A$1]);7;1))" office:value-type="float" office:value="190" calcext:value-type="float">
            <text:p>190</text:p>
          </table:table-cell>
          <table:table-cell table:style-name="ce14" table:formula="of:=VALUE(ABJAD(UNSUR([.$B58];1;3;1;[.$A$1]);7;1))" office:value-type="float" office:value="1388" calcext:value-type="float">
            <text:p>1388</text:p>
          </table:table-cell>
          <table:table-cell table:style-name="ce16" table:formula="of:=VALUE(ABJAD([.$B58];7;1))" office:value-type="float" office:value="1957" calcext:value-type="float">
            <text:p>1957</text:p>
          </table:table-cell>
        </table:table-row>
        <table:table-row table:style-name="ro3">
          <table:table-cell table:style-name="ce2" office:value-type="float" office:value="57" calcext:value-type="float">
            <text:p>57</text:p>
          </table:table-cell>
          <table:table-cell table:style-name="ce32" office:value-type="string" calcext:value-type="string">
            <text:p>لَهُمْ فِيهَا فَاكِهَةٌ وَلَهُمْ مَا يَدَّعُونَ</text:p>
          </table:table-cell>
          <table:table-cell table:style-name="ce9" table:formula="of:=VALUE(ABJAD(UNSUR([.$B59];1;0;1;[.$A$1]);1;1))" office:value-type="float" office:value="3" calcext:value-type="float">
            <text:p>3</text:p>
          </table:table-cell>
          <table:table-cell table:style-name="ce2" table:formula="of:=VALUE(ABJAD(UNSUR([.$B59];1;1;1;[.$A$1]);1;1))" office:value-type="float" office:value="105" calcext:value-type="float">
            <text:p>105</text:p>
          </table:table-cell>
          <table:table-cell table:style-name="ce12" table:formula="of:=VALUE(ABJAD(UNSUR([.$B59];1;2;1;[.$A$1]);1;1))" office:value-type="float" office:value="254" calcext:value-type="float">
            <text:p>254</text:p>
          </table:table-cell>
          <table:table-cell table:style-name="ce14" table:formula="of:=VALUE(ABJAD(UNSUR([.$B59];1;3;1;[.$A$1]);1;1))" office:value-type="float" office:value="182" calcext:value-type="float">
            <text:p>182</text:p>
          </table:table-cell>
          <table:table-cell table:style-name="ce16" table:formula="of:=VALUE(ABJAD([.$B59];1;1))" office:value-type="float" office:value="544" calcext:value-type="float">
            <text:p>544</text:p>
          </table:table-cell>
          <table:table-cell table:style-name="ce9" table:formula="of:=VALUE(ABJAD(UNSUR([.$B59];1;0;1;[.$A$1]);7;1))" office:value-type="float" office:value="3" calcext:value-type="float">
            <text:p>3</text:p>
          </table:table-cell>
          <table:table-cell table:style-name="ce2" table:formula="of:=VALUE(ABJAD(UNSUR([.$B59];1;1;1;[.$A$1]);7;1))" office:value-type="float" office:value="105" calcext:value-type="float">
            <text:p>105</text:p>
          </table:table-cell>
          <table:table-cell table:style-name="ce12" table:formula="of:=VALUE(ABJAD(UNSUR([.$B59];1;2;1;[.$A$1]);7;1))" office:value-type="float" office:value="254" calcext:value-type="float">
            <text:p>254</text:p>
          </table:table-cell>
          <table:table-cell table:style-name="ce14" table:formula="of:=VALUE(ABJAD(UNSUR([.$B59];1;3;1;[.$A$1]);7;1))" office:value-type="float" office:value="182" calcext:value-type="float">
            <text:p>182</text:p>
          </table:table-cell>
          <table:table-cell table:style-name="ce16" table:formula="of:=VALUE(ABJAD([.$B59];7;1))" office:value-type="float" office:value="544" calcext:value-type="float">
            <text:p>544</text:p>
          </table:table-cell>
        </table:table-row>
        <table:table-row table:style-name="ro3">
          <table:table-cell table:style-name="ce2" office:value-type="float" office:value="58" calcext:value-type="float">
            <text:p>58</text:p>
          </table:table-cell>
          <table:table-cell table:style-name="ce32" office:value-type="string" calcext:value-type="string">
            <text:p>سَلَامٌ قَوْلًا مِنْ رَبٍّ رَحِيمٍ</text:p>
          </table:table-cell>
          <table:table-cell table:style-name="ce9" table:formula="of:=VALUE(ABJAD(UNSUR([.$B60];1;0;1;[.$A$1]);1;1))" office:value-type="float" office:value="464" calcext:value-type="float">
            <text:p>464</text:p>
          </table:table-cell>
          <table:table-cell table:style-name="ce2" table:formula="of:=VALUE(ABJAD(UNSUR([.$B60];1;1;1;[.$A$1]);1;1))" office:value-type="float" office:value="78" calcext:value-type="float">
            <text:p>78</text:p>
          </table:table-cell>
          <table:table-cell table:style-name="ce12" table:formula="of:=VALUE(ABJAD(UNSUR([.$B60];1;2;1;[.$A$1]);1;1))" office:value-type="float" office:value="100" calcext:value-type="float">
            <text:p>100</text:p>
          </table:table-cell>
          <table:table-cell table:style-name="ce14" table:formula="of:=VALUE(ABJAD(UNSUR([.$B60];1;3;1;[.$A$1]);1;1))" office:value-type="float" office:value="176" calcext:value-type="float">
            <text:p>176</text:p>
          </table:table-cell>
          <table:table-cell table:style-name="ce16" table:formula="of:=VALUE(ABJAD([.$B60];1;1))" office:value-type="float" office:value="818" calcext:value-type="float">
            <text:p>818</text:p>
          </table:table-cell>
          <table:table-cell table:style-name="ce9" table:formula="of:=VALUE(ABJAD(UNSUR([.$B60];1;0;1;[.$A$1]);7;1))" office:value-type="float" office:value="704" calcext:value-type="float">
            <text:p>704</text:p>
          </table:table-cell>
          <table:table-cell table:style-name="ce2" table:formula="of:=VALUE(ABJAD(UNSUR([.$B60];1;1;1;[.$A$1]);7;1))" office:value-type="float" office:value="78" calcext:value-type="float">
            <text:p>78</text:p>
          </table:table-cell>
          <table:table-cell table:style-name="ce12" table:formula="of:=VALUE(ABJAD(UNSUR([.$B60];1;2;1;[.$A$1]);7;1))" office:value-type="float" office:value="100" calcext:value-type="float">
            <text:p>100</text:p>
          </table:table-cell>
          <table:table-cell table:style-name="ce14" table:formula="of:=VALUE(ABJAD(UNSUR([.$B60];1;3;1;[.$A$1]);7;1))" office:value-type="float" office:value="176" calcext:value-type="float">
            <text:p>176</text:p>
          </table:table-cell>
          <table:table-cell table:style-name="ce16" table:formula="of:=VALUE(ABJAD([.$B60];7;1))" office:value-type="float" office:value="1058" calcext:value-type="float">
            <text:p>1058</text:p>
          </table:table-cell>
        </table:table-row>
        <table:table-row table:style-name="ro3">
          <table:table-cell table:style-name="ce2" office:value-type="float" office:value="59" calcext:value-type="float">
            <text:p>59</text:p>
          </table:table-cell>
          <table:table-cell table:style-name="ce32" office:value-type="string" calcext:value-type="string">
            <text:p>وَامْتَازُوا الْيَوْمَ أَيُّهَا الْمُجْرِمُونَ</text:p>
          </table:table-cell>
          <table:table-cell table:style-name="ce9" table:formula="of:=VALUE(ABJAD(UNSUR([.$B61];1;0;1;[.$A$1]);1;1))" office:value-type="float" office:value="210" calcext:value-type="float">
            <text:p>210</text:p>
          </table:table-cell>
          <table:table-cell table:style-name="ce2" table:formula="of:=VALUE(ABJAD(UNSUR([.$B61];1;1;1;[.$A$1]);1;1))" office:value-type="float" office:value="92" calcext:value-type="float">
            <text:p>92</text:p>
          </table:table-cell>
          <table:table-cell table:style-name="ce12" table:formula="of:=VALUE(ABJAD(UNSUR([.$B61];1;2;1;[.$A$1]);1;1))" office:value-type="float" office:value="0" calcext:value-type="float">
            <text:p>0</text:p>
          </table:table-cell>
          <table:table-cell table:style-name="ce14" table:formula="of:=VALUE(ABJAD(UNSUR([.$B61];1;3;1;[.$A$1]);1;1))" office:value-type="float" office:value="634" calcext:value-type="float">
            <text:p>634</text:p>
          </table:table-cell>
          <table:table-cell table:style-name="ce16" table:formula="of:=VALUE(ABJAD([.$B61];1;1))" office:value-type="float" office:value="936" calcext:value-type="float">
            <text:p>936</text:p>
          </table:table-cell>
          <table:table-cell table:style-name="ce9" table:formula="of:=VALUE(ABJAD(UNSUR([.$B61];1;0;1;[.$A$1]);7;1))" office:value-type="float" office:value="210" calcext:value-type="float">
            <text:p>210</text:p>
          </table:table-cell>
          <table:table-cell table:style-name="ce2" table:formula="of:=VALUE(ABJAD(UNSUR([.$B61];1;1;1;[.$A$1]);7;1))" office:value-type="float" office:value="92" calcext:value-type="float">
            <text:p>92</text:p>
          </table:table-cell>
          <table:table-cell table:style-name="ce12" table:formula="of:=VALUE(ABJAD(UNSUR([.$B61];1;2;1;[.$A$1]);7;1))" office:value-type="float" office:value="0" calcext:value-type="float">
            <text:p>0</text:p>
          </table:table-cell>
          <table:table-cell table:style-name="ce14" table:formula="of:=VALUE(ABJAD(UNSUR([.$B61];1;3;1;[.$A$1]);7;1))" office:value-type="float" office:value="634" calcext:value-type="float">
            <text:p>634</text:p>
          </table:table-cell>
          <table:table-cell table:style-name="ce16" table:formula="of:=VALUE(ABJAD([.$B61];7;1))" office:value-type="float" office:value="936" calcext:value-type="float">
            <text:p>936</text:p>
          </table:table-cell>
        </table:table-row>
        <table:table-row table:style-name="ro4">
          <table:table-cell table:style-name="ce2" office:value-type="float" office:value="60" calcext:value-type="float">
            <text:p>60</text:p>
          </table:table-cell>
          <table:table-cell table:style-name="ce32" office:value-type="string" calcext:value-type="string">
            <text:p>أَلَمْ أَعْهَدْ إِلَيْكُمْ يَا بَنِي آدَمَ أَنْ لَا تَعْبُدُوا الشَّيْطَانَ إِنَّهُ لَكُمْ عَدُوٌّ مُبِينٌ</text:p>
          </table:table-cell>
          <table:table-cell table:style-name="ce9" table:formula="of:=VALUE(ABJAD(UNSUR([.$B62];1;0;1;[.$A$1]);1;1))" office:value-type="float" office:value="17" calcext:value-type="float">
            <text:p>17</text:p>
          </table:table-cell>
          <table:table-cell table:style-name="ce2" table:formula="of:=VALUE(ABJAD(UNSUR([.$B62];1;1;1;[.$A$1]);1;1))" office:value-type="float" office:value="219" calcext:value-type="float">
            <text:p>219</text:p>
          </table:table-cell>
          <table:table-cell table:style-name="ce12" table:formula="of:=VALUE(ABJAD(UNSUR([.$B62];1;2;1;[.$A$1]);1;1))" office:value-type="float" office:value="566" calcext:value-type="float">
            <text:p>566</text:p>
          </table:table-cell>
          <table:table-cell table:style-name="ce14" table:formula="of:=VALUE(ABJAD(UNSUR([.$B62];1;3;1;[.$A$1]);1;1))" office:value-type="float" office:value="862" calcext:value-type="float">
            <text:p>862</text:p>
          </table:table-cell>
          <table:table-cell table:style-name="ce16" table:formula="of:=VALUE(ABJAD([.$B62];1;1))" office:value-type="float" office:value="1664" calcext:value-type="float">
            <text:p>1664</text:p>
          </table:table-cell>
          <table:table-cell table:style-name="ce9" table:formula="of:=VALUE(ABJAD(UNSUR([.$B62];1;0;1;[.$A$1]);7;1))" office:value-type="float" office:value="17" calcext:value-type="float">
            <text:p>17</text:p>
          </table:table-cell>
          <table:table-cell table:style-name="ce2" table:formula="of:=VALUE(ABJAD(UNSUR([.$B62];1;1;1;[.$A$1]);7;1))" office:value-type="float" office:value="219" calcext:value-type="float">
            <text:p>219</text:p>
          </table:table-cell>
          <table:table-cell table:style-name="ce12" table:formula="of:=VALUE(ABJAD(UNSUR([.$B62];1;2;1;[.$A$1]);7;1))" office:value-type="float" office:value="1266" calcext:value-type="float">
            <text:p>1266</text:p>
          </table:table-cell>
          <table:table-cell table:style-name="ce14" table:formula="of:=VALUE(ABJAD(UNSUR([.$B62];1;3;1;[.$A$1]);7;1))" office:value-type="float" office:value="862" calcext:value-type="float">
            <text:p>862</text:p>
          </table:table-cell>
          <table:table-cell table:style-name="ce16" table:formula="of:=VALUE(ABJAD([.$B62];7;1))" office:value-type="float" office:value="2364" calcext:value-type="float">
            <text:p>2364</text:p>
          </table:table-cell>
        </table:table-row>
        <table:table-row table:style-name="ro3">
          <table:table-cell table:style-name="ce2" office:value-type="float" office:value="61" calcext:value-type="float">
            <text:p>61</text:p>
          </table:table-cell>
          <table:table-cell table:style-name="ce32" office:value-type="string" calcext:value-type="string">
            <text:p>وَأَنِ اعْبُدُونِي هَذَا صِرَاطٌ مُسْتَقِيمٌ</text:p>
          </table:table-cell>
          <table:table-cell table:style-name="ce9" table:formula="of:=VALUE(ABJAD(UNSUR([.$B63];1;0;1;[.$A$1]);1;1))" office:value-type="float" office:value="356" calcext:value-type="float">
            <text:p>356</text:p>
          </table:table-cell>
          <table:table-cell table:style-name="ce2" table:formula="of:=VALUE(ABJAD(UNSUR([.$B63];1;1;1;[.$A$1]);1;1))" office:value-type="float" office:value="34" calcext:value-type="float">
            <text:p>34</text:p>
          </table:table-cell>
          <table:table-cell table:style-name="ce12" table:formula="of:=VALUE(ABJAD(UNSUR([.$B63];1;2;1;[.$A$1]);1;1))" office:value-type="float" office:value="174" calcext:value-type="float">
            <text:p>174</text:p>
          </table:table-cell>
          <table:table-cell table:style-name="ce14" table:formula="of:=VALUE(ABJAD(UNSUR([.$B63];1;3;1;[.$A$1]);1;1))" office:value-type="float" office:value="1292" calcext:value-type="float">
            <text:p>1292</text:p>
          </table:table-cell>
          <table:table-cell table:style-name="ce16" table:formula="of:=VALUE(ABJAD([.$B63];1;1))" office:value-type="float" office:value="1856" calcext:value-type="float">
            <text:p>1856</text:p>
          </table:table-cell>
          <table:table-cell table:style-name="ce9" table:formula="of:=VALUE(ABJAD(UNSUR([.$B63];1;0;1;[.$A$1]);7;1))" office:value-type="float" office:value="566" calcext:value-type="float">
            <text:p>566</text:p>
          </table:table-cell>
          <table:table-cell table:style-name="ce2" table:formula="of:=VALUE(ABJAD(UNSUR([.$B63];1;1;1;[.$A$1]);7;1))" office:value-type="float" office:value="34" calcext:value-type="float">
            <text:p>34</text:p>
          </table:table-cell>
          <table:table-cell table:style-name="ce12" table:formula="of:=VALUE(ABJAD(UNSUR([.$B63];1;2;1;[.$A$1]);7;1))" office:value-type="float" office:value="174" calcext:value-type="float">
            <text:p>174</text:p>
          </table:table-cell>
          <table:table-cell table:style-name="ce14" table:formula="of:=VALUE(ABJAD(UNSUR([.$B63];1;3;1;[.$A$1]);7;1))" office:value-type="float" office:value="1292" calcext:value-type="float">
            <text:p>1292</text:p>
          </table:table-cell>
          <table:table-cell table:style-name="ce16" table:formula="of:=VALUE(ABJAD([.$B63];7;1))" office:value-type="float" office:value="2066" calcext:value-type="float">
            <text:p>2066</text:p>
          </table:table-cell>
        </table:table-row>
        <table:table-row table:style-name="ro4">
          <table:table-cell table:style-name="ce2" office:value-type="float" office:value="62" calcext:value-type="float">
            <text:p>62</text:p>
          </table:table-cell>
          <table:table-cell table:style-name="ce32" office:value-type="string" calcext:value-type="string">
            <text:p>وَلَقَدْ أَضَلَّ مِنْكُمْ جِبِلًّا كَثِيرًا أَفَلَمْ تَكُونُوا تَعْقِلُونَ</text:p>
          </table:table-cell>
          <table:table-cell table:style-name="ce9" table:formula="of:=VALUE(ABJAD(UNSUR([.$B64];1;0;1;[.$A$1]);1;1))" office:value-type="float" office:value="210" calcext:value-type="float">
            <text:p>210</text:p>
          </table:table-cell>
          <table:table-cell table:style-name="ce2" table:formula="of:=VALUE(ABJAD(UNSUR([.$B64];1;1;1;[.$A$1]);1;1))" office:value-type="float" office:value="660" calcext:value-type="float">
            <text:p>660</text:p>
          </table:table-cell>
          <table:table-cell table:style-name="ce12" table:formula="of:=VALUE(ABJAD(UNSUR([.$B64];1;2;1;[.$A$1]);1;1))" office:value-type="float" office:value="1214" calcext:value-type="float">
            <text:p>1214</text:p>
          </table:table-cell>
          <table:table-cell table:style-name="ce14" table:formula="of:=VALUE(ABJAD(UNSUR([.$B64];1;3;1;[.$A$1]);1;1))" office:value-type="float" office:value="1094" calcext:value-type="float">
            <text:p>1094</text:p>
          </table:table-cell>
          <table:table-cell table:style-name="ce16" table:formula="of:=VALUE(ABJAD([.$B64];1;1))" office:value-type="float" office:value="3178" calcext:value-type="float">
            <text:p>3178</text:p>
          </table:table-cell>
          <table:table-cell table:style-name="ce9" table:formula="of:=VALUE(ABJAD(UNSUR([.$B64];1;0;1;[.$A$1]);7;1))" office:value-type="float" office:value="210" calcext:value-type="float">
            <text:p>210</text:p>
          </table:table-cell>
          <table:table-cell table:style-name="ce2" table:formula="of:=VALUE(ABJAD(UNSUR([.$B64];1;1;1;[.$A$1]);7;1))" office:value-type="float" office:value="660" calcext:value-type="float">
            <text:p>660</text:p>
          </table:table-cell>
          <table:table-cell table:style-name="ce12" table:formula="of:=VALUE(ABJAD(UNSUR([.$B64];1;2;1;[.$A$1]);7;1))" office:value-type="float" office:value="504" calcext:value-type="float">
            <text:p>504</text:p>
          </table:table-cell>
          <table:table-cell table:style-name="ce14" table:formula="of:=VALUE(ABJAD(UNSUR([.$B64];1;3;1;[.$A$1]);7;1))" office:value-type="float" office:value="1094" calcext:value-type="float">
            <text:p>1094</text:p>
          </table:table-cell>
          <table:table-cell table:style-name="ce16" table:formula="of:=VALUE(ABJAD([.$B64];7;1))" office:value-type="float" office:value="2468" calcext:value-type="float">
            <text:p>2468</text:p>
          </table:table-cell>
        </table:table-row>
        <table:table-row table:style-name="ro3">
          <table:table-cell table:style-name="ce2" office:value-type="float" office:value="63" calcext:value-type="float">
            <text:p>63</text:p>
          </table:table-cell>
          <table:table-cell table:style-name="ce32" office:value-type="string" calcext:value-type="string">
            <text:p>هَذِهِ جَهَنَّمُ الَّتِي كُنْتُمْ تُوعَدُونَ</text:p>
          </table:table-cell>
          <table:table-cell table:style-name="ce9" table:formula="of:=VALUE(ABJAD(UNSUR([.$B65];1;0;1;[.$A$1]);1;1))" office:value-type="float" office:value="4" calcext:value-type="float">
            <text:p>4</text:p>
          </table:table-cell>
          <table:table-cell table:style-name="ce2" table:formula="of:=VALUE(ABJAD(UNSUR([.$B65];1;1;1;[.$A$1]);1;1))" office:value-type="float" office:value="55" calcext:value-type="float">
            <text:p>55</text:p>
          </table:table-cell>
          <table:table-cell table:style-name="ce12" table:formula="of:=VALUE(ABJAD(UNSUR([.$B65];1;2;1;[.$A$1]);1;1))" office:value-type="float" office:value="94" calcext:value-type="float">
            <text:p>94</text:p>
          </table:table-cell>
          <table:table-cell table:style-name="ce14" table:formula="of:=VALUE(ABJAD(UNSUR([.$B65];1;3;1;[.$A$1]);1;1))" office:value-type="float" office:value="2142" calcext:value-type="float">
            <text:p>2142</text:p>
          </table:table-cell>
          <table:table-cell table:style-name="ce16" table:formula="of:=VALUE(ABJAD([.$B65];1;1))" office:value-type="float" office:value="2295" calcext:value-type="float">
            <text:p>2295</text:p>
          </table:table-cell>
          <table:table-cell table:style-name="ce9" table:formula="of:=VALUE(ABJAD(UNSUR([.$B65];1;0;1;[.$A$1]);7;1))" office:value-type="float" office:value="4" calcext:value-type="float">
            <text:p>4</text:p>
          </table:table-cell>
          <table:table-cell table:style-name="ce2" table:formula="of:=VALUE(ABJAD(UNSUR([.$B65];1;1;1;[.$A$1]);7;1))" office:value-type="float" office:value="55" calcext:value-type="float">
            <text:p>55</text:p>
          </table:table-cell>
          <table:table-cell table:style-name="ce12" table:formula="of:=VALUE(ABJAD(UNSUR([.$B65];1;2;1;[.$A$1]);7;1))" office:value-type="float" office:value="94" calcext:value-type="float">
            <text:p>94</text:p>
          </table:table-cell>
          <table:table-cell table:style-name="ce14" table:formula="of:=VALUE(ABJAD(UNSUR([.$B65];1;3;1;[.$A$1]);7;1))" office:value-type="float" office:value="2142" calcext:value-type="float">
            <text:p>2142</text:p>
          </table:table-cell>
          <table:table-cell table:style-name="ce16" table:formula="of:=VALUE(ABJAD([.$B65];7;1))" office:value-type="float" office:value="2295" calcext:value-type="float">
            <text:p>2295</text:p>
          </table:table-cell>
        </table:table-row>
        <table:table-row table:style-name="ro3">
          <table:table-cell table:style-name="ce2" office:value-type="float" office:value="64" calcext:value-type="float">
            <text:p>64</text:p>
          </table:table-cell>
          <table:table-cell table:style-name="ce32" office:value-type="string" calcext:value-type="string">
            <text:p>اصْلَوْهَا الْيَوْمَ بِمَا كُنْتُمْ تَكْفُرُونَ</text:p>
          </table:table-cell>
          <table:table-cell table:style-name="ce9" table:formula="of:=VALUE(ABJAD(UNSUR([.$B66];1;0;1;[.$A$1]);1;1))" office:value-type="float" office:value="296" calcext:value-type="float">
            <text:p>296</text:p>
          </table:table-cell>
          <table:table-cell table:style-name="ce2" table:formula="of:=VALUE(ABJAD(UNSUR([.$B66];1;1;1;[.$A$1]);1;1))" office:value-type="float" office:value="75" calcext:value-type="float">
            <text:p>75</text:p>
          </table:table-cell>
          <table:table-cell table:style-name="ce12" table:formula="of:=VALUE(ABJAD(UNSUR([.$B66];1;2;1;[.$A$1]);1;1))" office:value-type="float" office:value="120" calcext:value-type="float">
            <text:p>120</text:p>
          </table:table-cell>
          <table:table-cell table:style-name="ce14" table:formula="of:=VALUE(ABJAD(UNSUR([.$B66];1;3;1;[.$A$1]);1;1))" office:value-type="float" office:value="1038" calcext:value-type="float">
            <text:p>1038</text:p>
          </table:table-cell>
          <table:table-cell table:style-name="ce16" table:formula="of:=VALUE(ABJAD([.$B66];1;1))" office:value-type="float" office:value="1529" calcext:value-type="float">
            <text:p>1529</text:p>
          </table:table-cell>
          <table:table-cell table:style-name="ce9" table:formula="of:=VALUE(ABJAD(UNSUR([.$B66];1;0;1;[.$A$1]);7;1))" office:value-type="float" office:value="266" calcext:value-type="float">
            <text:p>266</text:p>
          </table:table-cell>
          <table:table-cell table:style-name="ce2" table:formula="of:=VALUE(ABJAD(UNSUR([.$B66];1;1;1;[.$A$1]);7;1))" office:value-type="float" office:value="75" calcext:value-type="float">
            <text:p>75</text:p>
          </table:table-cell>
          <table:table-cell table:style-name="ce12" table:formula="of:=VALUE(ABJAD(UNSUR([.$B66];1;2;1;[.$A$1]);7;1))" office:value-type="float" office:value="120" calcext:value-type="float">
            <text:p>120</text:p>
          </table:table-cell>
          <table:table-cell table:style-name="ce14" table:formula="of:=VALUE(ABJAD(UNSUR([.$B66];1;3;1;[.$A$1]);7;1))" office:value-type="float" office:value="1038" calcext:value-type="float">
            <text:p>1038</text:p>
          </table:table-cell>
          <table:table-cell table:style-name="ce16" table:formula="of:=VALUE(ABJAD([.$B66];7;1))" office:value-type="float" office:value="1499" calcext:value-type="float">
            <text:p>1499</text:p>
          </table:table-cell>
        </table:table-row>
        <table:table-row table:style-name="ro4">
          <table:table-cell table:style-name="ce2" office:value-type="float" office:value="65" calcext:value-type="float">
            <text:p>65</text:p>
          </table:table-cell>
          <table:table-cell table:style-name="ce32" office:value-type="string" calcext:value-type="string">
            <text:p>الْيَوْمَ نَخْتِمُ عَلَى أَفْوَاهِهِمْ وَتُكَلِّمُنَا أَيْدِيهِمْ وَتَشْهَدُ أَرْجُلُهُمْ بِمَا كَانُوا يَكْسِبُونَ</text:p>
          </table:table-cell>
          <table:table-cell table:style-name="ce9" table:formula="of:=VALUE(ABJAD(UNSUR([.$B67];1;0;1;[.$A$1]);1;1))" office:value-type="float" office:value="877" calcext:value-type="float">
            <text:p>877</text:p>
          </table:table-cell>
          <table:table-cell table:style-name="ce2" table:formula="of:=VALUE(ABJAD(UNSUR([.$B67];1;1;1;[.$A$1]);1;1))" office:value-type="float" office:value="185" calcext:value-type="float">
            <text:p>185</text:p>
          </table:table-cell>
          <table:table-cell table:style-name="ce12" table:formula="of:=VALUE(ABJAD(UNSUR([.$B67];1;2;1;[.$A$1]);1;1))" office:value-type="float" office:value="518" calcext:value-type="float">
            <text:p>518</text:p>
          </table:table-cell>
          <table:table-cell table:style-name="ce14" table:formula="of:=VALUE(ABJAD(UNSUR([.$B67];1;3;1;[.$A$1]);1;1))" office:value-type="float" office:value="1716" calcext:value-type="float">
            <text:p>1716</text:p>
          </table:table-cell>
          <table:table-cell table:style-name="ce16" table:formula="of:=VALUE(ABJAD([.$B67];1;1))" office:value-type="float" office:value="3296" calcext:value-type="float">
            <text:p>3296</text:p>
          </table:table-cell>
          <table:table-cell table:style-name="ce9" table:formula="of:=VALUE(ABJAD(UNSUR([.$B67];1;0;1;[.$A$1]);7;1))" office:value-type="float" office:value="1117" calcext:value-type="float">
            <text:p>1117</text:p>
          </table:table-cell>
          <table:table-cell table:style-name="ce2" table:formula="of:=VALUE(ABJAD(UNSUR([.$B67];1;1;1;[.$A$1]);7;1))" office:value-type="float" office:value="185" calcext:value-type="float">
            <text:p>185</text:p>
          </table:table-cell>
          <table:table-cell table:style-name="ce12" table:formula="of:=VALUE(ABJAD(UNSUR([.$B67];1;2;1;[.$A$1]);7;1))" office:value-type="float" office:value="1218" calcext:value-type="float">
            <text:p>1218</text:p>
          </table:table-cell>
          <table:table-cell table:style-name="ce14" table:formula="of:=VALUE(ABJAD(UNSUR([.$B67];1;3;1;[.$A$1]);7;1))" office:value-type="float" office:value="1716" calcext:value-type="float">
            <text:p>1716</text:p>
          </table:table-cell>
          <table:table-cell table:style-name="ce16" table:formula="of:=VALUE(ABJAD([.$B67];7;1))" office:value-type="float" office:value="4236" calcext:value-type="float">
            <text:p>4236</text:p>
          </table:table-cell>
        </table:table-row>
        <table:table-row table:style-name="ro4">
          <table:table-cell table:style-name="ce2" office:value-type="float" office:value="66" calcext:value-type="float">
            <text:p>66</text:p>
          </table:table-cell>
          <table:table-cell table:style-name="ce32" office:value-type="string" calcext:value-type="string">
            <text:p>وَلَوْ نَشَاءُ لَطَمَسْنَا عَلَى أَعْيُنِهِمْ فَاسْتَبَقُوا الصِّرَاطَ فَأَنَّى يُبْصِرُونَ</text:p>
          </table:table-cell>
          <table:table-cell table:style-name="ce9" table:formula="of:=VALUE(ABJAD(UNSUR([.$B68];1;0;1;[.$A$1]);1;1))" office:value-type="float" office:value="715" calcext:value-type="float">
            <text:p>715</text:p>
          </table:table-cell>
          <table:table-cell table:style-name="ce2" table:formula="of:=VALUE(ABJAD(UNSUR([.$B68];1;1;1;[.$A$1]);1;1))" office:value-type="float" office:value="163" calcext:value-type="float">
            <text:p>163</text:p>
          </table:table-cell>
          <table:table-cell table:style-name="ce12" table:formula="of:=VALUE(ABJAD(UNSUR([.$B68];1;2;1;[.$A$1]);1;1))" office:value-type="float" office:value="700" calcext:value-type="float">
            <text:p>700</text:p>
          </table:table-cell>
          <table:table-cell table:style-name="ce14" table:formula="of:=VALUE(ABJAD(UNSUR([.$B68];1;3;1;[.$A$1]);1;1))" office:value-type="float" office:value="754" calcext:value-type="float">
            <text:p>754</text:p>
          </table:table-cell>
          <table:table-cell table:style-name="ce16" table:formula="of:=VALUE(ABJAD([.$B68];1;1))" office:value-type="float" office:value="2332" calcext:value-type="float">
            <text:p>2332</text:p>
          </table:table-cell>
          <table:table-cell table:style-name="ce9" table:formula="of:=VALUE(ABJAD(UNSUR([.$B68];1;0;1;[.$A$1]);7;1))" office:value-type="float" office:value="1135" calcext:value-type="float">
            <text:p>1135</text:p>
          </table:table-cell>
          <table:table-cell table:style-name="ce2" table:formula="of:=VALUE(ABJAD(UNSUR([.$B68];1;1;1;[.$A$1]);7;1))" office:value-type="float" office:value="163" calcext:value-type="float">
            <text:p>163</text:p>
          </table:table-cell>
          <table:table-cell table:style-name="ce12" table:formula="of:=VALUE(ABJAD(UNSUR([.$B68];1;2;1;[.$A$1]);7;1))" office:value-type="float" office:value="1400" calcext:value-type="float">
            <text:p>1400</text:p>
          </table:table-cell>
          <table:table-cell table:style-name="ce14" table:formula="of:=VALUE(ABJAD(UNSUR([.$B68];1;3;1;[.$A$1]);7;1))" office:value-type="float" office:value="754" calcext:value-type="float">
            <text:p>754</text:p>
          </table:table-cell>
          <table:table-cell table:style-name="ce16" table:formula="of:=VALUE(ABJAD([.$B68];7;1))" office:value-type="float" office:value="3452" calcext:value-type="float">
            <text:p>3452</text:p>
          </table:table-cell>
        </table:table-row>
        <table:table-row table:style-name="ro4">
          <table:table-cell table:style-name="ce2" office:value-type="float" office:value="67" calcext:value-type="float">
            <text:p>67</text:p>
          </table:table-cell>
          <table:table-cell table:style-name="ce32" office:value-type="string" calcext:value-type="string">
            <text:p>وَلَوْ نَشَاءُ لَمَسَخْنَاهُمْ عَلَى مَكَانَتِهِمْ فَمَا اسْتَطَاعُوا مُضِيًّا وَلَا يَرْجِعُونَ</text:p>
          </table:table-cell>
          <table:table-cell table:style-name="ce9" table:formula="of:=VALUE(ABJAD(UNSUR([.$B69];1;0;1;[.$A$1]);1;1))" office:value-type="float" office:value="934" calcext:value-type="float">
            <text:p>934</text:p>
          </table:table-cell>
          <table:table-cell table:style-name="ce2" table:formula="of:=VALUE(ABJAD(UNSUR([.$B69];1;1;1;[.$A$1]);1;1))" office:value-type="float" office:value="159" calcext:value-type="float">
            <text:p>159</text:p>
          </table:table-cell>
          <table:table-cell table:style-name="ce12" table:formula="of:=VALUE(ABJAD(UNSUR([.$B69];1;2;1;[.$A$1]);1;1))" office:value-type="float" office:value="1410" calcext:value-type="float">
            <text:p>1410</text:p>
          </table:table-cell>
          <table:table-cell table:style-name="ce14" table:formula="of:=VALUE(ABJAD(UNSUR([.$B69];1;3;1;[.$A$1]);1;1))" office:value-type="float" office:value="1270" calcext:value-type="float">
            <text:p>1270</text:p>
          </table:table-cell>
          <table:table-cell table:style-name="ce16" table:formula="of:=VALUE(ABJAD([.$B69];1;1))" office:value-type="float" office:value="3773" calcext:value-type="float">
            <text:p>3773</text:p>
          </table:table-cell>
          <table:table-cell table:style-name="ce9" table:formula="of:=VALUE(ABJAD(UNSUR([.$B69];1;0;1;[.$A$1]);7;1))" office:value-type="float" office:value="1414" calcext:value-type="float">
            <text:p>1414</text:p>
          </table:table-cell>
          <table:table-cell table:style-name="ce2" table:formula="of:=VALUE(ABJAD(UNSUR([.$B69];1;1;1;[.$A$1]);7;1))" office:value-type="float" office:value="159" calcext:value-type="float">
            <text:p>159</text:p>
          </table:table-cell>
          <table:table-cell table:style-name="ce12" table:formula="of:=VALUE(ABJAD(UNSUR([.$B69];1;2;1;[.$A$1]);7;1))" office:value-type="float" office:value="1400" calcext:value-type="float">
            <text:p>1400</text:p>
          </table:table-cell>
          <table:table-cell table:style-name="ce14" table:formula="of:=VALUE(ABJAD(UNSUR([.$B69];1;3;1;[.$A$1]);7;1))" office:value-type="float" office:value="1270" calcext:value-type="float">
            <text:p>1270</text:p>
          </table:table-cell>
          <table:table-cell table:style-name="ce16" table:formula="of:=VALUE(ABJAD([.$B69];7;1))" office:value-type="float" office:value="4243" calcext:value-type="float">
            <text:p>4243</text:p>
          </table:table-cell>
        </table:table-row>
        <table:table-row table:style-name="ro3">
          <table:table-cell table:style-name="ce2" office:value-type="float" office:value="68" calcext:value-type="float">
            <text:p>68</text:p>
          </table:table-cell>
          <table:table-cell table:style-name="ce32" office:value-type="string" calcext:value-type="string">
            <text:p>وَمَنْ نُعَمِّرْهُ نُنَكِّسْهُ فِي الْخَلْقِ أَفَلَا يَعْقِلُونَ</text:p>
          </table:table-cell>
          <table:table-cell table:style-name="ce9" table:formula="of:=VALUE(ABJAD(UNSUR([.$B70];1;0;1;[.$A$1]);1;1))" office:value-type="float" office:value="863" calcext:value-type="float">
            <text:p>863</text:p>
          </table:table-cell>
          <table:table-cell table:style-name="ce2" table:formula="of:=VALUE(ABJAD(UNSUR([.$B70];1;1;1;[.$A$1]);1;1))" office:value-type="float" office:value="150" calcext:value-type="float">
            <text:p>150</text:p>
          </table:table-cell>
          <table:table-cell table:style-name="ce12" table:formula="of:=VALUE(ABJAD(UNSUR([.$B70];1;2;1;[.$A$1]);1;1))" office:value-type="float" office:value="520" calcext:value-type="float">
            <text:p>520</text:p>
          </table:table-cell>
          <table:table-cell table:style-name="ce14" table:formula="of:=VALUE(ABJAD(UNSUR([.$B70];1;3;1;[.$A$1]);1;1))" office:value-type="float" office:value="342" calcext:value-type="float">
            <text:p>342</text:p>
          </table:table-cell>
          <table:table-cell table:style-name="ce16" table:formula="of:=VALUE(ABJAD([.$B70];1;1))" office:value-type="float" office:value="1875" calcext:value-type="float">
            <text:p>1875</text:p>
          </table:table-cell>
          <table:table-cell table:style-name="ce9" table:formula="of:=VALUE(ABJAD(UNSUR([.$B70];1;0;1;[.$A$1]);7;1))" office:value-type="float" office:value="1103" calcext:value-type="float">
            <text:p>1103</text:p>
          </table:table-cell>
          <table:table-cell table:style-name="ce2" table:formula="of:=VALUE(ABJAD(UNSUR([.$B70];1;1;1;[.$A$1]);7;1))" office:value-type="float" office:value="150" calcext:value-type="float">
            <text:p>150</text:p>
          </table:table-cell>
          <table:table-cell table:style-name="ce12" table:formula="of:=VALUE(ABJAD(UNSUR([.$B70];1;2;1;[.$A$1]);7;1))" office:value-type="float" office:value="520" calcext:value-type="float">
            <text:p>520</text:p>
          </table:table-cell>
          <table:table-cell table:style-name="ce14" table:formula="of:=VALUE(ABJAD(UNSUR([.$B70];1;3;1;[.$A$1]);7;1))" office:value-type="float" office:value="342" calcext:value-type="float">
            <text:p>342</text:p>
          </table:table-cell>
          <table:table-cell table:style-name="ce16" table:formula="of:=VALUE(ABJAD([.$B70];7;1))" office:value-type="float" office:value="2115" calcext:value-type="float">
            <text:p>2115</text:p>
          </table:table-cell>
        </table:table-row>
        <table:table-row table:style-name="ro4">
          <table:table-cell table:style-name="ce2" office:value-type="float" office:value="69" calcext:value-type="float">
            <text:p>69</text:p>
          </table:table-cell>
          <table:table-cell table:style-name="ce32" office:value-type="string" calcext:value-type="string">
            <text:p>وَمَا عَلَّمْنَاهُ الشِّعْرَ وَمَا يَنْبَغِي لَهُ إِنْ هُوَ إِلَّا ذِكْرٌ وَقُرْآنٌ مُبِينٌ</text:p>
          </table:table-cell>
          <table:table-cell table:style-name="ce9" table:formula="of:=VALUE(ABJAD(UNSUR([.$B71];1;0;1;[.$A$1]);1;1))" office:value-type="float" office:value="612" calcext:value-type="float">
            <text:p>612</text:p>
          </table:table-cell>
          <table:table-cell table:style-name="ce2" table:formula="of:=VALUE(ABJAD(UNSUR([.$B71];1;1;1;[.$A$1]);1;1))" office:value-type="float" office:value="165" calcext:value-type="float">
            <text:p>165</text:p>
          </table:table-cell>
          <table:table-cell table:style-name="ce12" table:formula="of:=VALUE(ABJAD(UNSUR([.$B71];1;2;1;[.$A$1]);1;1))" office:value-type="float" office:value="560" calcext:value-type="float">
            <text:p>560</text:p>
          </table:table-cell>
          <table:table-cell table:style-name="ce14" table:formula="of:=VALUE(ABJAD(UNSUR([.$B71];1;3;1;[.$A$1]);1;1))" office:value-type="float" office:value="2134" calcext:value-type="float">
            <text:p>2134</text:p>
          </table:table-cell>
          <table:table-cell table:style-name="ce16" table:formula="of:=VALUE(ABJAD([.$B71];1;1))" office:value-type="float" office:value="3471" calcext:value-type="float">
            <text:p>3471</text:p>
          </table:table-cell>
          <table:table-cell table:style-name="ce9" table:formula="of:=VALUE(ABJAD(UNSUR([.$B71];1;0;1;[.$A$1]);7;1))" office:value-type="float" office:value="612" calcext:value-type="float">
            <text:p>612</text:p>
          </table:table-cell>
          <table:table-cell table:style-name="ce2" table:formula="of:=VALUE(ABJAD(UNSUR([.$B71];1;1;1;[.$A$1]);7;1))" office:value-type="float" office:value="165" calcext:value-type="float">
            <text:p>165</text:p>
          </table:table-cell>
          <table:table-cell table:style-name="ce12" table:formula="of:=VALUE(ABJAD(UNSUR([.$B71];1;2;1;[.$A$1]);7;1))" office:value-type="float" office:value="1260" calcext:value-type="float">
            <text:p>1260</text:p>
          </table:table-cell>
          <table:table-cell table:style-name="ce14" table:formula="of:=VALUE(ABJAD(UNSUR([.$B71];1;3;1;[.$A$1]);7;1))" office:value-type="float" office:value="2034" calcext:value-type="float">
            <text:p>2034</text:p>
          </table:table-cell>
          <table:table-cell table:style-name="ce16" table:formula="of:=VALUE(ABJAD([.$B71];7;1))" office:value-type="float" office:value="4071" calcext:value-type="float">
            <text:p>4071</text:p>
          </table:table-cell>
        </table:table-row>
        <table:table-row table:style-name="ro4">
          <table:table-cell table:style-name="ce2" office:value-type="float" office:value="70" calcext:value-type="float">
            <text:p>70</text:p>
          </table:table-cell>
          <table:table-cell table:style-name="ce32" office:value-type="string" calcext:value-type="string">
            <text:p>لِيُنْذِرَ مَنْ كَانَ حَيًّا وَيَحِقَّ الْقَوْلُ عَلَى الْكَافِرِينَ</text:p>
          </table:table-cell>
          <table:table-cell table:style-name="ce9" table:formula="of:=VALUE(ABJAD(UNSUR([.$B72];1;0;1;[.$A$1]);1;1))" office:value-type="float" office:value="406" calcext:value-type="float">
            <text:p>406</text:p>
          </table:table-cell>
          <table:table-cell table:style-name="ce2" table:formula="of:=VALUE(ABJAD(UNSUR([.$B72];1;1;1;[.$A$1]);1;1))" office:value-type="float" office:value="206" calcext:value-type="float">
            <text:p>206</text:p>
          </table:table-cell>
          <table:table-cell table:style-name="ce12" table:formula="of:=VALUE(ABJAD(UNSUR([.$B72];1;2;1;[.$A$1]);1;1))" office:value-type="float" office:value="390" calcext:value-type="float">
            <text:p>390</text:p>
          </table:table-cell>
          <table:table-cell table:style-name="ce14" table:formula="of:=VALUE(ABJAD(UNSUR([.$B72];1;3;1;[.$A$1]);1;1))" office:value-type="float" office:value="952" calcext:value-type="float">
            <text:p>952</text:p>
          </table:table-cell>
          <table:table-cell table:style-name="ce16" table:formula="of:=VALUE(ABJAD([.$B72];1;1))" office:value-type="float" office:value="1954" calcext:value-type="float">
            <text:p>1954</text:p>
          </table:table-cell>
          <table:table-cell table:style-name="ce9" table:formula="of:=VALUE(ABJAD(UNSUR([.$B72];1;0;1;[.$A$1]);7;1))" office:value-type="float" office:value="406" calcext:value-type="float">
            <text:p>406</text:p>
          </table:table-cell>
          <table:table-cell table:style-name="ce2" table:formula="of:=VALUE(ABJAD(UNSUR([.$B72];1;1;1;[.$A$1]);7;1))" office:value-type="float" office:value="206" calcext:value-type="float">
            <text:p>206</text:p>
          </table:table-cell>
          <table:table-cell table:style-name="ce12" table:formula="of:=VALUE(ABJAD(UNSUR([.$B72];1;2;1;[.$A$1]);7;1))" office:value-type="float" office:value="390" calcext:value-type="float">
            <text:p>390</text:p>
          </table:table-cell>
          <table:table-cell table:style-name="ce14" table:formula="of:=VALUE(ABJAD(UNSUR([.$B72];1;3;1;[.$A$1]);7;1))" office:value-type="float" office:value="952" calcext:value-type="float">
            <text:p>952</text:p>
          </table:table-cell>
          <table:table-cell table:style-name="ce16" table:formula="of:=VALUE(ABJAD([.$B72];7;1))" office:value-type="float" office:value="1954" calcext:value-type="float">
            <text:p>1954</text:p>
          </table:table-cell>
        </table:table-row>
        <table:table-row table:style-name="ro4">
          <table:table-cell table:style-name="ce2" office:value-type="float" office:value="71" calcext:value-type="float">
            <text:p>71</text:p>
          </table:table-cell>
          <table:table-cell table:style-name="ce32" office:value-type="string" calcext:value-type="string">
            <text:p>أَوَلَمْ يَرَوْا أَنَّا خَلَقْنَا لَهُمْ مِمَّا عَمِلَتْ أَيْدِينَا أَنْعَامًا فَهُمْ لَهَا مَالِكُونَ</text:p>
          </table:table-cell>
          <table:table-cell table:style-name="ce9" table:formula="of:=VALUE(ABJAD(UNSUR([.$B73];1;0;1;[.$A$1]);1;1))" office:value-type="float" office:value="813" calcext:value-type="float">
            <text:p>813</text:p>
          </table:table-cell>
          <table:table-cell table:style-name="ce2" table:formula="of:=VALUE(ABJAD(UNSUR([.$B73];1;1;1;[.$A$1]);1;1))" office:value-type="float" office:value="225" calcext:value-type="float">
            <text:p>225</text:p>
          </table:table-cell>
          <table:table-cell table:style-name="ce12" table:formula="of:=VALUE(ABJAD(UNSUR([.$B73];1;2;1;[.$A$1]);1;1))" office:value-type="float" office:value="344" calcext:value-type="float">
            <text:p>344</text:p>
          </table:table-cell>
          <table:table-cell table:style-name="ce14" table:formula="of:=VALUE(ABJAD(UNSUR([.$B73];1;3;1;[.$A$1]);1;1))" office:value-type="float" office:value="988" calcext:value-type="float">
            <text:p>988</text:p>
          </table:table-cell>
          <table:table-cell table:style-name="ce16" table:formula="of:=VALUE(ABJAD([.$B73];1;1))" office:value-type="float" office:value="2370" calcext:value-type="float">
            <text:p>2370</text:p>
          </table:table-cell>
          <table:table-cell table:style-name="ce9" table:formula="of:=VALUE(ABJAD(UNSUR([.$B73];1;0;1;[.$A$1]);7;1))" office:value-type="float" office:value="813" calcext:value-type="float">
            <text:p>813</text:p>
          </table:table-cell>
          <table:table-cell table:style-name="ce2" table:formula="of:=VALUE(ABJAD(UNSUR([.$B73];1;1;1;[.$A$1]);7;1))" office:value-type="float" office:value="225" calcext:value-type="float">
            <text:p>225</text:p>
          </table:table-cell>
          <table:table-cell table:style-name="ce12" table:formula="of:=VALUE(ABJAD(UNSUR([.$B73];1;2;1;[.$A$1]);7;1))" office:value-type="float" office:value="344" calcext:value-type="float">
            <text:p>344</text:p>
          </table:table-cell>
          <table:table-cell table:style-name="ce14" table:formula="of:=VALUE(ABJAD(UNSUR([.$B73];1;3;1;[.$A$1]);7;1))" office:value-type="float" office:value="988" calcext:value-type="float">
            <text:p>988</text:p>
          </table:table-cell>
          <table:table-cell table:style-name="ce16" table:formula="of:=VALUE(ABJAD([.$B73];7;1))" office:value-type="float" office:value="2370" calcext:value-type="float">
            <text:p>2370</text:p>
          </table:table-cell>
        </table:table-row>
        <table:table-row table:style-name="ro3">
          <table:table-cell table:style-name="ce2" office:value-type="float" office:value="72" calcext:value-type="float">
            <text:p>72</text:p>
          </table:table-cell>
          <table:table-cell table:style-name="ce32" office:value-type="string" calcext:value-type="string">
            <text:p>وَذَلَّلْنَاهَا لَهُمْ فَمِنْهَا رَكُوبُهُمْ وَمِنْهَا يَأْكُلُونَ</text:p>
          </table:table-cell>
          <table:table-cell table:style-name="ce9" table:formula="of:=VALUE(ABJAD(UNSUR([.$B74];1;0;1;[.$A$1]);1;1))" office:value-type="float" office:value="207" calcext:value-type="float">
            <text:p>207</text:p>
          </table:table-cell>
          <table:table-cell table:style-name="ce2" table:formula="of:=VALUE(ABJAD(UNSUR([.$B74];1;1;1;[.$A$1]);1;1))" office:value-type="float" office:value="155" calcext:value-type="float">
            <text:p>155</text:p>
          </table:table-cell>
          <table:table-cell table:style-name="ce12" table:formula="of:=VALUE(ABJAD(UNSUR([.$B74];1;2;1;[.$A$1]);1;1))" office:value-type="float" office:value="120" calcext:value-type="float">
            <text:p>120</text:p>
          </table:table-cell>
          <table:table-cell table:style-name="ce14" table:formula="of:=VALUE(ABJAD(UNSUR([.$B74];1;3;1;[.$A$1]);1;1))" office:value-type="float" office:value="1084" calcext:value-type="float">
            <text:p>1084</text:p>
          </table:table-cell>
          <table:table-cell table:style-name="ce16" table:formula="of:=VALUE(ABJAD([.$B74];1;1))" office:value-type="float" office:value="1566" calcext:value-type="float">
            <text:p>1566</text:p>
          </table:table-cell>
          <table:table-cell table:style-name="ce9" table:formula="of:=VALUE(ABJAD(UNSUR([.$B74];1;0;1;[.$A$1]);7;1))" office:value-type="float" office:value="207" calcext:value-type="float">
            <text:p>207</text:p>
          </table:table-cell>
          <table:table-cell table:style-name="ce2" table:formula="of:=VALUE(ABJAD(UNSUR([.$B74];1;1;1;[.$A$1]);7;1))" office:value-type="float" office:value="155" calcext:value-type="float">
            <text:p>155</text:p>
          </table:table-cell>
          <table:table-cell table:style-name="ce12" table:formula="of:=VALUE(ABJAD(UNSUR([.$B74];1;2;1;[.$A$1]);7;1))" office:value-type="float" office:value="120" calcext:value-type="float">
            <text:p>120</text:p>
          </table:table-cell>
          <table:table-cell table:style-name="ce14" table:formula="of:=VALUE(ABJAD(UNSUR([.$B74];1;3;1;[.$A$1]);7;1))" office:value-type="float" office:value="1084" calcext:value-type="float">
            <text:p>1084</text:p>
          </table:table-cell>
          <table:table-cell table:style-name="ce16" table:formula="of:=VALUE(ABJAD([.$B74];7;1))" office:value-type="float" office:value="1566" calcext:value-type="float">
            <text:p>1566</text:p>
          </table:table-cell>
        </table:table-row>
        <table:table-row table:style-name="ro3">
          <table:table-cell table:style-name="ce2" office:value-type="float" office:value="73" calcext:value-type="float">
            <text:p>73</text:p>
          </table:table-cell>
          <table:table-cell table:style-name="ce32" office:value-type="string" calcext:value-type="string">
            <text:p>وَلَهُمْ فِيهَا مَنَافِعُ وَمَشَارِبُ أَفَلَا يَشْكُرُونَ</text:p>
          </table:table-cell>
          <table:table-cell table:style-name="ce9" table:formula="of:=VALUE(ABJAD(UNSUR([.$B75];1;0;1;[.$A$1]);1;1))" office:value-type="float" office:value="407" calcext:value-type="float">
            <text:p>407</text:p>
          </table:table-cell>
          <table:table-cell table:style-name="ce2" table:formula="of:=VALUE(ABJAD(UNSUR([.$B75];1;1;1;[.$A$1]);1;1))" office:value-type="float" office:value="90" calcext:value-type="float">
            <text:p>90</text:p>
          </table:table-cell>
          <table:table-cell table:style-name="ce12" table:formula="of:=VALUE(ABJAD(UNSUR([.$B75];1;2;1;[.$A$1]);1;1))" office:value-type="float" office:value="930" calcext:value-type="float">
            <text:p>930</text:p>
          </table:table-cell>
          <table:table-cell table:style-name="ce14" table:formula="of:=VALUE(ABJAD(UNSUR([.$B75];1;3;1;[.$A$1]);1;1))" office:value-type="float" office:value="238" calcext:value-type="float">
            <text:p>238</text:p>
          </table:table-cell>
          <table:table-cell table:style-name="ce16" table:formula="of:=VALUE(ABJAD([.$B75];1;1))" office:value-type="float" office:value="1665" calcext:value-type="float">
            <text:p>1665</text:p>
          </table:table-cell>
          <table:table-cell table:style-name="ce9" table:formula="of:=VALUE(ABJAD(UNSUR([.$B75];1;0;1;[.$A$1]);7;1))" office:value-type="float" office:value="407" calcext:value-type="float">
            <text:p>407</text:p>
          </table:table-cell>
          <table:table-cell table:style-name="ce2" table:formula="of:=VALUE(ABJAD(UNSUR([.$B75];1;1;1;[.$A$1]);7;1))" office:value-type="float" office:value="90" calcext:value-type="float">
            <text:p>90</text:p>
          </table:table-cell>
          <table:table-cell table:style-name="ce12" table:formula="of:=VALUE(ABJAD(UNSUR([.$B75];1;2;1;[.$A$1]);7;1))" office:value-type="float" office:value="2330" calcext:value-type="float">
            <text:p>2330</text:p>
          </table:table-cell>
          <table:table-cell table:style-name="ce14" table:formula="of:=VALUE(ABJAD(UNSUR([.$B75];1;3;1;[.$A$1]);7;1))" office:value-type="float" office:value="238" calcext:value-type="float">
            <text:p>238</text:p>
          </table:table-cell>
          <table:table-cell table:style-name="ce16" table:formula="of:=VALUE(ABJAD([.$B75];7;1))" office:value-type="float" office:value="3065" calcext:value-type="float">
            <text:p>3065</text:p>
          </table:table-cell>
        </table:table-row>
        <table:table-row table:style-name="ro4">
          <table:table-cell table:style-name="ce2" office:value-type="float" office:value="74" calcext:value-type="float">
            <text:p>74</text:p>
          </table:table-cell>
          <table:table-cell table:style-name="ce32" office:value-type="string" calcext:value-type="string">
            <text:p>وَاتَّخَذُوا مِنْ دُونِ اللَّهِ آلِهَةً لَعَلَّهُمْ يُنْصَرُونَ</text:p>
          </table:table-cell>
          <table:table-cell table:style-name="ce9" table:formula="of:=VALUE(ABJAD(UNSUR([.$B76];1;0;1;[.$A$1]);1;1))" office:value-type="float" office:value="894" calcext:value-type="float">
            <text:p>894</text:p>
          </table:table-cell>
          <table:table-cell table:style-name="ce2" table:formula="of:=VALUE(ABJAD(UNSUR([.$B76];1;1;1;[.$A$1]);1;1))" office:value-type="float" office:value="180" calcext:value-type="float">
            <text:p>180</text:p>
          </table:table-cell>
          <table:table-cell table:style-name="ce12" table:formula="of:=VALUE(ABJAD(UNSUR([.$B76];1;2;1;[.$A$1]);1;1))" office:value-type="float" office:value="74" calcext:value-type="float">
            <text:p>74</text:p>
          </table:table-cell>
          <table:table-cell table:style-name="ce14" table:formula="of:=VALUE(ABJAD(UNSUR([.$B76];1;3;1;[.$A$1]);1;1))" office:value-type="float" office:value="1404" calcext:value-type="float">
            <text:p>1404</text:p>
          </table:table-cell>
          <table:table-cell table:style-name="ce16" table:formula="of:=VALUE(ABJAD([.$B76];1;1))" office:value-type="float" office:value="2552" calcext:value-type="float">
            <text:p>2552</text:p>
          </table:table-cell>
          <table:table-cell table:style-name="ce9" table:formula="of:=VALUE(ABJAD(UNSUR([.$B76];1;0;1;[.$A$1]);7;1))" office:value-type="float" office:value="864" calcext:value-type="float">
            <text:p>864</text:p>
          </table:table-cell>
          <table:table-cell table:style-name="ce2" table:formula="of:=VALUE(ABJAD(UNSUR([.$B76];1;1;1;[.$A$1]);7;1))" office:value-type="float" office:value="180" calcext:value-type="float">
            <text:p>180</text:p>
          </table:table-cell>
          <table:table-cell table:style-name="ce12" table:formula="of:=VALUE(ABJAD(UNSUR([.$B76];1;2;1;[.$A$1]);7;1))" office:value-type="float" office:value="74" calcext:value-type="float">
            <text:p>74</text:p>
          </table:table-cell>
          <table:table-cell table:style-name="ce14" table:formula="of:=VALUE(ABJAD(UNSUR([.$B76];1;3;1;[.$A$1]);7;1))" office:value-type="float" office:value="1404" calcext:value-type="float">
            <text:p>1404</text:p>
          </table:table-cell>
          <table:table-cell table:style-name="ce16" table:formula="of:=VALUE(ABJAD([.$B76];7;1))" office:value-type="float" office:value="2522" calcext:value-type="float">
            <text:p>2522</text:p>
          </table:table-cell>
        </table:table-row>
        <table:table-row table:style-name="ro4">
          <table:table-cell table:style-name="ce2" office:value-type="float" office:value="75" calcext:value-type="float">
            <text:p>75</text:p>
          </table:table-cell>
          <table:table-cell table:style-name="ce32" office:value-type="string" calcext:value-type="string">
            <text:p>لَا يَسْتَطِيعُونَ نَصْرَهُمْ وَهُمْ لَهُمْ جُنْدٌ مُحْضَرُونَ</text:p>
          </table:table-cell>
          <table:table-cell table:style-name="ce9" table:formula="of:=VALUE(ABJAD(UNSUR([.$B77];1;0;1;[.$A$1]);1;1))" office:value-type="float" office:value="554" calcext:value-type="float">
            <text:p>554</text:p>
          </table:table-cell>
          <table:table-cell table:style-name="ce2" table:formula="of:=VALUE(ABJAD(UNSUR([.$B77];1;1;1;[.$A$1]);1;1))" office:value-type="float" office:value="112" calcext:value-type="float">
            <text:p>112</text:p>
          </table:table-cell>
          <table:table-cell table:style-name="ce12" table:formula="of:=VALUE(ABJAD(UNSUR([.$B77];1;2;1;[.$A$1]);1;1))" office:value-type="float" office:value="874" calcext:value-type="float">
            <text:p>874</text:p>
          </table:table-cell>
          <table:table-cell table:style-name="ce14" table:formula="of:=VALUE(ABJAD(UNSUR([.$B77];1;3;1;[.$A$1]);1;1))" office:value-type="float" office:value="778" calcext:value-type="float">
            <text:p>778</text:p>
          </table:table-cell>
          <table:table-cell table:style-name="ce16" table:formula="of:=VALUE(ABJAD([.$B77];1;1))" office:value-type="float" office:value="2318" calcext:value-type="float">
            <text:p>2318</text:p>
          </table:table-cell>
          <table:table-cell table:style-name="ce9" table:formula="of:=VALUE(ABJAD(UNSUR([.$B77];1;0;1;[.$A$1]);7;1))" office:value-type="float" office:value="764" calcext:value-type="float">
            <text:p>764</text:p>
          </table:table-cell>
          <table:table-cell table:style-name="ce2" table:formula="of:=VALUE(ABJAD(UNSUR([.$B77];1;1;1;[.$A$1]);7;1))" office:value-type="float" office:value="112" calcext:value-type="float">
            <text:p>112</text:p>
          </table:table-cell>
          <table:table-cell table:style-name="ce12" table:formula="of:=VALUE(ABJAD(UNSUR([.$B77];1;2;1;[.$A$1]);7;1))" office:value-type="float" office:value="164" calcext:value-type="float">
            <text:p>164</text:p>
          </table:table-cell>
          <table:table-cell table:style-name="ce14" table:formula="of:=VALUE(ABJAD(UNSUR([.$B77];1;3;1;[.$A$1]);7;1))" office:value-type="float" office:value="778" calcext:value-type="float">
            <text:p>778</text:p>
          </table:table-cell>
          <table:table-cell table:style-name="ce16" table:formula="of:=VALUE(ABJAD([.$B77];7;1))" office:value-type="float" office:value="1818" calcext:value-type="float">
            <text:p>1818</text:p>
          </table:table-cell>
        </table:table-row>
        <table:table-row table:style-name="ro4">
          <table:table-cell table:style-name="ce2" office:value-type="float" office:value="76" calcext:value-type="float">
            <text:p>76</text:p>
          </table:table-cell>
          <table:table-cell table:style-name="ce32" office:value-type="string" calcext:value-type="string">
            <text:p>فَلَا يَحْزُنْكَ قَوْلُهُمْ إِنَّا نَعْلَمُ مَا يُسِرُّونَ وَمَا يُعْلِنُونَ</text:p>
          </table:table-cell>
          <table:table-cell table:style-name="ce9" table:formula="of:=VALUE(ABJAD(UNSUR([.$B78];1;0;1;[.$A$1]);1;1))" office:value-type="float" office:value="265" calcext:value-type="float">
            <text:p>265</text:p>
          </table:table-cell>
          <table:table-cell table:style-name="ce2" table:formula="of:=VALUE(ABJAD(UNSUR([.$B78];1;1;1;[.$A$1]);1;1))" office:value-type="float" office:value="170" calcext:value-type="float">
            <text:p>170</text:p>
          </table:table-cell>
          <table:table-cell table:style-name="ce12" table:formula="of:=VALUE(ABJAD(UNSUR([.$B78];1;2;1;[.$A$1]);1;1))" office:value-type="float" office:value="340" calcext:value-type="float">
            <text:p>340</text:p>
          </table:table-cell>
          <table:table-cell table:style-name="ce14" table:formula="of:=VALUE(ABJAD(UNSUR([.$B78];1;3;1;[.$A$1]);1;1))" office:value-type="float" office:value="484" calcext:value-type="float">
            <text:p>484</text:p>
          </table:table-cell>
          <table:table-cell table:style-name="ce16" table:formula="of:=VALUE(ABJAD([.$B78];1;1))" office:value-type="float" office:value="1259" calcext:value-type="float">
            <text:p>1259</text:p>
          </table:table-cell>
          <table:table-cell table:style-name="ce9" table:formula="of:=VALUE(ABJAD(UNSUR([.$B78];1;0;1;[.$A$1]);7;1))" office:value-type="float" office:value="505" calcext:value-type="float">
            <text:p>505</text:p>
          </table:table-cell>
          <table:table-cell table:style-name="ce2" table:formula="of:=VALUE(ABJAD(UNSUR([.$B78];1;1;1;[.$A$1]);7;1))" office:value-type="float" office:value="170" calcext:value-type="float">
            <text:p>170</text:p>
          </table:table-cell>
          <table:table-cell table:style-name="ce12" table:formula="of:=VALUE(ABJAD(UNSUR([.$B78];1;2;1;[.$A$1]);7;1))" office:value-type="float" office:value="340" calcext:value-type="float">
            <text:p>340</text:p>
          </table:table-cell>
          <table:table-cell table:style-name="ce14" table:formula="of:=VALUE(ABJAD(UNSUR([.$B78];1;3;1;[.$A$1]);7;1))" office:value-type="float" office:value="484" calcext:value-type="float">
            <text:p>484</text:p>
          </table:table-cell>
          <table:table-cell table:style-name="ce16" table:formula="of:=VALUE(ABJAD([.$B78];7;1))" office:value-type="float" office:value="1499" calcext:value-type="float">
            <text:p>1499</text:p>
          </table:table-cell>
        </table:table-row>
        <table:table-row table:style-name="ro4">
          <table:table-cell table:style-name="ce2" office:value-type="float" office:value="77" calcext:value-type="float">
            <text:p>77</text:p>
          </table:table-cell>
          <table:table-cell table:style-name="ce32" office:value-type="string" calcext:value-type="string">
            <text:p>أَوَلَمْ يَرَ الْإِنْسَانُ أَنَّا خَلَقْنَاهُ مِنْ نُطْفَةٍ فَإِذَا هُوَ خَصِيمٌ مُبِينٌ</text:p>
          </table:table-cell>
          <table:table-cell table:style-name="ce9" table:formula="of:=VALUE(ABJAD(UNSUR([.$B79];1;0;1;[.$A$1]);1;1))" office:value-type="float" office:value="1561" calcext:value-type="float">
            <text:p>1561</text:p>
          </table:table-cell>
          <table:table-cell table:style-name="ce2" table:formula="of:=VALUE(ABJAD(UNSUR([.$B79];1;1;1;[.$A$1]);1;1))" office:value-type="float" office:value="144" calcext:value-type="float">
            <text:p>144</text:p>
          </table:table-cell>
          <table:table-cell table:style-name="ce12" table:formula="of:=VALUE(ABJAD(UNSUR([.$B79];1;2;1;[.$A$1]);1;1))" office:value-type="float" office:value="260" calcext:value-type="float">
            <text:p>260</text:p>
          </table:table-cell>
          <table:table-cell table:style-name="ce14" table:formula="of:=VALUE(ABJAD(UNSUR([.$B79];1;3;1;[.$A$1]);1;1))" office:value-type="float" office:value="1222" calcext:value-type="float">
            <text:p>1222</text:p>
          </table:table-cell>
          <table:table-cell table:style-name="ce16" table:formula="of:=VALUE(ABJAD([.$B79];1;1))" office:value-type="float" office:value="3187" calcext:value-type="float">
            <text:p>3187</text:p>
          </table:table-cell>
          <table:table-cell table:style-name="ce9" table:formula="of:=VALUE(ABJAD(UNSUR([.$B79];1;0;1;[.$A$1]);7;1))" office:value-type="float" office:value="1771" calcext:value-type="float">
            <text:p>1771</text:p>
          </table:table-cell>
          <table:table-cell table:style-name="ce2" table:formula="of:=VALUE(ABJAD(UNSUR([.$B79];1;1;1;[.$A$1]);7;1))" office:value-type="float" office:value="144" calcext:value-type="float">
            <text:p>144</text:p>
          </table:table-cell>
          <table:table-cell table:style-name="ce12" table:formula="of:=VALUE(ABJAD(UNSUR([.$B79];1;2;1;[.$A$1]);7;1))" office:value-type="float" office:value="260" calcext:value-type="float">
            <text:p>260</text:p>
          </table:table-cell>
          <table:table-cell table:style-name="ce14" table:formula="of:=VALUE(ABJAD(UNSUR([.$B79];1;3;1;[.$A$1]);7;1))" office:value-type="float" office:value="1222" calcext:value-type="float">
            <text:p>1222</text:p>
          </table:table-cell>
          <table:table-cell table:style-name="ce16" table:formula="of:=VALUE(ABJAD([.$B79];7;1))" office:value-type="float" office:value="3397" calcext:value-type="float">
            <text:p>3397</text:p>
          </table:table-cell>
        </table:table-row>
        <table:table-row table:style-name="ro4">
          <table:table-cell table:style-name="ce2" office:value-type="float" office:value="78" calcext:value-type="float">
            <text:p>78</text:p>
          </table:table-cell>
          <table:table-cell table:style-name="ce32" office:value-type="string" calcext:value-type="string">
            <text:p>وَضَرَبَ لَنَا مَثَلًا وَنَسِيَ خَلْقَهُ قَالَ مَنْ يُحْيِي الْعِظَامَ وَهِيَ رَمِيمٌ</text:p>
          </table:table-cell>
          <table:table-cell table:style-name="ce9" table:formula="of:=VALUE(ABJAD(UNSUR([.$B80];1;0;1;[.$A$1]);1;1))" office:value-type="float" office:value="1067" calcext:value-type="float">
            <text:p>1067</text:p>
          </table:table-cell>
          <table:table-cell table:style-name="ce2" table:formula="of:=VALUE(ABJAD(UNSUR([.$B80];1;1;1;[.$A$1]);1;1))" office:value-type="float" office:value="728" calcext:value-type="float">
            <text:p>728</text:p>
          </table:table-cell>
          <table:table-cell table:style-name="ce12" table:formula="of:=VALUE(ABJAD(UNSUR([.$B80];1;2;1;[.$A$1]);1;1))" office:value-type="float" office:value="1070" calcext:value-type="float">
            <text:p>1070</text:p>
          </table:table-cell>
          <table:table-cell table:style-name="ce14" table:formula="of:=VALUE(ABJAD(UNSUR([.$B80];1;3;1;[.$A$1]);1;1))" office:value-type="float" office:value="1268" calcext:value-type="float">
            <text:p>1268</text:p>
          </table:table-cell>
          <table:table-cell table:style-name="ce16" table:formula="of:=VALUE(ABJAD([.$B80];1;1))" office:value-type="float" office:value="4133" calcext:value-type="float">
            <text:p>4133</text:p>
          </table:table-cell>
          <table:table-cell table:style-name="ce9" table:formula="of:=VALUE(ABJAD(UNSUR([.$B80];1;0;1;[.$A$1]);7;1))" office:value-type="float" office:value="1307" calcext:value-type="float">
            <text:p>1307</text:p>
          </table:table-cell>
          <table:table-cell table:style-name="ce2" table:formula="of:=VALUE(ABJAD(UNSUR([.$B80];1;1;1;[.$A$1]);7;1))" office:value-type="float" office:value="728" calcext:value-type="float">
            <text:p>728</text:p>
          </table:table-cell>
          <table:table-cell table:style-name="ce12" table:formula="of:=VALUE(ABJAD(UNSUR([.$B80];1;2;1;[.$A$1]);7;1))" office:value-type="float" office:value="360" calcext:value-type="float">
            <text:p>360</text:p>
          </table:table-cell>
          <table:table-cell table:style-name="ce14" table:formula="of:=VALUE(ABJAD(UNSUR([.$B80];1;3;1;[.$A$1]);7;1))" office:value-type="float" office:value="1168" calcext:value-type="float">
            <text:p>1168</text:p>
          </table:table-cell>
          <table:table-cell table:style-name="ce16" table:formula="of:=VALUE(ABJAD([.$B80];7;1))" office:value-type="float" office:value="3563" calcext:value-type="float">
            <text:p>3563</text:p>
          </table:table-cell>
        </table:table-row>
        <table:table-row table:style-name="ro4">
          <table:table-cell table:style-name="ce2" office:value-type="float" office:value="79" calcext:value-type="float">
            <text:p>79</text:p>
          </table:table-cell>
          <table:table-cell table:style-name="ce32" office:value-type="string" calcext:value-type="string">
            <text:p>قُلْ يُحْيِيهَا الَّذِي أَنْشَأَهَا أَوَّلَ مَرَّةٍ وَهُوَ بِكُلِّ خَلْقٍ عَلِيمٌ</text:p>
          </table:table-cell>
          <table:table-cell table:style-name="ce9" table:formula="of:=VALUE(ABJAD(UNSUR([.$B81];1;0;1;[.$A$1]);1;1))" office:value-type="float" office:value="808" calcext:value-type="float">
            <text:p>808</text:p>
          </table:table-cell>
          <table:table-cell table:style-name="ce2" table:formula="of:=VALUE(ABJAD(UNSUR([.$B81];1;1;1;[.$A$1]);1;1))" office:value-type="float" office:value="258" calcext:value-type="float">
            <text:p>258</text:p>
          </table:table-cell>
          <table:table-cell table:style-name="ce12" table:formula="of:=VALUE(ABJAD(UNSUR([.$B81];1;2;1;[.$A$1]);1;1))" office:value-type="float" office:value="590" calcext:value-type="float">
            <text:p>590</text:p>
          </table:table-cell>
          <table:table-cell table:style-name="ce14" table:formula="of:=VALUE(ABJAD(UNSUR([.$B81];1;3;1;[.$A$1]);1;1))" office:value-type="float" office:value="848" calcext:value-type="float">
            <text:p>848</text:p>
          </table:table-cell>
          <table:table-cell table:style-name="ce16" table:formula="of:=VALUE(ABJAD([.$B81];1;1))" office:value-type="float" office:value="2504" calcext:value-type="float">
            <text:p>2504</text:p>
          </table:table-cell>
          <table:table-cell table:style-name="ce9" table:formula="of:=VALUE(ABJAD(UNSUR([.$B81];1;0;1;[.$A$1]);7;1))" office:value-type="float" office:value="808" calcext:value-type="float">
            <text:p>808</text:p>
          </table:table-cell>
          <table:table-cell table:style-name="ce2" table:formula="of:=VALUE(ABJAD(UNSUR([.$B81];1;1;1;[.$A$1]);7;1))" office:value-type="float" office:value="258" calcext:value-type="float">
            <text:p>258</text:p>
          </table:table-cell>
          <table:table-cell table:style-name="ce12" table:formula="of:=VALUE(ABJAD(UNSUR([.$B81];1;2;1;[.$A$1]);7;1))" office:value-type="float" office:value="1290" calcext:value-type="float">
            <text:p>1290</text:p>
          </table:table-cell>
          <table:table-cell table:style-name="ce14" table:formula="of:=VALUE(ABJAD(UNSUR([.$B81];1;3;1;[.$A$1]);7;1))" office:value-type="float" office:value="848" calcext:value-type="float">
            <text:p>848</text:p>
          </table:table-cell>
          <table:table-cell table:style-name="ce16" table:formula="of:=VALUE(ABJAD([.$B81];7;1))" office:value-type="float" office:value="3204" calcext:value-type="float">
            <text:p>3204</text:p>
          </table:table-cell>
        </table:table-row>
        <table:table-row table:style-name="ro4">
          <table:table-cell table:style-name="ce2" office:value-type="float" office:value="80" calcext:value-type="float">
            <text:p>80</text:p>
          </table:table-cell>
          <table:table-cell table:style-name="ce32" office:value-type="string" calcext:value-type="string">
            <text:p>الَّذِي جَعَلَ لَكُمْ مِنَ الشَّجَرِ الْأَخْضَرِ نَارًا فَإِذَا أَنْتُمْ مِنْهُ تُوقِدُونَ</text:p>
          </table:table-cell>
          <table:table-cell table:style-name="ce9" table:formula="of:=VALUE(ABJAD(UNSUR([.$B82];1;0;1;[.$A$1]);1;1))" office:value-type="float" office:value="1215" calcext:value-type="float">
            <text:p>1215</text:p>
          </table:table-cell>
          <table:table-cell table:style-name="ce2" table:formula="of:=VALUE(ABJAD(UNSUR([.$B82];1;1;1;[.$A$1]);1;1))" office:value-type="float" office:value="165" calcext:value-type="float">
            <text:p>165</text:p>
          </table:table-cell>
          <table:table-cell table:style-name="ce12" table:formula="of:=VALUE(ABJAD(UNSUR([.$B82];1;2;1;[.$A$1]);1;1))" office:value-type="float" office:value="1374" calcext:value-type="float">
            <text:p>1374</text:p>
          </table:table-cell>
          <table:table-cell table:style-name="ce14" table:formula="of:=VALUE(ABJAD(UNSUR([.$B82];1;3;1;[.$A$1]);1;1))" office:value-type="float" office:value="2622" calcext:value-type="float">
            <text:p>2622</text:p>
          </table:table-cell>
          <table:table-cell table:style-name="ce16" table:formula="of:=VALUE(ABJAD([.$B82];1;1))" office:value-type="float" office:value="5376" calcext:value-type="float">
            <text:p>5376</text:p>
          </table:table-cell>
          <table:table-cell table:style-name="ce9" table:formula="of:=VALUE(ABJAD(UNSUR([.$B82];1;0;1;[.$A$1]);7;1))" office:value-type="float" office:value="1215" calcext:value-type="float">
            <text:p>1215</text:p>
          </table:table-cell>
          <table:table-cell table:style-name="ce2" table:formula="of:=VALUE(ABJAD(UNSUR([.$B82];1;1;1;[.$A$1]);7;1))" office:value-type="float" office:value="165" calcext:value-type="float">
            <text:p>165</text:p>
          </table:table-cell>
          <table:table-cell table:style-name="ce12" table:formula="of:=VALUE(ABJAD(UNSUR([.$B82];1;2;1;[.$A$1]);7;1))" office:value-type="float" office:value="1364" calcext:value-type="float">
            <text:p>1364</text:p>
          </table:table-cell>
          <table:table-cell table:style-name="ce14" table:formula="of:=VALUE(ABJAD(UNSUR([.$B82];1;3;1;[.$A$1]);7;1))" office:value-type="float" office:value="2622" calcext:value-type="float">
            <text:p>2622</text:p>
          </table:table-cell>
          <table:table-cell table:style-name="ce16" table:formula="of:=VALUE(ABJAD([.$B82];7;1))" office:value-type="float" office:value="5366" calcext:value-type="float">
            <text:p>5366</text:p>
          </table:table-cell>
        </table:table-row>
        <table:table-row table:style-name="ro5">
          <table:table-cell table:style-name="ce2" office:value-type="float" office:value="81" calcext:value-type="float">
            <text:p>81</text:p>
          </table:table-cell>
          <table:table-cell table:style-name="ce32" office:value-type="string" calcext:value-type="string">
            <text:p>أَوَلَيْسَ الَّذِي خَلَقَ السَّمَاوَاتِ وَالْأَرْضَ بِقَادِرٍ عَلَى أَنْ يَخْلُقَ مِثْلَهُمْ بَلَى وَهُوَ الْخَلَّاقُ الْعَلِيمُ</text:p>
          </table:table-cell>
          <table:table-cell table:style-name="ce9" table:formula="of:=VALUE(ABJAD(UNSUR([.$B83];1;0;1;[.$A$1]);1;1))" office:value-type="float" office:value="2338" calcext:value-type="float">
            <text:p>2338</text:p>
          </table:table-cell>
          <table:table-cell table:style-name="ce2" table:formula="of:=VALUE(ABJAD(UNSUR([.$B83];1;1;1;[.$A$1]);1;1))" office:value-type="float" office:value="940" calcext:value-type="float">
            <text:p>940</text:p>
          </table:table-cell>
          <table:table-cell table:style-name="ce12" table:formula="of:=VALUE(ABJAD(UNSUR([.$B83];1;2;1;[.$A$1]);1;1))" office:value-type="float" office:value="1344" calcext:value-type="float">
            <text:p>1344</text:p>
          </table:table-cell>
          <table:table-cell table:style-name="ce14" table:formula="of:=VALUE(ABJAD(UNSUR([.$B83];1;3;1;[.$A$1]);1;1))" office:value-type="float" office:value="1340" calcext:value-type="float">
            <text:p>1340</text:p>
          </table:table-cell>
          <table:table-cell table:style-name="ce16" table:formula="of:=VALUE(ABJAD([.$B83];1;1))" office:value-type="float" office:value="5962" calcext:value-type="float">
            <text:p>5962</text:p>
          </table:table-cell>
          <table:table-cell table:style-name="ce9" table:formula="of:=VALUE(ABJAD(UNSUR([.$B83];1;0;1;[.$A$1]);7;1))" office:value-type="float" office:value="2818" calcext:value-type="float">
            <text:p>2818</text:p>
          </table:table-cell>
          <table:table-cell table:style-name="ce2" table:formula="of:=VALUE(ABJAD(UNSUR([.$B83];1;1;1;[.$A$1]);7;1))" office:value-type="float" office:value="940" calcext:value-type="float">
            <text:p>940</text:p>
          </table:table-cell>
          <table:table-cell table:style-name="ce12" table:formula="of:=VALUE(ABJAD(UNSUR([.$B83];1;2;1;[.$A$1]);7;1))" office:value-type="float" office:value="634" calcext:value-type="float">
            <text:p>634</text:p>
          </table:table-cell>
          <table:table-cell table:style-name="ce14" table:formula="of:=VALUE(ABJAD(UNSUR([.$B83];1;3;1;[.$A$1]);7;1))" office:value-type="float" office:value="1340" calcext:value-type="float">
            <text:p>1340</text:p>
          </table:table-cell>
          <table:table-cell table:style-name="ce16" table:formula="of:=VALUE(ABJAD([.$B83];7;1))" office:value-type="float" office:value="5732" calcext:value-type="float">
            <text:p>5732</text:p>
          </table:table-cell>
        </table:table-row>
        <table:table-row table:style-name="ro4">
          <table:table-cell table:style-name="ce2" office:value-type="float" office:value="82" calcext:value-type="float">
            <text:p>82</text:p>
          </table:table-cell>
          <table:table-cell table:style-name="ce32" office:value-type="string" calcext:value-type="string">
            <text:p>إِنَّمَا أَمْرُهُ إِذَا أَرَادَ شَيْئًا أَنْ يَقُولَ لَهُ كُنْ فَيَكُونُ</text:p>
          </table:table-cell>
          <table:table-cell table:style-name="ce9" table:formula="of:=VALUE(ABJAD(UNSUR([.$B84];1;0;1;[.$A$1]);1;1))" office:value-type="float" office:value="410" calcext:value-type="float">
            <text:p>410</text:p>
          </table:table-cell>
          <table:table-cell table:style-name="ce2" table:formula="of:=VALUE(ABJAD(UNSUR([.$B84];1;1;1;[.$A$1]);1;1))" office:value-type="float" office:value="110" calcext:value-type="float">
            <text:p>110</text:p>
          </table:table-cell>
          <table:table-cell table:style-name="ce12" table:formula="of:=VALUE(ABJAD(UNSUR([.$B84];1;2;1;[.$A$1]);1;1))" office:value-type="float" office:value="524" calcext:value-type="float">
            <text:p>524</text:p>
          </table:table-cell>
          <table:table-cell table:style-name="ce14" table:formula="of:=VALUE(ABJAD(UNSUR([.$B84];1;3;1;[.$A$1]);1;1))" office:value-type="float" office:value="992" calcext:value-type="float">
            <text:p>992</text:p>
          </table:table-cell>
          <table:table-cell table:style-name="ce16" table:formula="of:=VALUE(ABJAD([.$B84];1;1))" office:value-type="float" office:value="2036" calcext:value-type="float">
            <text:p>2036</text:p>
          </table:table-cell>
          <table:table-cell table:style-name="ce9" table:formula="of:=VALUE(ABJAD(UNSUR([.$B84];1;0;1;[.$A$1]);7;1))" office:value-type="float" office:value="410" calcext:value-type="float">
            <text:p>410</text:p>
          </table:table-cell>
          <table:table-cell table:style-name="ce2" table:formula="of:=VALUE(ABJAD(UNSUR([.$B84];1;1;1;[.$A$1]);7;1))" office:value-type="float" office:value="110" calcext:value-type="float">
            <text:p>110</text:p>
          </table:table-cell>
          <table:table-cell table:style-name="ce12" table:formula="of:=VALUE(ABJAD(UNSUR([.$B84];1;2;1;[.$A$1]);7;1))" office:value-type="float" office:value="1224" calcext:value-type="float">
            <text:p>1224</text:p>
          </table:table-cell>
          <table:table-cell table:style-name="ce14" table:formula="of:=VALUE(ABJAD(UNSUR([.$B84];1;3;1;[.$A$1]);7;1))" office:value-type="float" office:value="992" calcext:value-type="float">
            <text:p>992</text:p>
          </table:table-cell>
          <table:table-cell table:style-name="ce16" table:formula="of:=VALUE(ABJAD([.$B84];7;1))" office:value-type="float" office:value="2736" calcext:value-type="float">
            <text:p>2736</text:p>
          </table:table-cell>
        </table:table-row>
        <table:table-row table:style-name="ro4">
          <table:table-cell table:style-name="ce2" office:value-type="float" office:value="83" calcext:value-type="float">
            <text:p>83</text:p>
          </table:table-cell>
          <table:table-cell table:style-name="ce32" office:value-type="string" calcext:value-type="string">
            <text:p>فَسُبْحَانَ الَّذِي بِيَدِهِ مَلَكُوتُ كُلِّ شَيْءٍ وَإِلَيْهِ تُرْجَعُونَ</text:p>
          </table:table-cell>
          <table:table-cell table:style-name="ce9" table:formula="of:=VALUE(ABJAD(UNSUR([.$B85];1;0;1;[.$A$1]);1;1))" office:value-type="float" office:value="271" calcext:value-type="float">
            <text:p>271</text:p>
          </table:table-cell>
          <table:table-cell table:style-name="ce2" table:formula="of:=VALUE(ABJAD(UNSUR([.$B85];1;1;1;[.$A$1]);1;1))" office:value-type="float" office:value="178" calcext:value-type="float">
            <text:p>178</text:p>
          </table:table-cell>
          <table:table-cell table:style-name="ce12" table:formula="of:=VALUE(ABJAD(UNSUR([.$B85];1;2;1;[.$A$1]);1;1))" office:value-type="float" office:value="494" calcext:value-type="float">
            <text:p>494</text:p>
          </table:table-cell>
          <table:table-cell table:style-name="ce14" table:formula="of:=VALUE(ABJAD(UNSUR([.$B85];1;3;1;[.$A$1]);1;1))" office:value-type="float" office:value="1658" calcext:value-type="float">
            <text:p>1658</text:p>
          </table:table-cell>
          <table:table-cell table:style-name="ce16" table:formula="of:=VALUE(ABJAD([.$B85];1;1))" office:value-type="float" office:value="2601" calcext:value-type="float">
            <text:p>2601</text:p>
          </table:table-cell>
          <table:table-cell table:style-name="ce9" table:formula="of:=VALUE(ABJAD(UNSUR([.$B85];1;0;1;[.$A$1]);7;1))" office:value-type="float" office:value="511" calcext:value-type="float">
            <text:p>511</text:p>
          </table:table-cell>
          <table:table-cell table:style-name="ce2" table:formula="of:=VALUE(ABJAD(UNSUR([.$B85];1;1;1;[.$A$1]);7;1))" office:value-type="float" office:value="178" calcext:value-type="float">
            <text:p>178</text:p>
          </table:table-cell>
          <table:table-cell table:style-name="ce12" table:formula="of:=VALUE(ABJAD(UNSUR([.$B85];1;2;1;[.$A$1]);7;1))" office:value-type="float" office:value="1194" calcext:value-type="float">
            <text:p>1194</text:p>
          </table:table-cell>
          <table:table-cell table:style-name="ce14" table:formula="of:=VALUE(ABJAD(UNSUR([.$B85];1;3;1;[.$A$1]);7;1))" office:value-type="float" office:value="1658" calcext:value-type="float">
            <text:p>1658</text:p>
          </table:table-cell>
          <table:table-cell table:style-name="ce16" table:formula="of:=VALUE(ABJAD([.$B85];7;1))" office:value-type="float" office:value="3541" calcext:value-type="float">
            <text:p>3541</text:p>
          </table:table-cell>
        </table:table-row>
        <table:table-row table:style-name="ro1">
          <table:table-cell/>
          <table:table-cell table:style-name="ce4" office:value-type="string" calcext:value-type="string">
            <text:p>TOPLAM</text:p>
          </table:table-cell>
          <table:table-cell table:style-name="ce4" table:formula="of:=SUM([.C3:.C85])" office:value-type="float" office:value="46632" calcext:value-type="float">
            <text:p>46632</text:p>
          </table:table-cell>
          <table:table-cell table:style-name="ce4" table:formula="of:=SUM([.D3:.D85])" office:value-type="float" office:value="20462" calcext:value-type="float">
            <text:p>20462</text:p>
          </table:table-cell>
          <table:table-cell table:style-name="ce4" table:formula="of:=SUM([.E3:.E85])" office:value-type="float" office:value="40450" calcext:value-type="float">
            <text:p>40450</text:p>
          </table:table-cell>
          <table:table-cell table:style-name="ce4" table:formula="of:=SUM([.F3:.F85])" office:value-type="float" office:value="109554" calcext:value-type="float">
            <text:p>109554</text:p>
          </table:table-cell>
          <table:table-cell table:style-name="ce4" table:formula="of:=SUM([.G3:.G85])" office:value-type="float" office:value="217098" calcext:value-type="float">
            <text:p>217098</text:p>
          </table:table-cell>
          <table:table-cell table:style-name="ce4" table:formula="of:=SUM([.H3:.H85])" office:value-type="float" office:value="57252" calcext:value-type="float">
            <text:p>57252</text:p>
          </table:table-cell>
          <table:table-cell table:style-name="ce4" table:formula="of:=SUM([.I3:.I85])" office:value-type="float" office:value="20462" calcext:value-type="float">
            <text:p>20462</text:p>
          </table:table-cell>
          <table:table-cell table:style-name="ce4" table:formula="of:=SUM([.J3:.J85])" office:value-type="float" office:value="48700" calcext:value-type="float">
            <text:p>48700</text:p>
          </table:table-cell>
          <table:table-cell table:style-name="ce4" table:formula="of:=SUM([.K3:.K85])" office:value-type="float" office:value="107854" calcext:value-type="float">
            <text:p>107854</text:p>
          </table:table-cell>
          <table:table-cell table:style-name="ce4" table:formula="of:=SUM([.L3:.L85])" office:value-type="float" office:value="234268" calcext:value-type="float">
            <text:p>234268</text:p>
          </table:table-cell>
        </table:table-row>
        <table:table-row table:style-name="ro7">
          <table:table-cell/>
          <table:table-cell table:style-name="ce4" office:value-type="string" calcext:value-type="string">
            <text:p>Üretilen Ulvi Hadim İsimleri</text:p>
          </table:table-cell>
          <table:table-cell table:style-name="ce10" table:formula="of:=HUDDAM([.C$86];&quot;ULVI&quot;; 1)" office:value-type="string" office:string-value="موغثفائيل" calcext:value-type="string">
            <text:p>موغثفائيل</text:p>
          </table:table-cell>
          <table:table-cell table:style-name="ce10" table:formula="of:=HUDDAM([.D$86];&quot;ULVI&quot;; 1)" office:value-type="string" office:string-value="كغتيائيل" calcext:value-type="string">
            <text:p>كغتيائيل</text:p>
          </table:table-cell>
          <table:table-cell table:style-name="ce10" table:formula="of:=HUDDAM([.E$86];&quot;ULVI&quot;; 1)" office:value-type="string" office:string-value="مغشصطئيل" calcext:value-type="string">
            <text:p>مغشصطئيل</text:p>
          </table:table-cell>
          <table:table-cell table:style-name="ce10" table:formula="of:=HUDDAM([.F$86];&quot;ULVI&quot;; 1)" office:value-type="string" office:string-value="قطغثجئيل" calcext:value-type="string">
            <text:p>قطغثجئيل</text:p>
          </table:table-cell>
          <table:table-cell table:style-name="ce10" table:formula="of:=HUDDAM([.G$86];&quot;ULVI&quot;; 1)" office:value-type="string" office:string-value="ريزغمزئيل" calcext:value-type="string">
            <text:p>ريزغمزئيل</text:p>
          </table:table-cell>
          <table:table-cell table:style-name="ce10" table:formula="of:=HUDDAM([.H$86];&quot;ULVI&quot;; 7)" office:value-type="string" office:string-value="نزشرائيل" calcext:value-type="string">
            <text:p>نزشرائيل</text:p>
          </table:table-cell>
          <table:table-cell table:style-name="ce10" table:formula="of:=HUDDAM([.I$86];&quot;ULVI&quot;; 7)" office:value-type="string" office:string-value="كشتيائيل" calcext:value-type="string">
            <text:p>كشتيائيل</text:p>
          </table:table-cell>
          <table:table-cell table:style-name="ce10" table:formula="of:=HUDDAM([.J$86];&quot;ULVI&quot;; 7)" office:value-type="string" office:string-value="محشخمطئيل" calcext:value-type="string">
            <text:p>محشخمطئيل</text:p>
          </table:table-cell>
          <table:table-cell table:style-name="ce10" table:formula="of:=HUDDAM([.K$86];&quot;ULVI&quot;; 7)" office:value-type="string" office:string-value="قزشظجئيل" calcext:value-type="string">
            <text:p>قزشظجئيل</text:p>
          </table:table-cell>
          <table:table-cell table:style-name="ce10" table:formula="of:=HUDDAM([.L$86];&quot;ULVI&quot;; 7)" office:value-type="string" office:string-value="رلدشريزئيل" calcext:value-type="string">
            <text:p>رلدشريزئيل</text:p>
          </table:table-cell>
        </table:table-row>
        <table:table-row table:style-name="ro7">
          <table:table-cell/>
          <table:table-cell table:style-name="ce4" office:value-type="string" calcext:value-type="string">
            <text:p>Üretilen Sufli Hadim İsimleri</text:p>
          </table:table-cell>
          <table:table-cell table:style-name="ce10" table:formula="of:=HUDDAM([.C$86];&quot;SUFLI&quot;; 1)" office:value-type="string" office:string-value="موغشيويوش" calcext:value-type="string">
            <text:p>موغشيويوش</text:p>
          </table:table-cell>
          <table:table-cell table:style-name="ce10" table:formula="of:=HUDDAM([.D$86];&quot;SUFLI&quot;; 1)" office:value-type="string" office:string-value="كغقمويوش" calcext:value-type="string">
            <text:p>كغقمويوش</text:p>
          </table:table-cell>
          <table:table-cell table:style-name="ce10" table:formula="of:=HUDDAM([.E$86];&quot;SUFLI&quot;; 1)" office:value-type="string" office:string-value="مغقلديوش" calcext:value-type="string">
            <text:p>مغقلديوش</text:p>
          </table:table-cell>
          <table:table-cell table:style-name="ce10" table:formula="of:=HUDDAM([.F$86];&quot;SUFLI&quot;; 1)" office:value-type="string" office:string-value="قطغرلحيوش" calcext:value-type="string">
            <text:p>قطغرلحيوش</text:p>
          </table:table-cell>
          <table:table-cell table:style-name="ce10" table:formula="of:=HUDDAM([.G$86];&quot;SUFLI&quot;; 1)" office:value-type="string" office:string-value="ريوغذفبيوش" calcext:value-type="string">
            <text:p>ريوغذفبيوش</text:p>
          </table:table-cell>
          <table:table-cell table:style-name="ce10" table:formula="of:=HUDDAM([.H$86];&quot;SUFLI&quot;; 7)" office:value-type="string" office:string-value="نوشرلويوش" calcext:value-type="string">
            <text:p>نوشرلويوش</text:p>
          </table:table-cell>
          <table:table-cell table:style-name="ce10" table:formula="of:=HUDDAM([.I$86];&quot;SUFLI&quot;; 7)" office:value-type="string" office:string-value="يطشتمويوش" calcext:value-type="string">
            <text:p>يطشتمويوش</text:p>
          </table:table-cell>
          <table:table-cell table:style-name="ce10" table:formula="of:=HUDDAM([.J$86];&quot;SUFLI&quot;; 7)" office:value-type="string" office:string-value="مزشخفديوش" calcext:value-type="string">
            <text:p>مزشخفديوش</text:p>
          </table:table-cell>
          <table:table-cell table:style-name="ce10" table:formula="of:=HUDDAM([.K$86];&quot;SUFLI&quot;; 7)" office:value-type="string" office:string-value="قوشظلحيوش" calcext:value-type="string">
            <text:p>قوشظلحيوش</text:p>
          </table:table-cell>
          <table:table-cell table:style-name="ce10" table:formula="of:=HUDDAM([.L$86];&quot;SUFLI&quot;; 7)" office:value-type="string" office:string-value="رلجشرنبيوش" calcext:value-type="string">
            <text:p>رلجشرنبيوش</text:p>
          </table:table-cell>
        </table:table-row>
        <table:table-row table:style-name="ro1" table:number-rows-repeated="1048487">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iri Quran Colored" svg:font-family="'Amiri Quran Colored'" style:font-pitch="variable"/>
    <style:font-face style:name="Arial"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tr" fo:country="TR" style:font-name-asian="Source Han Sans CN"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ayf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23:08:52.912747551</meta:creation-date>
    <dc:date>2023-04-15T12:46:06.383455135</dc:date>
    <meta:editing-duration>PT2H45M28S</meta:editing-duration>
    <meta:editing-cycles>13</meta:editing-cycles>
    <meta:generator>LibreOffice/7.5.2.2$Linux_X86_64 LibreOffice_project/50$Build-2</meta:generator>
    <meta:document-statistic meta:table-count="2" meta:cell-count="1149"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Optional metin As String, Optional tablo As Variant, Optional shadda As Variant, Optional detail As Variant)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 S = 1
            Case 0, 6, 11 : S = CDbl(ASGAR(choosen, tablo + 1))
            Case 2, 8, 13 : S = CDbl(ABJAD("الف", tablo - 1, 1))
            Case 3, 9, 14 : S = CDbl(BASTET(choosen, 1, -1 - (tablo - 2), 1, "ARABIC"))
            Case Else : err = 1
            End Select
        Case "ؤ"
            Select Case tablo
            Case 1, 4, 7, 10 : S = 7
            Case 12, 15 : S = 6
            Case 0, 6, 11 : S = CDbl(ASGAR("و", tablo + 1)) + CDbl(ASGAR("ا", tablo + 1))
            Case 2, 8, 13 : S = CDbl(ABJAD("الف", tablo - 1, 1)) + CDbl(ABJAD("واو", tablo - 1, 1))
            Case 3, 9, 14 : S = CDbl(BASTET("و", 1, -1 - (tablo - 2), 1, "ARABIC")) + CDbl(BASTET("ا", 1, -1 - (tablo - 2), 1, "ARABIC"))
            Case 5 : S = 1
            Case Else : err = 1
            End Select
        Case "ئ"
            Select Case tablo
            Case 1, 4, 7, 10 : S = 11
            Case 12, 15 : S = 7
            Case 0, 6, 11 : S = CDbl(ASGAR("ي", tablo + 1)) + CDbl(ASGAR("ا", tablo + 1))
            Case 2, 8, 13 : S = CDbl(ABJAD("الف", tablo - 1, 1)) + CDbl(ABJAD("يا", tablo - 1, 1))
            Case 3, 9, 14 : S = CDbl(BASTET("ي", 1, -1 - (tablo - 2), 1, "ARABIC")) + CDbl(BASTET("ا", 1, -1 - (tablo - 2), 1, "ARABIC"))
            Case 5 : S = 1
            Case Else : err = 1
            End Select
        Case "ۀ"
            Select Case tablo
            Case 1, 4, 7, 10 : S = 15
            Case 12, 15 : S = 13
            Case 0, 6, 11 : S = CDbl(ASGAR("ي", tablo + 1)) + CDbl(ASGAR("ه", tablo + 1))
            Case 2, 8, 13 : S = CDbl(ABJAD("يا", tablo - 1, 1)) + CDbl(ABJAD("ها", tablo - 1, 1))
            Case 3, 9, 14 : S = CDbl(BASTET("ي", 1, -1 - (tablo - 2), 1, "ARABIC")) + CDbl(BASTET("ه", 1, -1 - (tablo - 2), 1, "ARABIC"))
            Case 5 : S = 1
            Case Else : err = 1
            End Select
        Case "ب", "ﭖ"
            Select Case tablo
            Case 1, 4, 7, 10 : S = 2
            Case 12, 15 : S = 9
            Case 0, 6, 11 : S = CDbl(ASGAR(choosen, tablo + 1))
            Case 2, 8, 13 : S = CDbl(ABJAD("با", tablo - 1, 1))
            Case 3, 9, 14 : S = CDbl(BASTET(choosen, 1, -1 - (tablo - 2), 1, "ARABIC"))
            Case 5 : S = 1
            Case Else : err = 1
            End Select
        Case "ج", "ﭺ"
            Select Case tablo
            Case 1, 4, 7, 10 : S = 3
            Case 12, 15 : S = 100
            Case 0, 6, 11 : S = CDbl(ASGAR(choosen, tablo + 1))
            Case 2, 8, 13 : S = CDbl(ABJAD("جيم", tablo - 1, 1))
            Case 3, 9, 14 : S = CDbl(BASTET(choosen, 1, -1 - (tablo - 2), 1, "ARABIC"))
            Case 5 : S = 1
            Case Else : err = 1
            End Select
        Case "د"
            Select Case tablo
            Case 1, 4, 7, 10 : S = 4
            Case 12, 15 : S = 70
            Case 0, 6, 11 : S = CDbl(ASGAR(choosen, tablo + 1))
            Case 2, 8, 13 : S = CDbl(ABJAD("دال", tablo - 1, 1))
            Case 3, 9, 14 : S = CDbl(BASTET(choosen, 1, -1 - (tablo - 2), 1, "ARABIC"))
            Case 5 : S = 1
            Case Else : err = 1
            End Select
        Case "ه", "ة"
            Select Case tablo
            Case 1, 4, 7, 10 : S = 5
            Case 12, 15 : S = 7
            Case 0, 6, 11 : S = CDbl(ASGAR(choosen, tablo + 1))
            Case 2, 8, 13 : S = CDbl(ABJAD("ها", tablo - 1, 1))
            Case 3, 9, 14 : S = CDbl(BASTET(choosen, 1, -1 - (tablo - 2), 1, "ARABIC"))
            Case 5 : S = 1
            Case Else : err = 1
            End Select
        Case "و"
            Select Case tablo
            Case 1, 4, 7, 10 : S = 6
            Case 12, 15 : S = 5
            Case 0, 6, 11 : S = CDbl(ASGAR(choosen, tablo + 1))
            Case 2, 8, 13 : S = CDbl(ABJAD("واو", tablo - 1, 1))
            Case 3, 9, 14 : S = CDbl(BASTET(choosen, 1, -1 - (tablo - 2), 1, "ARABIC"))
            Case 5 : S = 1
            Case Else : err = 1
            End Select
        Case "ز", "ﮊ"
            Select Case tablo
            Case 1, 4, 7, 10 : S = 7
            Case 12, 15 : S = 600
            Case 0, 6, 11 : S = CDbl(ASGAR(choosen, tablo + 1))
            Case 2, 8, 13 : S = CDbl(ABJAD("زا", tablo - 1, 1))
            Case 3, 9, 14 : S = CDbl(BASTET(choosen, 1, -1 - (tablo - 2), 1, "ARABIC"))
            Case 5 : S = 1
            Case Else : err = 1
            End Select
        Case "ح"
            Select Case tablo
            Case 1, 4, 7, 10 : S = 8
            Case 12, 15 : S = 90
            Case 0, 6, 11 : S = CDbl(ASGAR(choosen, tablo + 1))
            Case 2, 8, 13 : S = CDbl(ABJAD("حا", tablo - 1, 1))
            Case 3, 9, 14 : S = CDbl(BASTET(choosen, 1, -1 - (tablo - 2), 1, "ARABIC"))
            Case 5 : S = 1
            Case Else : err = 1
            End Select
        Case "ط"
            Select Case tablo
            Case 1, 4, 7, 10 : S = 9
            Case 12, 15 : S = 800
            Case 0, 6, 11 : S = CDbl(ASGAR(choosen, tablo + 1))
            Case 2, 8, 13 : S = CDbl(ABJAD("طا", tablo - 1, 1))
            Case 3, 9, 14 : S = CDbl(BASTET(choosen, 1, -1 - (tablo - 2), 1, "ARABIC"))
            Case 5 : S = 1
            Case Else : err = 1
            End Select
        Case "ی", "ي"
            Select Case tablo
            Case 1, 4, 7, 10 : S = 10
            Case 12, 15 : S = 6
            Case 0, 6, 11 : S = CDbl(ASGAR(choosen, tablo + 1))
            Case 2, 8, 13 : S = CDbl(ABJAD("يا", tablo - 1, 1))
            Case 3, 9, 14 : S = CDbl(BASTET(choosen, 1, -1 - (tablo - 2), 1, "ARABIC"))
            Case 5 : S = 1
            Case Else : err = 1
            End Select
        Case "ك", "ﮒ", "ک"
            Select Case tablo
            Case 1, 4, 7, 10, 12, 15 : S = 20
            Case 0, 6, 11 : S = CDbl(ASGAR(choosen, tablo + 1))
            Case 2, 8, 13 : S = CDbl(ABJAD("كاف", tablo - 1, 1))
            Case 3, 9, 14 : S = CDbl(BASTET(choosen, 1, -1 - (tablo - 2), 1, "ARABIC"))
            Case 5 : S = 1
            Case Else : err = 1
            End Select
        Case "ل"
            Select Case tablo
            Case 1, 4, 7, 10 : S = 30
            Case 12, 15 : S = 2
            Case 0, 6, 11 : S = CDbl(ASGAR(choosen, tablo + 1))
            Case 2, 8, 13 : S = CDbl(ABJAD("لام", tablo - 1, 1))
            Case 3, 9, 14 : S = CDbl(BASTET(choosen, 1, -1 - (tablo - 2), 1, "ARABIC"))
            Case 5 : S = 1
            Case Else : err = 1
            End Select
        Case "ﻻ"
            Select Case tablo
            Case 1, 4, 7, 10 : S = 31
            Case 12, 15 : S = 3
            Case 0, 6, 11 : S = CDbl(ASGAR("ا", tablo + 1)) + CDbl(ASGAR("ل", tablo + 1))
            Case 2, 8, 13 : S = CDbl(ABJAD("لام الف", tablo - 1, 1))
            Case 3, 9, 14 : S = CDbl(BASTET("لا", 1, -1 - (tablo - 2), 1, "ARABIC"))
            Case 5 : S = 2
            Case Else : err = 1
            End Select
        Case "م"
            Select Case tablo
            Case 1, 4, 7, 10 : S = 40
            Case 12, 15 : S = 4
            Case 0, 6, 11 : S = CDbl(ASGAR(choosen, tablo + 1))
            Case 2, 8, 13 : S = CDbl(ABJAD("ميم", tablo - 1, 1))
            Case 3, 9, 14 : S = CDbl(BASTET(choosen, 1, -1 - (tablo - 2), 1, "ARABIC"))
            Case 5 : S = 1
            Case Else : err = 1
            End Select
        Case "ن", "ﯓ"
            Select Case tablo
            Case 1, 4, 7, 10 : S = 50
            Case 12, 15 : S = 3
            Case 0, 6, 11 : S = CDbl(ASGAR(choosen, tablo + 1))
            Case 2, 8, 13 : S = CDbl(ABJAD("نون", tablo - 1, 1))
            Case 3, 9, 14 : S = CDbl(BASTET(choosen, 1, -1 - (tablo - 2), 1, "ARABIC"))
            Case 5 : S = 1
            Case Else : err = 1
            End Select
        Case "س"
            Select Case tablo
            Case 1, 4, 12, 15 : S = 60
            Case 7, 10 : S = 300
            Case 0, 6, 11 : S = CDbl(ASGAR(choosen, tablo + 1))
            Case 2, 8, 13 : S = CDbl(ABJAD("سين", tablo - 1, 1))
            Case 3, 9, 14 : S = CDbl(BASTET(choosen, 1, -1 - (tablo - 2), 1, "ARABIC"))
            Case 5 : S = 1
            Case Else : err = 1
            End Select
        Case "ع"
            Select Case tablo
            Case 1, 4, 7, 10 : S = 70
            Case 12, 15 : S = 30
            Case 0, 6, 11 : S = CDbl(ASGAR(choosen, tablo + 1))
            Case 2, 8, 13 : S = CDbl(ABJAD("عين", tablo - 1, 1))
            Case 3, 9, 14 : S = CDbl(BASTET(choosen, 1, -1 - (tablo - 2), 1, "ARABIC"))
            Case 5 : S = 1
            Case Else : err = 1
            End Select
        Case "ف"
            Select Case tablo
            Case 1, 4, 7, 10 : S = 80
            Case 12, 15 : S = 40
            Case 0, 6, 11 : S = CDbl(ASGAR(choosen, tablo + 1))
            Case 2, 8, 13 : S = CDbl(ABJAD("فا", tablo - 1, 1))
            Case 3, 9, 14 : S = CDbl(BASTET(choosen, 1, -1 - (tablo - 2), 1, "ARABIC"))
            Case 5 : S = 1
            Case Else : err = 1
            End Select
        Case "ص"
            Select Case tablo
            Case 1, 4 : S = 90
            Case 7, 10 : S = 60
            Case 12, 15 : S = 400
            Case 0, 6, 11 : S = CDbl(ASGAR(choosen, tablo + 1))
            Case 2, 8, 13 : S = CDbl(ABJAD("صاد", tablo - 1, 1))
            Case 3, 9, 14 : S = CDbl(BASTET(choosen, 1, -1 - (tablo - 2), 1, "ARABIC"))
            Case 5 : S = 1
            Case Else : err = 1
            End Select
        Case "ق"
            Select Case tablo
            Case 1, 4, 7, 10 : S = 100
            Case 12, 15 : S = 50
            Case 0, 6, 11 : S = CDbl(ASGAR(choosen, tablo + 1))
            Case 2, 8, 13 : S = CDbl(ABJAD("قاف", tablo - 1, 1))
            Case 3, 9, 14 : S = CDbl(BASTET(choosen, 1, -1 - (tablo - 2), 1, "ARABIC"))
            Case 5 : S = 1
            Case Else : err = 1
            End Select
        Case "ر"
            Select Case tablo
            Case 1, 4, 7, 10 : S = 200
            Case 12, 15 : S = 80
            Case 0, 6, 11 : S = CDbl(ASGAR(choosen, tablo + 1))
            Case 2, 8, 13 : S = CDbl(ABJAD("را", tablo - 1, 1))
            Case 3, 9, 14 : S = CDbl(BASTET(choosen, 1, -1 - (tablo - 2), 1, "ARABIC"))
            Case 5 : S = 1
            Case Else : err = 1
            End Select
        Case "ش"
            Select Case tablo
            Case 1, 4, 12, 15 : S = 300
            Case 7, 10 : S = 1000
            Case 0, 6, 11 : S = CDbl(ASGAR(choosen, tablo + 1))
            Case 2, 8, 13 : S = CDbl(ABJAD("شين", tablo - 1, 1))
            Case 3, 9, 14 : S = CDbl(BASTET(choosen, 1, -1 - (tablo - 2), 1, "ARABIC"))
            Case 5 : S = 1
            Case Else : err = 1
            End Select
        Case "ت"
            Select Case tablo
            Case 1, 4, 7, 10 : S = 400
            Case 12, 15 : S = 10
            Case 0, 6, 11 : S = CDbl(ASGAR(choosen, tablo + 1))
            Case 2, 8, 13 : S = CDbl(ABJAD("تا", tablo - 1, 1))
            Case 3, 9, 14 : S = CDbl(BASTET(choosen, 1, -1 - (tablo - 2), 1, "ARABIC"))
            Case 5 : S = 1
            Case Else : err = 1
            End Select
        Case "ث"
            Select Case tablo
            Case 1, 4, 7, 10 : S = 500
            Case 12, 15 : S = 700
            Case 0, 6, 11 : S = CDbl(ASGAR(choosen, tablo + 1))
            Case 2, 8, 13 : S = CDbl(ABJAD("ثا", tablo - 1, 1))
            Case 3, 9, 14 : S = CDbl(BASTET(choosen, 1, -1 - (tablo - 2), 1, "ARABIC"))
            Case 5 : S = 1
            Case Else : err = 1
            End Select
        Case "خ"
            Select Case tablo
            Case 1, 4, 7, 10 : S = 600
            Case 12, 15 : S = 200
            Case 0, 6, 11 : S = CDbl(ASGAR(choosen, tablo + 1))
            Case 2, 8, 13 : S = CDbl(ABJAD("خا", tablo - 1, 1))
            Case 3, 9, 14 : S = CDbl(BASTET(choosen, 1, -1 - (tablo - 2), 1, "ARABIC"))
            Case 5 : S = 1
            Case Else : err = 1
            End Select
        Case "ذ"
            Select Case tablo
            Case 1, 4, 7, 10 : S = 700
            Case 12, 15 : S = 80
            Case 0, 6, 11 : S = CDbl(ASGAR(choosen, tablo + 1))
            Case 2, 8, 13 : S = CDbl(ABJAD("ذال", tablo - 1, 1))
            Case 3, 9, 14 : S = CDbl(BASTET(choosen, 1, -1 - (tablo - 2), 1, "ARABIC"))
            Case 5 : S = 1
            Case Else : err = 1
            End Select
        Case "ض"
            Select Case tablo
            Case 1, 4 : S = 800
            Case 7, 10 : S = 90
            Case 12, 15 : S = 500
            Case 0, 6, 11 : S = CDbl(ASGAR(choosen, tablo + 1))
            Case 2, 8, 13 : S = CDbl(ABJAD("ضاد", tablo - 1, 1))
            Case 3, 9, 14 : S = CDbl(BASTET(choosen, 1, -1 - (tablo - 2), 1, "ARABIC"))
            Case 5 : S = 1
            Case Else : err = 1
            End Select
        Case "ظ"
            Select Case tablo
            Case 1, 4 : S = 900
            Case 7, 10 : S = 800
            Case 12, 15 : S = 1000
            Case 0, 6, 11 : S = CDbl(ASGAR(choosen, tablo + 1))
            Case 2, 8, 13 : S = CDbl(ABJAD("ظا", tablo - 1, 1))
            Case 3, 9, 14 : S = CDbl(BASTET(choosen, 1, -1 - (tablo - 2), 1, "ARABIC"))
            Case 5 : S = 1
            Case Else : err = 1
            End Select
        Case "غ"
            Select Case tablo
            Case 1, 4 : S = 1000
            Case 7, 10, 12, 15 : S = 900
            Case 0, 6, 11 : S = CDbl(ASGAR(choosen, tablo + 1))
            Case 2, 8, 13 : S = CDbl(ABJAD("غين", tablo - 1, 1))
            Case 3, 9, 1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WORDBYWORD(Optional klmmetin As String, Optional tablo As Variant, Optional shadda As Variant, Optional detail As Variant) As String
    'Bu fonksiyonu kullandığınız hücreler için metin Kaydır seçeneğini etkinleştirirseniz daha düzgün çalışıyor, parametreleri ABJAD() fonksiyonuyla aynı'
    Dim content, word As String
    content = ""
    word = ""
    klmmetin = klmmetin &amp; " "
    For counter = 1 To LEN(klmmetin)
        klmchoosen = MID(klmmetin, counter, 1)
        word = word + klmchoosen
        Select Case klmchoosen
        Case " ", Chr(10)
            calculation =  "("  &amp; ABJAD(word, tablo, shadda, detail) &amp; ")" &amp; klmchoosen
            content = content &amp; word &amp; ALTAYAZ(calculation)
            word = ""
            calculation = ""
        Case Else
        End Select
    Next
    ReDim word, calculation, content
    WORDBYWORD = content
End Function
Function BASTET(Optional metin As Variant, Optional MT As Variant, Optional tablo As Variant, Optional shadda As Variant, Optional language As Variant, Optional  detail As Variant) As Variant
    Dim HM, invertablo, err As Integer : err = 0
    Dim Baster, NS As Variant
    Select Case metin
    Case CStr(metin)        
        Select Case tablo
        Case 0 To 15 : Baster = ABJAD(metin, tablo, shadda)
        Case -16 To -1 : invertablo = (-1 * tablo) - 1 : Baster = ABJAD(metin, invertablo, shadda)
        End Select
    Case Else        
        Baster = metin
    End Select
    For HM = 1 To MT
        NS = ""
        NS = NUTKET(Baster, UCase(language))
        Baster = 0
        Select Case tablo
        Case 0 To 15 : Baster = CDbl(ABJAD(NS, tablo, 1)) + CDbl(ABJAD(NS, 5, 1))
        Case -1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UNSUR(Optional metin,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SAY(Option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SAF(Option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TEKSIR(Optional metin As String, Optional ayrac As String, Optional shadda As Integer) As String
    Dim counter, produce, inverse, LengthDouble As Integer : LengthDouble = 0
    Dim newmetin, IKSIR, turn, result, Nothing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HUDDAM(Optional num As Double, Optional htype As Variant, Optional method As Variant) As String
    Dim hpart(19), rest, counts, counting, counted, counter, part, preffixdepart As Integer : counts = 1
    Dim suffix, preffix As Double
    Dim GH, H       As String : GH = ""
    Select Case method
    Case 7
    Case 12
    Case Else : method = 1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Else : H = "ج"
                    End Select
                Case 4
                    Select Case method
                    Case 12 : H = "م"
                    Case Else : H = "د"
                    End Select
                Case 5
                    Select Case method
                    Case 12 : H = "و"
                    Case Else : H = "ه"
                    End Select
                Case 6
                    Select Case method
                    Case 12 : H = "ي"
                    Case Else : H = "و"
                    End Select
                Case 7
                    Select Case method
                    Case 12 : H = "ه"
                    Case Else : H = "ز"
                    End Select
                Case 8
                    Select Case method
                    Case 12 : H = "ر"
                    Case Else : H = "ح"
                    End Select
                Case 9
                    Select Case method
                    Case 12 : H = "ب"
                    Case Else : H = "ط"
                    End Select
                End Select
            Case 2
                Select Case CInt(choosen)
                Case 1
                    Select Case method
                    Case 12 : H = "ت"
                    Case Else : H = "ي"
                    End Select
                Case 2 : H = "ك"
                Case 3
                    Select Case method
                    Case 12 : H = "ع"
                    Case Else : H = "ل"
                    End Select
                Case 4
                    Select Case method
                    Case 12 : H = "ف"
                    Case Else : H = "م"
                    End Select
                Case 5
                    Select Case method
                    Case 12 : H = "ق"
                    Case Else : H = "ن"
                    End Select
                Case 6
                    Select Case method
                    Case 7 : H = "ص"
                    Case Else : H = "س"
                    End Select
                Case 7
                    Select Case method
                    Case 12 : H = "د"
                    Case Else : H = "ع"
                    End Select
                Case 8
                    Select Case method
                    Case 12 : H = "ذ"
                    Case Else : H = "ف"
                    End Select
                Case 9
                    Select Case method
                    Case 7 : H = "ض"
                    Case 12 : H = "ح"
                    Case Else : H = "ص"
                    End Select
                End Select
            Case 1
                Select Case CInt(choosen)
                Case 1
                    Select Case method
                    Case 12 : H = "ج"
                    Case Else : H = "ق"
                    End Select
                Case 2
                    Select Case method
                    Case 12 : H = "خ"
                    Case Else : H = "ر"
                    End Select
                Case 3
                    Select Case method
                    Case 7 : H = "س"
                    Case Else : H = "ش"
                    End Select
                Case 4
                    Select Case method
                    Case 12 : H = "ص"
                    Case Else : H = "ت"
                    End Select
                Case 5
                    Select Case method
                    Case 12 : H = "ض"
                    Case Else : H = "ث"
                    End Select
                Case 6
                    Select Case method
                    Case 12 : H = "ز"
                    Case Else : H = "خ"
                    End Select
                Case 7
                    Select Case method
                    Case 12 : H = "ث"
                    Case Else : H = "ذ"
                    End Select
                Case 8
                    Select Case method
                    Case 7 : H = "ظ"
                    Case 12 : H = "ط"
                    Case Else : H = "ض"
                    End Select
                Case 9
                    Select Case method
                    Case 7, 12 : H = "غ"
                    Case Else : H = "ظ"
                    End Select
                End Select
            End Select
            GH = GH &amp; H
            ReDim H
            H = ""
        Next
        If CInt(hpart(counter)) &gt; 0 Then
            For counted = 1 To counter - 1
                Select Case method
                Case 7 : GH = GH &amp; "ش"
                Case 12 : GH = GH &amp; "ظ"
                Case Else : GH = GH &amp; "غ"
                End Select
            Next
        Else
        End If
    Next
    ReDim hpart(19)
    Select Case htype
    Case "ULVI" : GH = GH &amp; "ئيل"
    Case "SUFLI" : GH = GH &amp; "يوش"
    Case "ŞER" : GH = GH &amp; "طيش"
    Case Else : GH = GH &amp; htype
    End Select
    ReDim suffix, preffix
    HUDDAM = GH
End Function
Function NUMEROLOG(Option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TESBIH(Optional zkr As Variant, Optional minimum As Double, Optional boncuk As Double, Optional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ALTAYAZ(Optional girdi As Variant)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RAKAMTOPLA(Optional valuez As Double, Optional d1g1tamount As Integer) As String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NEWLINE(Optional amount As Double) As String
    Dim rows        As Double
    Dim NL          As String : NL = ""
    For rows = 1 To amount
        NL = NL &amp; Chr(10) &amp; Chr(13)
    Next rows
    NEWLINE = NL
End Function
Function ASGAR(Optional harf As String, Optional level As Integer) As String
    Dim C           As Double
    C = ABJAD(harf, level, 1)
    If C &gt; 12 Then
        ASGAR = C - (12 * DUZLE(C / 12))
    Else
        ASGAR = C
    End If
End Function
Function DUZLE(Optional numbertofloor As Double) As Double
    Dim mathfloor   As Object
    Dim P(1)        As Double
    mathfloor = CreateUnoService("com.sun.star.sheet.FunctionAccess")
    P(0) = numbertofloor
    P(1) = 0
    DUZLE = mathfloor.callFunction("ROUNDDOWN", 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Count, Result &amp; Spell)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Count, Result &amp; Spell)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